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819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3.321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6.209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4.628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1.6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1"/>
    <style:style style:name="ce4" style:family="table-cell" style:parent-style-name="Default" style:data-style-name="N119"/>
    <style:style style:name="ce5" style:family="table-cell" style:parent-style-name="Default" style:data-style-name="N2"/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; v = [cos(1), sin(1)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s 3D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8" table:default-cell-style-name="Default"/>
        <table:table-row table:style-name="ro2">
          <table:table-cell table:style-name="ce1" office:value-type="string">
            <text:p>x = [0.532282, 0.531928, 0.267589]; v = [0.665341, 0.668661, 0.331986]; r = 0.2</text:p>
          </table:table-cell>
          <table:table-cell table:style-name="ce1" table:number-columns-repeated="2"/>
          <table:table-cell table:style-name="ce1" office:value-type="string">
            <text:p>x = [0.532282, 0.531928, 0.267589]; v = [0.665341, 0.668661, 0.331986]; r = 0.1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/>
          <table:table-cell office:value-type="string">
            <text:p>E 1024</text:p>
          </table:table-cell>
          <table:table-cell office:value-type="string">
            <text:p>C 1024</text:p>
          </table:table-cell>
          <table:table-cell table:number-columns-repeated="1019"/>
        </table:table-row>
        <table:table-row table:style-name="ro1">
          <table:table-cell office:value-type="string">
            <text:p><text:s/>BigInt[2,2,1] <text:s text:c="2"/></text:p>
          </table:table-cell>
          <table:table-cell office:value-type="string">
            <text:p><text:s/>BigInt[2,2,1] <text:s text:c="3"/></text:p>
          </table:table-cell>
          <table:table-cell/>
          <table:table-cell office:value-type="string">
            <text:p><text:s/>BigInt[2,2,1] <text:s text:c="6"/></text:p>
          </table:table-cell>
          <table:table-cell office:value-type="string">
            <text:p><text:s/>BigInt[2,2,1] <text:s text:c="6"/></text:p>
          </table:table-cell>
          <table:table-cell table:number-columns-repeated="1019"/>
        </table:table-row>
        <table:table-row table:style-name="ro1">
          <table:table-cell office:value-type="string">
            <text:p><text:s/>BigInt[0,0,0] <text:s text:c="2"/></text:p>
          </table:table-cell>
          <table:table-cell office:value-type="string">
            <text:p><text:s/>BigInt[0,0,0] <text:s text:c="3"/></text:p>
          </table:table-cell>
          <table:table-cell/>
          <table:table-cell office:value-type="string">
            <text:p><text:s/>BigInt[-4,-3,-2] <text:s text:c="3"/></text:p>
          </table:table-cell>
          <table:table-cell office:value-type="string">
            <text:p><text:s/>BigInt[-4,-3,-2] <text:s text:c="3"/></text:p>
          </table:table-cell>
          <table:table-cell table:number-columns-repeated="1019"/>
        </table:table-row>
        <table:table-row table:style-name="ro1">
          <table:table-cell office:value-type="string">
            <text:p><text:s/>BigInt[-2,3,-1] </text:p>
          </table:table-cell>
          <table:table-cell office:value-type="string">
            <text:p><text:s/>BigInt[-2,3,-1] <text:s/></text:p>
          </table:table-cell>
          <table:table-cell/>
          <table:table-cell office:value-type="string">
            <text:p><text:s/>BigInt[-27,-6,-14] <text:s/></text:p>
          </table:table-cell>
          <table:table-cell office:value-type="string">
            <text:p><text:s/>BigInt[-27,-6,-14] <text:s/></text:p>
          </table:table-cell>
          <table:table-cell table:number-columns-repeated="1019"/>
        </table:table-row>
        <table:table-row table:style-name="ro1">
          <table:table-cell office:value-type="string">
            <text:p><text:s/>BigInt[-2,2,-1] </text:p>
          </table:table-cell>
          <table:table-cell office:value-type="string">
            <text:p><text:s/>BigInt[-2,2,-1] <text:s/></text:p>
          </table:table-cell>
          <table:table-cell/>
          <table:table-cell office:value-type="string">
            <text:p><text:s/>BigInt[-27,-9,-16] <text:s/></text:p>
          </table:table-cell>
          <table:table-cell office:value-type="string">
            <text:p><text:s/>BigInt[-27,-9,-16] <text:s/></text:p>
          </table:table-cell>
          <table:table-cell table:number-columns-repeated="1019"/>
        </table:table-row>
        <table:table-row table:style-name="ro1">
          <table:table-cell office:value-type="string">
            <text:p><text:s/>BigInt[-4,7,2] <text:s/></text:p>
          </table:table-cell>
          <table:table-cell office:value-type="string">
            <text:p><text:s/>BigInt[-4,7,2] <text:s text:c="2"/></text:p>
          </table:table-cell>
          <table:table-cell/>
          <table:table-cell office:value-type="string">
            <text:p><text:s/>BigInt[-65,27,27] <text:s text:c="2"/></text:p>
          </table:table-cell>
          <table:table-cell office:value-type="string">
            <text:p><text:s/>BigInt[-65,27,27] <text:s text:c="2"/></text:p>
          </table:table-cell>
          <table:table-cell table:number-columns-repeated="1019"/>
        </table:table-row>
        <table:table-row table:style-name="ro1">
          <table:table-cell office:value-type="string">
            <text:p><text:s/>BigInt[-3,8,0] <text:s/></text:p>
          </table:table-cell>
          <table:table-cell office:value-type="string">
            <text:p><text:s/>BigInt[-3,8,0] <text:s text:c="2"/></text:p>
          </table:table-cell>
          <table:table-cell/>
          <table:table-cell office:value-type="string">
            <text:p><text:s/>BigInt[-63,15,10] <text:s text:c="2"/></text:p>
          </table:table-cell>
          <table:table-cell office:value-type="string">
            <text:p><text:s/>BigInt[-63,15,10] <text:s text:c="2"/></text:p>
          </table:table-cell>
          <table:table-cell table:number-columns-repeated="1019"/>
        </table:table-row>
        <table:table-row table:style-name="ro1">
          <table:table-cell office:value-type="string">
            <text:p><text:s/>BigInt[0,27,4] <text:s/></text:p>
          </table:table-cell>
          <table:table-cell office:value-type="string">
            <text:p><text:s/>BigInt[0,27,4] <text:s text:c="2"/></text:p>
          </table:table-cell>
          <table:table-cell/>
          <table:table-cell office:value-type="string">
            <text:p><text:s/>BigInt[-72,-8,-24] <text:s/></text:p>
          </table:table-cell>
          <table:table-cell office:value-type="string">
            <text:p><text:s/>BigInt[-72,-8,-24] <text:s/></text:p>
          </table:table-cell>
          <table:table-cell table:number-columns-repeated="1019"/>
        </table:table-row>
        <table:table-row table:style-name="ro1">
          <table:table-cell office:value-type="string">
            <text:p><text:s/>BigInt[1,27,3] <text:s/></text:p>
          </table:table-cell>
          <table:table-cell office:value-type="string">
            <text:p><text:s/>BigInt[1,27,3] <text:s text:c="2"/></text:p>
          </table:table-cell>
          <table:table-cell/>
          <table:table-cell office:value-type="string">
            <text:p><text:s/>BigInt[-70,-14,-29] </text:p>
          </table:table-cell>
          <table:table-cell office:value-type="string">
            <text:p><text:s/>BigInt[-70,-14,-29] </text:p>
          </table:table-cell>
          <table:table-cell table:number-columns-repeated="1019"/>
        </table:table-row>
        <table:table-row table:style-name="ro1">
          <table:table-cell office:value-type="string">
            <text:p><text:s/>BigInt[8,29,4] <text:s/></text:p>
          </table:table-cell>
          <table:table-cell office:value-type="string">
            <text:p><text:s/>BigInt[8,29,4] <text:s text:c="2"/></text:p>
          </table:table-cell>
          <table:table-cell/>
          <table:table-cell office:value-type="string">
            <text:p><text:s/>BigInt[-57,24,-34] <text:s/></text:p>
          </table:table-cell>
          <table:table-cell office:value-type="string">
            <text:p><text:s/>BigInt[-57,24,-34] <text:s/></text:p>
          </table:table-cell>
          <table:table-cell table:number-columns-repeated="1019"/>
        </table:table-row>
        <table:table-row table:style-name="ro1">
          <table:table-cell office:value-type="string">
            <text:p><text:s/>BigInt[10,26,7] </text:p>
          </table:table-cell>
          <table:table-cell office:value-type="string">
            <text:p><text:s/>BigInt[10,26,7] <text:s/></text:p>
          </table:table-cell>
          <table:table-cell/>
          <table:table-cell office:value-type="string">
            <text:p><text:s/>BigInt[-58,24,-32] <text:s/></text:p>
          </table:table-cell>
          <table:table-cell office:value-type="string">
            <text:p><text:s/>BigInt[-58,24,-32] <text:s/></text:p>
          </table:table-cell>
          <table:table-cell table:number-columns-repeated="1019"/>
        </table:table-row>
        <table:table-row table:style-name="ro1">
          <table:table-cell office:value-type="string">
            <text:p><text:s/>BigInt[17,22,5] </text:p>
          </table:table-cell>
          <table:table-cell office:value-type="string">
            <text:p><text:s/>BigInt[17,22,5] <text:s/></text:p>
          </table:table-cell>
          <table:table-cell/>
          <table:table-cell office:value-type="string">
            <text:p><text:s/>BigInt[-70,-49,-94] </text:p>
          </table:table-cell>
          <table:table-cell office:value-type="string">
            <text:p><text:s/>BigInt[-70,-49,-94] 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BigInt[13,21,-2]</text:p>
          </table:table-cell>
          <table:table-cell table:style-name="ce2" office:value-type="string">
            <text:p><text:s/>BigInt[12,20,-6] </text:p>
          </table:table-cell>
          <table:table-cell/>
          <table:table-cell office:value-type="string">
            <text:p><text:s/>BigInt[-58,-58,-96] </text:p>
          </table:table-cell>
          <table:table-cell office:value-type="string">
            <text:p><text:s/>BigInt[-58,-58,-96] </text:p>
          </table:table-cell>
          <table:table-cell table:number-columns-repeated="1019"/>
        </table:table-row>
        <table:table-row table:style-name="ro1">
          <table:table-cell office:value-type="string">
            <text:p><text:s/>BigInt[16,22,-4]</text:p>
          </table:table-cell>
          <table:table-cell office:value-type="string">
            <text:p><text:s/>BigInt[22,26,-17]</text:p>
          </table:table-cell>
          <table:table-cell/>
          <table:table-cell office:value-type="string">
            <text:p><text:s/>BigInt[-43,-61,-80] </text:p>
          </table:table-cell>
          <table:table-cell office:value-type="string">
            <text:p><text:s/>BigInt[-43,-61,-80] </text:p>
          </table:table-cell>
          <table:table-cell table:number-columns-repeated="1019"/>
        </table:table-row>
        <table:table-row table:style-name="ro1">
          <table:table-cell office:value-type="string">
            <text:p><text:s/>BigInt[14,21,-4]</text:p>
          </table:table-cell>
          <table:table-cell office:value-type="string">
            <text:p><text:s/>BigInt[17,25,-20]</text:p>
          </table:table-cell>
          <table:table-cell/>
          <table:table-cell office:value-type="string">
            <text:p><text:s/>BigInt[-41,-59,-83] </text:p>
          </table:table-cell>
          <table:table-cell office:value-type="string">
            <text:p><text:s/>BigInt[-41,-59,-83] </text:p>
          </table:table-cell>
          <table:table-cell table:number-columns-repeated="1019"/>
        </table:table-row>
        <table:table-row table:style-name="ro1">
          <table:table-cell office:value-type="string">
            <text:p><text:s/>BigInt[11,28,2] </text:p>
          </table:table-cell>
          <table:table-cell office:value-type="string">
            <text:p><text:s/>BigInt[10,15,-22]</text:p>
          </table:table-cell>
          <table:table-cell/>
          <table:table-cell office:value-type="string">
            <text:p><text:s/>BigInt[-53,-78,-92] </text:p>
          </table:table-cell>
          <table:table-cell office:value-type="string">
            <text:p><text:s/>BigInt[-53,-78,-92] </text:p>
          </table:table-cell>
          <table:table-cell table:number-columns-repeated="1019"/>
        </table:table-row>
        <table:table-row table:style-name="ro1">
          <table:table-cell office:value-type="string">
            <text:p><text:s/>BigInt[2,34,3] <text:s/></text:p>
          </table:table-cell>
          <table:table-cell office:value-type="string">
            <text:p><text:s/>BigInt[11,13,-19]</text:p>
          </table:table-cell>
          <table:table-cell/>
          <table:table-cell office:value-type="string">
            <text:p><text:s/>BigInt[-74,-56,-112]</text:p>
          </table:table-cell>
          <table:table-cell office:value-type="string">
            <text:p><text:s/>BigInt[-74,-56,-112]</text:p>
          </table:table-cell>
          <table:table-cell table:number-columns-repeated="1019"/>
        </table:table-row>
        <table:table-row table:style-name="ro1">
          <table:table-cell office:value-type="string">
            <text:p><text:s/>BigInt[-2,39,7] </text:p>
          </table:table-cell>
          <table:table-cell office:value-type="string">
            <text:p><text:s/>BigInt[12,12,-20]</text:p>
          </table:table-cell>
          <table:table-cell/>
          <table:table-cell office:value-type="string">
            <text:p><text:s/>BigInt[-57,-63,-121]</text:p>
          </table:table-cell>
          <table:table-cell office:value-type="string">
            <text:p><text:s/>BigInt[-57,-63,-121]</text:p>
          </table:table-cell>
          <table:table-cell table:number-columns-repeated="1019"/>
        </table:table-row>
        <table:table-row table:style-name="ro1">
          <table:table-cell office:value-type="string">
            <text:p><text:s/>BigInt[0,39,8]</text:p>
          </table:table-cell>
          <table:table-cell office:value-type="string">
            <text:p><text:s/>BigInt[20,-1,-13]</text:p>
          </table:table-cell>
          <table:table-cell/>
          <table:table-cell office:value-type="string">
            <text:p><text:s/>BigInt[-28,-41,-142]</text:p>
          </table:table-cell>
          <table:table-cell office:value-type="string">
            <text:p><text:s/>BigInt[-28,-41,-142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s/>BigInt[-36,0,-154] <text:s/></text:p>
          </table:table-cell>
          <table:table-cell office:value-type="string">
            <text:p><text:s/>BigInt[-36,0,-154] <text:s/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s/>BigInt[-72,17,-149] </text:p>
          </table:table-cell>
          <table:table-cell office:value-type="string">
            <text:p><text:s/>BigInt[-72,17,-149]</text:p>
          </table:table-cell>
          <table:table-cell table:number-columns-repeated="1019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 new" table:style-name="ta1">
        <office:forms form:automatic-focus="false" form:apply-design-mode="false"/>
        <table:table-column table:style-name="co24" table:default-cell-style-name="ce3"/>
        <table:table-column table:style-name="co25" table:default-cell-style-name="ce4"/>
        <table:table-column table:style-name="co12" table:default-cell-style-name="ce3"/>
        <table:table-column table:style-name="co12" table:default-cell-style-name="Default"/>
        <table:table-column table:style-name="co26" table:default-cell-style-name="ce3"/>
        <table:table-column table:style-name="co27" table:default-cell-style-name="ce4"/>
        <table:table-column table:style-name="co12" table:default-cell-style-name="ce3"/>
        <table:table-column table:style-name="co12" table:default-cell-style-name="Default"/>
        <table:table-column table:style-name="co28" table:default-cell-style-name="ce5"/>
        <table:table-column table:style-name="co13" table:default-cell-style-name="ce4"/>
        <table:table-column table:style-name="co29" table:default-cell-style-name="ce3"/>
        <table:table-row table:style-name="ro1">
          <table:table-cell office:value-type="string">
            <text:p>x = [0.01, 0.445]; v = [cos(), sin()]; r = <text:s/>0.1; t = 200; prec = 512</text:p>
          </table:table-cell>
          <table:table-cell table:number-columns-repeated="3"/>
          <table:table-cell office:value-type="string">
            <text:p>After the E 2D first step fix</text:p>
          </table:table-cell>
          <table:table-cell table:number-columns-repeated="3"/>
          <table:table-cell office:value-type="string">
            <text:p>Angle, degrees</text:p>
          </table:table-cell>
          <table:table-cell office:value-type="string">
            <text:p>Norm of diff.</text:p>
          </table:table-cell>
          <table:table-cell office:value-type="string">
            <text:p>Div. step</text:p>
          </table:table-cell>
        </table:table-row>
        <table:table-row table:style-name="ro2">
          <table:table-cell office:value-type="string">
            <text:p>Angle</text:p>
          </table:table-cell>
          <table:table-cell office:value-type="string">
            <text:p>Norm of difference at diverging step</text:p>
          </table:table-cell>
          <table:table-cell office:value-type="string">
            <text:p>Diverging step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9.0574392911002">
            <text:p>9.0574392911</text:p>
          </table:table-cell>
          <table:table-cell office:value-type="float" office:value="3">
            <text:p>3</text:p>
          </table:table-cell>
          <table:table-cell/>
          <table:table-cell office:value-type="float" office:value="360">
            <text:p>36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97729620213286">
            <text:p>0.9772962021</text:p>
          </table:table-cell>
          <table:table-cell office:value-type="float" office:value="1">
            <text:p>1</text:p>
          </table:table-cell>
          <table:table-cell/>
          <table:table-cell office:value-type="float" office:value="241">
            <text:p>241</text:p>
          </table:table-cell>
          <table:table-cell office:value-type="float" office:value="3.09055020777174">
            <text:p>3.0905502078</text:p>
          </table:table-cell>
          <table:table-cell office:value-type="float" office:value="7">
            <text:p>7</text:p>
          </table:table-cell>
          <table:table-cell/>
          <table:table-cell office:value-type="float" office:value="173.52">
            <text:p>173.52</text:p>
          </table:table-cell>
          <table:table-cell office:value-type="float" office:value="6.04064349210215">
            <text:p>6.04064349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9.0574392911002">
            <text:p>9.0574392911</text:p>
          </table:table-cell>
          <table:table-cell office:value-type="float" office:value="3">
            <text:p>3</text:p>
          </table:table-cell>
          <table:table-cell/>
          <table:table-cell office:value-type="float" office:value="345">
            <text:p>345</text:p>
          </table:table-cell>
          <table:table-cell office:value-type="float" office:value="6.09926035733495">
            <text:p>6.0992603573</text:p>
          </table:table-cell>
          <table:table-cell office:value-type="float" office:value="7">
            <text:p>7</text:p>
          </table:table-cell>
          <table:table-cell/>
          <table:table-cell office:value-type="float" office:value="356.04">
            <text:p>356.04</text:p>
          </table:table-cell>
          <table:table-cell office:value-type="float" office:value="6.09636084496775">
            <text:p>6.09636084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.09055020777174">
            <text:p>3.0905502078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office:value-type="float" office:value="2.17082675126343">
            <text:p>2.1708267513</text:p>
          </table:table-cell>
          <table:table-cell office:value-type="float" office:value="8">
            <text:p>8</text:p>
          </table:table-cell>
          <table:table-cell/>
          <table:table-cell office:value-type="float" office:value="358.2">
            <text:p>358.20</text:p>
          </table:table-cell>
          <table:table-cell office:value-type="float" office:value="7.058703044694">
            <text:p>7.058703044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6.09926035733495">
            <text:p>6.0992603573</text:p>
          </table:table-cell>
          <table:table-cell office:value-type="float" office:value="7">
            <text:p>7</text:p>
          </table:table-cell>
          <table:table-cell/>
          <table:table-cell office:value-type="float" office:value="46">
            <text:p>46</text:p>
          </table:table-cell>
          <table:table-cell office:value-type="float" office:value="1.02130408555631">
            <text:p>1.0213040856</text:p>
          </table:table-cell>
          <table:table-cell office:value-type="float" office:value="8">
            <text:p>8</text:p>
          </table:table-cell>
          <table:table-cell/>
          <table:table-cell office:value-type="float" office:value="359.64">
            <text:p>359.64</text:p>
          </table:table-cell>
          <table:table-cell office:value-type="float" office:value="5.09626742750119">
            <text:p>5.09626742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17082675126343">
            <text:p>2.1708267513</text:p>
          </table:table-cell>
          <table:table-cell office:value-type="float" office:value="8">
            <text:p>8</text:p>
          </table:table-cell>
          <table:table-cell/>
          <table:table-cell office:value-type="float" office:value="100">
            <text:p>100</text:p>
          </table:table-cell>
          <table:table-cell office:value-type="float" office:value="3.15437858184485">
            <text:p>3.1543785818</text:p>
          </table:table-cell>
          <table:table-cell office:value-type="float" office:value="8">
            <text:p>8</text:p>
          </table:table-cell>
          <table:table-cell/>
          <table:table-cell office:value-type="float" office:value="9.36">
            <text:p>9.36</text:p>
          </table:table-cell>
          <table:table-cell office:value-type="float" office:value="7.06067584680915">
            <text:p>7.06067584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02130408555631">
            <text:p>1.0213040856</text:p>
          </table:table-cell>
          <table:table-cell office:value-type="float" office:value="8">
            <text:p>8</text:p>
          </table:table-cell>
          <table:table-cell/>
          <table:table-cell office:value-type="float" office:value="109">
            <text:p>109</text:p>
          </table:table-cell>
          <table:table-cell office:value-type="float" office:value="25.3458049582918">
            <text:p>25.3458049583</text:p>
          </table:table-cell>
          <table:table-cell office:value-type="float" office:value="8">
            <text:p>8</text:p>
          </table:table-cell>
          <table:table-cell/>
          <table:table-cell office:value-type="float" office:value="41.76">
            <text:p>41.76</text:p>
          </table:table-cell>
          <table:table-cell office:value-type="float" office:value="17.0534523142576">
            <text:p>17.0534523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.15437858184485">
            <text:p>3.1543785818</text:p>
          </table:table-cell>
          <table:table-cell office:value-type="float" office:value="8">
            <text:p>8</text:p>
          </table:table-cell>
          <table:table-cell/>
          <table:table-cell office:value-type="float" office:value="131">
            <text:p>131</text:p>
          </table:table-cell>
          <table:table-cell office:value-type="float" office:value="0.981356776917468">
            <text:p>0.9813567769</text:p>
          </table:table-cell>
          <table:table-cell office:value-type="float" office:value="8">
            <text:p>8</text:p>
          </table:table-cell>
          <table:table-cell/>
          <table:table-cell office:value-type="float" office:value="168.84">
            <text:p>168.84</text:p>
          </table:table-cell>
          <table:table-cell office:value-type="float" office:value="6.04183389926462">
            <text:p>6.041833899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5.3458049582918">
            <text:p>25.3458049583</text:p>
          </table:table-cell>
          <table:table-cell office:value-type="float" office:value="8">
            <text:p>8</text:p>
          </table:table-cell>
          <table:table-cell/>
          <table:table-cell office:value-type="float" office:value="156">
            <text:p>156</text:p>
          </table:table-cell>
          <table:table-cell office:value-type="float" office:value="0.958270960163441">
            <text:p>0.9582709602</text:p>
          </table:table-cell>
          <table:table-cell office:value-type="float" office:value="8">
            <text:p>8</text:p>
          </table:table-cell>
          <table:table-cell/>
          <table:table-cell office:value-type="float" office:value="307.44">
            <text:p>307.44</text:p>
          </table:table-cell>
          <table:table-cell office:value-type="float" office:value="7.07891933712435">
            <text:p>7.078919337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981356776917468">
            <text:p>0.9813567769</text:p>
          </table:table-cell>
          <table:table-cell office:value-type="float" office:value="8">
            <text:p>8</text:p>
          </table:table-cell>
          <table:table-cell/>
          <table:table-cell office:value-type="float" office:value="171">
            <text:p>171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  <table:table-cell/>
          <table:table-cell office:value-type="float" office:value="90.72">
            <text:p>90.72</text:p>
          </table:table-cell>
          <table:table-cell office:value-type="float" office:value="6.06742174214071">
            <text:p>6.067421742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958270960163441">
            <text:p>0.9582709602</text:p>
          </table:table-cell>
          <table:table-cell office:value-type="float" office:value="8">
            <text:p>8</text:p>
          </table:table-cell>
          <table:table-cell/>
          <table:table-cell office:value-type="float" office:value="210">
            <text:p>210</text:p>
          </table:table-cell>
          <table:table-cell office:value-type="float" office:value="2.15305630606279">
            <text:p>2.1530563061</text:p>
          </table:table-cell>
          <table:table-cell office:value-type="float" office:value="8">
            <text:p>8</text:p>
          </table:table-cell>
          <table:table-cell/>
          <table:table-cell office:value-type="float" office:value="322.92">
            <text:p>322.92</text:p>
          </table:table-cell>
          <table:table-cell office:value-type="float" office:value="7.07482721380578">
            <text:p>7.074827213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  <table:table-cell/>
          <table:table-cell office:value-type="float" office:value="249">
            <text:p>249</text:p>
          </table:table-cell>
          <table:table-cell office:value-type="float" office:value="1.36910509174373">
            <text:p>1.3691050917</text:p>
          </table:table-cell>
          <table:table-cell office:value-type="float" office:value="8">
            <text:p>8</text:p>
          </table:table-cell>
          <table:table-cell/>
          <table:table-cell office:value-type="float" office:value="0.36">
            <text:p>0.36</text:p>
          </table:table-cell>
          <table:table-cell office:value-type="float" office:value="6.27194458705556">
            <text:p>6.271944587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.15305630606279">
            <text:p>2.1530563061</text:p>
          </table:table-cell>
          <table:table-cell office:value-type="float" office:value="8">
            <text:p>8</text:p>
          </table:table-cell>
          <table:table-cell/>
          <table:table-cell office:value-type="float" office:value="252">
            <text:p>252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  <table:table-cell/>
          <table:table-cell office:value-type="float" office:value="1.08">
            <text:p>1.08</text:p>
          </table:table-cell>
          <table:table-cell office:value-type="float" office:value="1.3987528170455">
            <text:p>1.398752817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.36910509174373">
            <text:p>1.3691050917</text:p>
          </table:table-cell>
          <table:table-cell office:value-type="float" office:value="8">
            <text:p>8</text:p>
          </table:table-cell>
          <table:table-cell/>
          <table:table-cell office:value-type="float" office:value="256">
            <text:p>256</text:p>
          </table:table-cell>
          <table:table-cell office:value-type="float" office:value="2.21284471353378">
            <text:p>2.2128447135</text:p>
          </table:table-cell>
          <table:table-cell office:value-type="float" office:value="8">
            <text:p>8</text:p>
          </table:table-cell>
          <table:table-cell/>
          <table:table-cell office:value-type="float" office:value="4.32">
            <text:p>4.32</text:p>
          </table:table-cell>
          <table:table-cell office:value-type="float" office:value="5.00798281237514">
            <text:p>5.00798281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  <table:table-cell/>
          <table:table-cell office:value-type="float" office:value="257">
            <text:p>257</text:p>
          </table:table-cell>
          <table:table-cell office:value-type="float" office:value="2.2367077978465">
            <text:p>2.2367077978</text:p>
          </table:table-cell>
          <table:table-cell office:value-type="float" office:value="8">
            <text:p>8</text:p>
          </table:table-cell>
          <table:table-cell/>
          <table:table-cell office:value-type="float" office:value="8.64">
            <text:p>8.64</text:p>
          </table:table-cell>
          <table:table-cell office:value-type="float" office:value="1.01635657731074">
            <text:p>1.016356577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.21284471353378">
            <text:p>2.2128447135</text:p>
          </table:table-cell>
          <table:table-cell office:value-type="float" office:value="8">
            <text:p>8</text:p>
          </table:table-cell>
          <table:table-cell/>
          <table:table-cell office:value-type="float" office:value="307">
            <text:p>307</text:p>
          </table:table-cell>
          <table:table-cell office:value-type="float" office:value="0.934141524989015">
            <text:p>0.9341415250</text:p>
          </table:table-cell>
          <table:table-cell office:value-type="float" office:value="8">
            <text:p>8</text:p>
          </table:table-cell>
          <table:table-cell/>
          <table:table-cell office:value-type="float" office:value="70.92">
            <text:p>70.92</text:p>
          </table:table-cell>
          <table:table-cell office:value-type="float" office:value="4.09017134015443">
            <text:p>4.090171340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.2367077978465">
            <text:p>2.2367077978</text:p>
          </table:table-cell>
          <table:table-cell office:value-type="float" office:value="8">
            <text:p>8</text:p>
          </table:table-cell>
          <table:table-cell/>
          <table:table-cell office:value-type="float" office:value="331">
            <text:p>331</text:p>
          </table:table-cell>
          <table:table-cell office:value-type="float" office:value="8.05193252535717">
            <text:p>8.0519325254</text:p>
          </table:table-cell>
          <table:table-cell office:value-type="float" office:value="8">
            <text:p>8</text:p>
          </table:table-cell>
          <table:table-cell/>
          <table:table-cell office:value-type="float" office:value="76.68">
            <text:p>76.68</text:p>
          </table:table-cell>
          <table:table-cell office:value-type="float" office:value="7.05854219491292">
            <text:p>7.058542194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934141524989015">
            <text:p>0.9341415250</text:p>
          </table:table-cell>
          <table:table-cell office:value-type="float" office:value="8">
            <text:p>8</text:p>
          </table:table-cell>
          <table:table-cell/>
          <table:table-cell office:value-type="float" office:value="359">
            <text:p>359</text:p>
          </table:table-cell>
          <table:table-cell office:value-type="float" office:value="5.3319040993381">
            <text:p>5.3319040993</text:p>
          </table:table-cell>
          <table:table-cell office:value-type="float" office:value="8">
            <text:p>8</text:p>
          </table:table-cell>
          <table:table-cell/>
          <table:table-cell office:value-type="float" office:value="79.2">
            <text:p>79.20</text:p>
          </table:table-cell>
          <table:table-cell office:value-type="float" office:value="2.79301887624351">
            <text:p>2.793018876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8.05193252535717">
            <text:p>8.0519325254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7.01137908312876">
            <text:p>7.0113790831</text:p>
          </table:table-cell>
          <table:table-cell office:value-type="float" office:value="9">
            <text:p>9</text:p>
          </table:table-cell>
          <table:table-cell/>
          <table:table-cell office:value-type="float" office:value="80.64">
            <text:p>80.64</text:p>
          </table:table-cell>
          <table:table-cell office:value-type="float" office:value="7.2663057822869">
            <text:p>7.26630578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5.3319040993381">
            <text:p>5.331904099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3.0460072057242">
            <text:p>13.0460072057</text:p>
          </table:table-cell>
          <table:table-cell office:value-type="float" office:value="9">
            <text:p>9</text:p>
          </table:table-cell>
          <table:table-cell/>
          <table:table-cell office:value-type="float" office:value="97.92">
            <text:p>97.92</text:p>
          </table:table-cell>
          <table:table-cell office:value-type="float" office:value="3.1966733883252">
            <text:p>3.196673388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1137908312876">
            <text:p>7.0113790831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.04858682798041">
            <text:p>1.0485868280</text:p>
          </table:table-cell>
          <table:table-cell office:value-type="float" office:value="9">
            <text:p>9</text:p>
          </table:table-cell>
          <table:table-cell/>
          <table:table-cell office:value-type="float" office:value="101.16">
            <text:p>101.16</text:p>
          </table:table-cell>
          <table:table-cell office:value-type="float" office:value="0.92191083409772">
            <text:p>0.921910834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.0460072057242">
            <text:p>13.0460072057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  <table:table-cell/>
          <table:table-cell office:value-type="float" office:value="114.84">
            <text:p>114.84</text:p>
          </table:table-cell>
          <table:table-cell office:value-type="float" office:value="1.40330422108481">
            <text:p>1.403304221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04858682798041">
            <text:p>1.0485868280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1.97555580456953">
            <text:p>1.9755558046</text:p>
          </table:table-cell>
          <table:table-cell office:value-type="float" office:value="9">
            <text:p>9</text:p>
          </table:table-cell>
          <table:table-cell/>
          <table:table-cell office:value-type="float" office:value="116.28">
            <text:p>116.28</text:p>
          </table:table-cell>
          <table:table-cell office:value-type="float" office:value="1.0064673773837">
            <text:p>1.006467377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 office:value-type="float" office:value="2.22833118387144">
            <text:p>2.2283311839</text:p>
          </table:table-cell>
          <table:table-cell office:value-type="float" office:value="9">
            <text:p>9</text:p>
          </table:table-cell>
          <table:table-cell/>
          <table:table-cell office:value-type="float" office:value="124.2">
            <text:p>124.20</text:p>
          </table:table-cell>
          <table:table-cell office:value-type="float" office:value="4.94966946010391">
            <text:p>4.949669460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97555580456953">
            <text:p>1.9755558046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13.4599221165211">
            <text:p>13.4599221165</text:p>
          </table:table-cell>
          <table:table-cell office:value-type="float" office:value="9">
            <text:p>9</text:p>
          </table:table-cell>
          <table:table-cell/>
          <table:table-cell office:value-type="float" office:value="132.84">
            <text:p>132.84</text:p>
          </table:table-cell>
          <table:table-cell office:value-type="float" office:value="0.900152786811671">
            <text:p>0.900152786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22833118387144">
            <text:p>2.2283311839</text:p>
          </table:table-cell>
          <table:table-cell office:value-type="float" office:value="9">
            <text:p>9</text:p>
          </table:table-cell>
          <table:table-cell/>
          <table:table-cell office:value-type="float" office:value="34">
            <text:p>34</text:p>
          </table:table-cell>
          <table:table-cell office:value-type="float" office:value="1.40788422940564">
            <text:p>1.4078842294</text:p>
          </table:table-cell>
          <table:table-cell office:value-type="float" office:value="9">
            <text:p>9</text:p>
          </table:table-cell>
          <table:table-cell/>
          <table:table-cell office:value-type="float" office:value="148.32">
            <text:p>148.32</text:p>
          </table:table-cell>
          <table:table-cell office:value-type="float" office:value="24.6093758776094">
            <text:p>24.609375877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.4599221165211">
            <text:p>13.4599221165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  <table:table-cell/>
          <table:table-cell office:value-type="float" office:value="171">
            <text:p>171.00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0788422940564">
            <text:p>1.4078842294</text:p>
          </table:table-cell>
          <table:table-cell office:value-type="float" office:value="9">
            <text:p>9</text:p>
          </table:table-cell>
          <table:table-cell/>
          <table:table-cell office:value-type="float" office:value="44">
            <text:p>44</text:p>
          </table:table-cell>
          <table:table-cell office:value-type="float" office:value="3.1593711890447">
            <text:p>3.1593711890</text:p>
          </table:table-cell>
          <table:table-cell office:value-type="float" office:value="9">
            <text:p>9</text:p>
          </table:table-cell>
          <table:table-cell/>
          <table:table-cell office:value-type="float" office:value="174.6">
            <text:p>174.60</text:p>
          </table:table-cell>
          <table:table-cell office:value-type="float" office:value="4.07994459342786">
            <text:p>4.07994459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0.971321584874558">
            <text:p>0.9713215849</text:p>
          </table:table-cell>
          <table:table-cell office:value-type="float" office:value="9">
            <text:p>9</text:p>
          </table:table-cell>
          <table:table-cell/>
          <table:table-cell office:value-type="float" office:value="178.2">
            <text:p>178.20</text:p>
          </table:table-cell>
          <table:table-cell office:value-type="float" office:value="3.5112584123883">
            <text:p>3.51125841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.1593711890447">
            <text:p>3.1593711890</text:p>
          </table:table-cell>
          <table:table-cell office:value-type="float" office:value="9">
            <text:p>9</text:p>
          </table:table-cell>
          <table:table-cell/>
          <table:table-cell office:value-type="float" office:value="51">
            <text:p>51</text:p>
          </table:table-cell>
          <table:table-cell office:value-type="float" office:value="3.57344629103231">
            <text:p>3.5734462910</text:p>
          </table:table-cell>
          <table:table-cell office:value-type="float" office:value="9">
            <text:p>9</text:p>
          </table:table-cell>
          <table:table-cell/>
          <table:table-cell office:value-type="float" office:value="183.96">
            <text:p>183.96</text:p>
          </table:table-cell>
          <table:table-cell office:value-type="float" office:value="1.43859043491094">
            <text:p>1.438590434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71321584874558">
            <text:p>0.9713215849</text:p>
          </table:table-cell>
          <table:table-cell office:value-type="float" office:value="9">
            <text:p>9</text:p>
          </table:table-cell>
          <table:table-cell/>
          <table:table-cell office:value-type="float" office:value="52">
            <text:p>52</text:p>
          </table:table-cell>
          <table:table-cell office:value-type="float" office:value="9.22154582743477">
            <text:p>9.2215458274</text:p>
          </table:table-cell>
          <table:table-cell office:value-type="float" office:value="9">
            <text:p>9</text:p>
          </table:table-cell>
          <table:table-cell/>
          <table:table-cell office:value-type="float" office:value="189.72">
            <text:p>189.72</text:p>
          </table:table-cell>
          <table:table-cell office:value-type="float" office:value="6.05861210345666">
            <text:p>6.058612103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.57344629103231">
            <text:p>3.5734462910</text:p>
          </table:table-cell>
          <table:table-cell office:value-type="float" office:value="9">
            <text:p>9</text:p>
          </table:table-cell>
          <table:table-cell/>
          <table:table-cell office:value-type="float" office:value="53">
            <text:p>53</text:p>
          </table:table-cell>
          <table:table-cell office:value-type="float" office:value="1.43897647216206">
            <text:p>1.4389764722</text:p>
          </table:table-cell>
          <table:table-cell office:value-type="float" office:value="9">
            <text:p>9</text:p>
          </table:table-cell>
          <table:table-cell/>
          <table:table-cell office:value-type="float" office:value="198.72">
            <text:p>198.72</text:p>
          </table:table-cell>
          <table:table-cell office:value-type="float" office:value="0.976227602253498">
            <text:p>0.97622760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.22154582743477">
            <text:p>9.2215458274</text:p>
          </table:table-cell>
          <table:table-cell office:value-type="float" office:value="9">
            <text:p>9</text:p>
          </table:table-cell>
          <table:table-cell/>
          <table:table-cell office:value-type="float" office:value="62">
            <text:p>62</text:p>
          </table:table-cell>
          <table:table-cell office:value-type="float" office:value="0.96274484912292">
            <text:p>0.9627448491</text:p>
          </table:table-cell>
          <table:table-cell office:value-type="float" office:value="9">
            <text:p>9</text:p>
          </table:table-cell>
          <table:table-cell/>
          <table:table-cell office:value-type="float" office:value="219.96">
            <text:p>219.96</text:p>
          </table:table-cell>
          <table:table-cell office:value-type="float" office:value="564.025684382692">
            <text:p>564.025684382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43897647216206">
            <text:p>1.4389764722</text:p>
          </table:table-cell>
          <table:table-cell office:value-type="float" office:value="9">
            <text:p>9</text:p>
          </table:table-cell>
          <table:table-cell/>
          <table:table-cell office:value-type="float" office:value="64">
            <text:p>64</text:p>
          </table:table-cell>
          <table:table-cell office:value-type="float" office:value="2.23347501803975">
            <text:p>2.2334750180</text:p>
          </table:table-cell>
          <table:table-cell office:value-type="float" office:value="9">
            <text:p>9</text:p>
          </table:table-cell>
          <table:table-cell/>
          <table:table-cell office:value-type="float" office:value="225.72">
            <text:p>225.72</text:p>
          </table:table-cell>
          <table:table-cell office:value-type="float" office:value="2.24049684098097">
            <text:p>2.24049684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6274484912292">
            <text:p>0.9627448491</text:p>
          </table:table-cell>
          <table:table-cell office:value-type="float" office:value="9">
            <text:p>9</text:p>
          </table:table-cell>
          <table:table-cell/>
          <table:table-cell office:value-type="float" office:value="67">
            <text:p>67</text:p>
          </table:table-cell>
          <table:table-cell office:value-type="float" office:value="3.6438002537533">
            <text:p>3.6438002538</text:p>
          </table:table-cell>
          <table:table-cell office:value-type="float" office:value="9">
            <text:p>9</text:p>
          </table:table-cell>
          <table:table-cell/>
          <table:table-cell office:value-type="float" office:value="226.8">
            <text:p>226.80</text:p>
          </table:table-cell>
          <table:table-cell office:value-type="float" office:value="1.00905779800304">
            <text:p>1.009057798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.23347501803975">
            <text:p>2.2334750180</text:p>
          </table:table-cell>
          <table:table-cell office:value-type="float" office:value="9">
            <text:p>9</text:p>
          </table:table-cell>
          <table:table-cell/>
          <table:table-cell office:value-type="float" office:value="71">
            <text:p>71</text:p>
          </table:table-cell>
          <table:table-cell office:value-type="float" office:value="4.935831630995">
            <text:p>4.9358316310</text:p>
          </table:table-cell>
          <table:table-cell office:value-type="float" office:value="9">
            <text:p>9</text:p>
          </table:table-cell>
          <table:table-cell/>
          <table:table-cell office:value-type="float" office:value="231.84">
            <text:p>231.84</text:p>
          </table:table-cell>
          <table:table-cell office:value-type="float" office:value="3.14089045839384">
            <text:p>3.140890458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.6438002537533">
            <text:p>3.6438002538</text:p>
          </table:table-cell>
          <table:table-cell office:value-type="float" office:value="9">
            <text:p>9</text:p>
          </table:table-cell>
          <table:table-cell/>
          <table:table-cell office:value-type="float" office:value="93">
            <text:p>93</text:p>
          </table:table-cell>
          <table:table-cell office:value-type="float" office:value="1.00391290646388">
            <text:p>1.0039129065</text:p>
          </table:table-cell>
          <table:table-cell office:value-type="float" office:value="9">
            <text:p>9</text:p>
          </table:table-cell>
          <table:table-cell/>
          <table:table-cell office:value-type="float" office:value="232.2">
            <text:p>232.20</text:p>
          </table:table-cell>
          <table:table-cell office:value-type="float" office:value="3.16262256472481">
            <text:p>3.162622564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.935831630995">
            <text:p>4.9358316310</text:p>
          </table:table-cell>
          <table:table-cell office:value-type="float" office:value="9">
            <text:p>9</text:p>
          </table:table-cell>
          <table:table-cell/>
          <table:table-cell office:value-type="float" office:value="94">
            <text:p>94</text:p>
          </table:table-cell>
          <table:table-cell office:value-type="float" office:value="0.975863236362436">
            <text:p>0.9758632364</text:p>
          </table:table-cell>
          <table:table-cell office:value-type="float" office:value="9">
            <text:p>9</text:p>
          </table:table-cell>
          <table:table-cell/>
          <table:table-cell office:value-type="float" office:value="238.32">
            <text:p>238.32</text:p>
          </table:table-cell>
          <table:table-cell office:value-type="float" office:value="5.33305225035638">
            <text:p>5.33305225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00391290646388">
            <text:p>1.0039129065</text:p>
          </table:table-cell>
          <table:table-cell office:value-type="float" office:value="9">
            <text:p>9</text:p>
          </table:table-cell>
          <table:table-cell/>
          <table:table-cell office:value-type="float" office:value="99">
            <text:p>99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  <table:table-cell/>
          <table:table-cell office:value-type="float" office:value="252">
            <text:p>252.00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75863236362436">
            <text:p>0.9758632364</text:p>
          </table:table-cell>
          <table:table-cell office:value-type="float" office:value="9">
            <text:p>9</text:p>
          </table:table-cell>
          <table:table-cell/>
          <table:table-cell office:value-type="float" office:value="103">
            <text:p>103</text:p>
          </table:table-cell>
          <table:table-cell office:value-type="float" office:value="5.00533607284422">
            <text:p>5.0053360728</text:p>
          </table:table-cell>
          <table:table-cell office:value-type="float" office:value="9">
            <text:p>9</text:p>
          </table:table-cell>
          <table:table-cell/>
          <table:table-cell office:value-type="float" office:value="258.84">
            <text:p>258.84</text:p>
          </table:table-cell>
          <table:table-cell office:value-type="float" office:value="0.97210125043144">
            <text:p>0.97210125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  <table:table-cell/>
          <table:table-cell office:value-type="float" office:value="104">
            <text:p>104</text:p>
          </table:table-cell>
          <table:table-cell office:value-type="float" office:value="2.01683102805406">
            <text:p>2.0168310281</text:p>
          </table:table-cell>
          <table:table-cell office:value-type="float" office:value="9">
            <text:p>9</text:p>
          </table:table-cell>
          <table:table-cell/>
          <table:table-cell office:value-type="float" office:value="271.08">
            <text:p>271.08</text:p>
          </table:table-cell>
          <table:table-cell office:value-type="float" office:value="2.25622254387449">
            <text:p>2.256222543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.00533607284422">
            <text:p>5.0053360728</text:p>
          </table:table-cell>
          <table:table-cell office:value-type="float" office:value="9">
            <text:p>9</text:p>
          </table:table-cell>
          <table:table-cell/>
          <table:table-cell office:value-type="float" office:value="110">
            <text:p>110</text:p>
          </table:table-cell>
          <table:table-cell office:value-type="float" office:value="6.73496337632054">
            <text:p>6.7349633763</text:p>
          </table:table-cell>
          <table:table-cell office:value-type="float" office:value="9">
            <text:p>9</text:p>
          </table:table-cell>
          <table:table-cell/>
          <table:table-cell office:value-type="float" office:value="278.28">
            <text:p>278.28</text:p>
          </table:table-cell>
          <table:table-cell office:value-type="float" office:value="0.997911568968444">
            <text:p>0.997911569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.01683102805406">
            <text:p>2.0168310281</text:p>
          </table:table-cell>
          <table:table-cell office:value-type="float" office:value="9">
            <text:p>9</text:p>
          </table:table-cell>
          <table:table-cell/>
          <table:table-cell office:value-type="float" office:value="111">
            <text:p>111</text:p>
          </table:table-cell>
          <table:table-cell office:value-type="float" office:value="7.73287029723261">
            <text:p>7.7328702972</text:p>
          </table:table-cell>
          <table:table-cell office:value-type="float" office:value="9">
            <text:p>9</text:p>
          </table:table-cell>
          <table:table-cell/>
          <table:table-cell office:value-type="float" office:value="279.72">
            <text:p>279.72</text:p>
          </table:table-cell>
          <table:table-cell office:value-type="float" office:value="5.3114375733683">
            <text:p>5.31143757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.73496337632054">
            <text:p>6.7349633763</text:p>
          </table:table-cell>
          <table:table-cell office:value-type="float" office:value="9">
            <text:p>9</text:p>
          </table:table-cell>
          <table:table-cell/>
          <table:table-cell office:value-type="float" office:value="117">
            <text:p>117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  <table:table-cell/>
          <table:table-cell office:value-type="float" office:value="310.32">
            <text:p>310.32</text:p>
          </table:table-cell>
          <table:table-cell office:value-type="float" office:value="0.967727840510024">
            <text:p>0.967727840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7.73287029723261">
            <text:p>7.7328702972</text:p>
          </table:table-cell>
          <table:table-cell office:value-type="float" office:value="9">
            <text:p>9</text:p>
          </table:table-cell>
          <table:table-cell/>
          <table:table-cell office:value-type="float" office:value="118">
            <text:p>118</text:p>
          </table:table-cell>
          <table:table-cell office:value-type="float" office:value="4.18675077042281">
            <text:p>4.1867507704</text:p>
          </table:table-cell>
          <table:table-cell office:value-type="float" office:value="9">
            <text:p>9</text:p>
          </table:table-cell>
          <table:table-cell/>
          <table:table-cell office:value-type="float" office:value="332.28">
            <text:p>332.28</text:p>
          </table:table-cell>
          <table:table-cell office:value-type="float" office:value="13.4153800845019">
            <text:p>13.415380084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  <table:table-cell/>
          <table:table-cell office:value-type="float" office:value="122">
            <text:p>122</text:p>
          </table:table-cell>
          <table:table-cell office:value-type="float" office:value="3.5451780730124">
            <text:p>3.5451780730</text:p>
          </table:table-cell>
          <table:table-cell office:value-type="float" office:value="9">
            <text:p>9</text:p>
          </table:table-cell>
          <table:table-cell/>
          <table:table-cell office:value-type="float" office:value="1.8">
            <text:p>1.80</text:p>
          </table:table-cell>
          <table:table-cell office:value-type="float" office:value="7.08923477234481">
            <text:p>7.08923477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.18675077042281">
            <text:p>4.1867507704</text:p>
          </table:table-cell>
          <table:table-cell office:value-type="float" office:value="9">
            <text:p>9</text:p>
          </table:table-cell>
          <table:table-cell/>
          <table:table-cell office:value-type="float" office:value="125">
            <text:p>125</text:p>
          </table:table-cell>
          <table:table-cell office:value-type="float" office:value="2.26718043276291">
            <text:p>2.2671804328</text:p>
          </table:table-cell>
          <table:table-cell office:value-type="float" office:value="9">
            <text:p>9</text:p>
          </table:table-cell>
          <table:table-cell/>
          <table:table-cell office:value-type="float" office:value="2.88">
            <text:p>2.88</text:p>
          </table:table-cell>
          <table:table-cell office:value-type="float" office:value="0.990181343538094">
            <text:p>0.99018134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.5451780730124">
            <text:p>3.5451780730</text:p>
          </table:table-cell>
          <table:table-cell office:value-type="float" office:value="9">
            <text:p>9</text:p>
          </table:table-cell>
          <table:table-cell/>
          <table:table-cell office:value-type="float" office:value="127">
            <text:p>127</text:p>
          </table:table-cell>
          <table:table-cell office:value-type="float" office:value="1.41973747946679">
            <text:p>1.4197374795</text:p>
          </table:table-cell>
          <table:table-cell office:value-type="float" office:value="9">
            <text:p>9</text:p>
          </table:table-cell>
          <table:table-cell/>
          <table:table-cell office:value-type="float" office:value="3.24">
            <text:p>3.24</text:p>
          </table:table-cell>
          <table:table-cell office:value-type="float" office:value="1.39875417720827">
            <text:p>1.39875417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.26718043276291">
            <text:p>2.2671804328</text:p>
          </table:table-cell>
          <table:table-cell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office:value-type="float" office:value="7.25504259576931">
            <text:p>7.2550425958</text:p>
          </table:table-cell>
          <table:table-cell office:value-type="float" office:value="9">
            <text:p>9</text:p>
          </table:table-cell>
          <table:table-cell/>
          <table:table-cell office:value-type="float" office:value="4.68">
            <text:p>4.68</text:p>
          </table:table-cell>
          <table:table-cell office:value-type="float" office:value="1.32707935954805">
            <text:p>1.32707935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.41973747946679">
            <text:p>1.4197374795</text:p>
          </table:table-cell>
          <table:table-cell office:value-type="float" office:value="9">
            <text:p>9</text:p>
          </table:table-cell>
          <table:table-cell/>
          <table:table-cell office:value-type="float" office:value="136">
            <text:p>136</text:p>
          </table:table-cell>
          <table:table-cell office:value-type="float" office:value="5.10848636953304">
            <text:p>5.1084863695</text:p>
          </table:table-cell>
          <table:table-cell office:value-type="float" office:value="9">
            <text:p>9</text:p>
          </table:table-cell>
          <table:table-cell/>
          <table:table-cell office:value-type="float" office:value="10.8">
            <text:p>10.80</text:p>
          </table:table-cell>
          <table:table-cell office:value-type="float" office:value="9.04333776989233">
            <text:p>9.04333776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7.25504259576931">
            <text:p>7.2550425958</text:p>
          </table:table-cell>
          <table:table-cell office:value-type="float" office:value="9">
            <text:p>9</text:p>
          </table:table-cell>
          <table:table-cell/>
          <table:table-cell office:value-type="float" office:value="161">
            <text:p>161</text:p>
          </table:table-cell>
          <table:table-cell office:value-type="float" office:value="2.25302268253364">
            <text:p>2.2530226825</text:p>
          </table:table-cell>
          <table:table-cell office:value-type="float" office:value="9">
            <text:p>9</text:p>
          </table:table-cell>
          <table:table-cell/>
          <table:table-cell office:value-type="float" office:value="11.52">
            <text:p>11.52</text:p>
          </table:table-cell>
          <table:table-cell office:value-type="float" office:value="0.956299854245358">
            <text:p>0.95629985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5.10848636953304">
            <text:p>5.1084863695</text:p>
          </table:table-cell>
          <table:table-cell office:value-type="float" office:value="9">
            <text:p>9</text:p>
          </table:table-cell>
          <table:table-cell/>
          <table:table-cell office:value-type="float" office:value="168">
            <text:p>168</text:p>
          </table:table-cell>
          <table:table-cell office:value-type="float" office:value="2.2347300382076">
            <text:p>2.2347300382</text:p>
          </table:table-cell>
          <table:table-cell office:value-type="float" office:value="9">
            <text:p>9</text:p>
          </table:table-cell>
          <table:table-cell/>
          <table:table-cell office:value-type="float" office:value="12.96">
            <text:p>12.96</text:p>
          </table:table-cell>
          <table:table-cell office:value-type="float" office:value="3.51926816822225">
            <text:p>3.51926816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.25302268253364">
            <text:p>2.2530226825</text:p>
          </table:table-cell>
          <table:table-cell office:value-type="float" office:value="9">
            <text:p>9</text:p>
          </table:table-cell>
          <table:table-cell/>
          <table:table-cell office:value-type="float" office:value="173">
            <text:p>173</text:p>
          </table:table-cell>
          <table:table-cell office:value-type="float" office:value="1.0016150373559">
            <text:p>1.0016150374</text:p>
          </table:table-cell>
          <table:table-cell office:value-type="float" office:value="9">
            <text:p>9</text:p>
          </table:table-cell>
          <table:table-cell/>
          <table:table-cell office:value-type="float" office:value="13.32">
            <text:p>13.32</text:p>
          </table:table-cell>
          <table:table-cell office:value-type="float" office:value="3.60503875149976">
            <text:p>3.60503875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.2347300382076">
            <text:p>2.2347300382</text:p>
          </table:table-cell>
          <table:table-cell office:value-type="float" office:value="9">
            <text:p>9</text:p>
          </table:table-cell>
          <table:table-cell/>
          <table:table-cell office:value-type="float" office:value="177">
            <text:p>177</text:p>
          </table:table-cell>
          <table:table-cell office:value-type="float" office:value="3.57815738322024">
            <text:p>3.5781573832</text:p>
          </table:table-cell>
          <table:table-cell office:value-type="float" office:value="9">
            <text:p>9</text:p>
          </table:table-cell>
          <table:table-cell/>
          <table:table-cell office:value-type="float" office:value="14.04">
            <text:p>14.04</text:p>
          </table:table-cell>
          <table:table-cell office:value-type="float" office:value="4.10494625423282">
            <text:p>4.10494625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.0016150373559">
            <text:p>1.0016150374</text:p>
          </table:table-cell>
          <table:table-cell office:value-type="float" office:value="9">
            <text:p>9</text:p>
          </table:table-cell>
          <table:table-cell/>
          <table:table-cell office:value-type="float" office:value="178">
            <text:p>178</text:p>
          </table:table-cell>
          <table:table-cell office:value-type="float" office:value="2.20683354725036">
            <text:p>2.2068335473</text:p>
          </table:table-cell>
          <table:table-cell office:value-type="float" office:value="9">
            <text:p>9</text:p>
          </table:table-cell>
          <table:table-cell/>
          <table:table-cell office:value-type="float" office:value="15.84">
            <text:p>15.84</text:p>
          </table:table-cell>
          <table:table-cell office:value-type="float" office:value="0.935467067643845">
            <text:p>0.93546706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.57815738322024">
            <text:p>3.5781573832</text:p>
          </table:table-cell>
          <table:table-cell office:value-type="float" office:value="9">
            <text:p>9</text:p>
          </table:table-cell>
          <table:table-cell/>
          <table:table-cell office:value-type="float" office:value="181">
            <text:p>181</text:p>
          </table:table-cell>
          <table:table-cell office:value-type="float" office:value="14.8661138068647">
            <text:p>14.8661138069</text:p>
          </table:table-cell>
          <table:table-cell office:value-type="float" office:value="9">
            <text:p>9</text:p>
          </table:table-cell>
          <table:table-cell/>
          <table:table-cell office:value-type="float" office:value="16.56">
            <text:p>16.56</text:p>
          </table:table-cell>
          <table:table-cell office:value-type="float" office:value="6.72155856253899">
            <text:p>6.72155856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.20683354725036">
            <text:p>2.2068335473</text:p>
          </table:table-cell>
          <table:table-cell office:value-type="float" office:value="9">
            <text:p>9</text:p>
          </table:table-cell>
          <table:table-cell/>
          <table:table-cell office:value-type="float" office:value="182">
            <text:p>182</text:p>
          </table:table-cell>
          <table:table-cell office:value-type="float" office:value="1.40974530652171">
            <text:p>1.4097453065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.00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4.8661138068647">
            <text:p>14.8661138069</text:p>
          </table:table-cell>
          <table:table-cell office:value-type="float" office:value="9">
            <text:p>9</text:p>
          </table:table-cell>
          <table:table-cell/>
          <table:table-cell office:value-type="float" office:value="183">
            <text:p>183</text:p>
          </table:table-cell>
          <table:table-cell office:value-type="float" office:value="12.647182504777">
            <text:p>12.6471825048</text:p>
          </table:table-cell>
          <table:table-cell office:value-type="float" office:value="9">
            <text:p>9</text:p>
          </table:table-cell>
          <table:table-cell/>
          <table:table-cell office:value-type="float" office:value="18.36">
            <text:p>18.36</text:p>
          </table:table-cell>
          <table:table-cell office:value-type="float" office:value="2.28948313055742">
            <text:p>2.28948313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.40974530652171">
            <text:p>1.4097453065</text:p>
          </table:table-cell>
          <table:table-cell office:value-type="float" office:value="9">
            <text:p>9</text:p>
          </table:table-cell>
          <table:table-cell/>
          <table:table-cell office:value-type="float" office:value="184">
            <text:p>184</text:p>
          </table:table-cell>
          <table:table-cell office:value-type="float" office:value="4.92671852891667">
            <text:p>4.9267185289</text:p>
          </table:table-cell>
          <table:table-cell office:value-type="float" office:value="9">
            <text:p>9</text:p>
          </table:table-cell>
          <table:table-cell/>
          <table:table-cell office:value-type="float" office:value="19.08">
            <text:p>19.08</text:p>
          </table:table-cell>
          <table:table-cell office:value-type="float" office:value="0.959623811216695">
            <text:p>0.95962381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2.647182504777">
            <text:p>12.6471825048</text:p>
          </table:table-cell>
          <table:table-cell office:value-type="float" office:value="9">
            <text:p>9</text:p>
          </table:table-cell>
          <table:table-cell/>
          <table:table-cell office:value-type="float" office:value="188">
            <text:p>188</text:p>
          </table:table-cell>
          <table:table-cell office:value-type="float" office:value="13.0681103829231">
            <text:p>13.0681103829</text:p>
          </table:table-cell>
          <table:table-cell office:value-type="float" office:value="9">
            <text:p>9</text:p>
          </table:table-cell>
          <table:table-cell/>
          <table:table-cell office:value-type="float" office:value="22.32">
            <text:p>22.32</text:p>
          </table:table-cell>
          <table:table-cell office:value-type="float" office:value="4.12293280527055">
            <text:p>4.12293280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.92671852891667">
            <text:p>4.9267185289</text:p>
          </table:table-cell>
          <table:table-cell office:value-type="float" office:value="9">
            <text:p>9</text:p>
          </table:table-cell>
          <table:table-cell/>
          <table:table-cell office:value-type="float" office:value="194">
            <text:p>194</text:p>
          </table:table-cell>
          <table:table-cell office:value-type="float" office:value="2.22084220977272">
            <text:p>2.2208422098</text:p>
          </table:table-cell>
          <table:table-cell office:value-type="float" office:value="9">
            <text:p>9</text:p>
          </table:table-cell>
          <table:table-cell/>
          <table:table-cell office:value-type="float" office:value="22.68">
            <text:p>22.68</text:p>
          </table:table-cell>
          <table:table-cell office:value-type="float" office:value="0.978713159527086">
            <text:p>0.97871315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3.0681103829231">
            <text:p>13.0681103829</text:p>
          </table:table-cell>
          <table:table-cell office:value-type="float" office:value="9">
            <text:p>9</text:p>
          </table:table-cell>
          <table:table-cell/>
          <table:table-cell office:value-type="float" office:value="199">
            <text:p>199</text:p>
          </table:table-cell>
          <table:table-cell office:value-type="float" office:value="3.04329851785197">
            <text:p>3.0432985179</text:p>
          </table:table-cell>
          <table:table-cell office:value-type="float" office:value="9">
            <text:p>9</text:p>
          </table:table-cell>
          <table:table-cell/>
          <table:table-cell office:value-type="float" office:value="24.48">
            <text:p>24.48</text:p>
          </table:table-cell>
          <table:table-cell office:value-type="float" office:value="3.25524532255901">
            <text:p>3.25524532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.22084220977272">
            <text:p>2.2208422098</text:p>
          </table:table-cell>
          <table:table-cell office:value-type="float" office:value="9">
            <text:p>9</text:p>
          </table:table-cell>
          <table:table-cell/>
          <table:table-cell office:value-type="float" office:value="208">
            <text:p>208</text:p>
          </table:table-cell>
          <table:table-cell office:value-type="float" office:value="2.77085371986084">
            <text:p>2.7708537199</text:p>
          </table:table-cell>
          <table:table-cell office:value-type="float" office:value="9">
            <text:p>9</text:p>
          </table:table-cell>
          <table:table-cell/>
          <table:table-cell office:value-type="float" office:value="24.84">
            <text:p>24.84</text:p>
          </table:table-cell>
          <table:table-cell office:value-type="float" office:value="7.17620317280509">
            <text:p>7.17620317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.04329851785197">
            <text:p>3.0432985179</text:p>
          </table:table-cell>
          <table:table-cell office:value-type="float" office:value="9">
            <text:p>9</text:p>
          </table:table-cell>
          <table:table-cell/>
          <table:table-cell office:value-type="float" office:value="209">
            <text:p>209</text:p>
          </table:table-cell>
          <table:table-cell office:value-type="float" office:value="6.00623670961697">
            <text:p>6.0062367096</text:p>
          </table:table-cell>
          <table:table-cell office:value-type="float" office:value="9">
            <text:p>9</text:p>
          </table:table-cell>
          <table:table-cell/>
          <table:table-cell office:value-type="float" office:value="26.28">
            <text:p>26.28</text:p>
          </table:table-cell>
          <table:table-cell office:value-type="float" office:value="9.21851016772717">
            <text:p>9.21851016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.77085371986084">
            <text:p>2.7708537199</text:p>
          </table:table-cell>
          <table:table-cell office:value-type="float" office:value="9">
            <text:p>9</text:p>
          </table:table-cell>
          <table:table-cell/>
          <table:table-cell office:value-type="float" office:value="218">
            <text:p>218</text:p>
          </table:table-cell>
          <table:table-cell office:value-type="float" office:value="1.46936921513205">
            <text:p>1.4693692151</text:p>
          </table:table-cell>
          <table:table-cell office:value-type="float" office:value="9">
            <text:p>9</text:p>
          </table:table-cell>
          <table:table-cell/>
          <table:table-cell office:value-type="float" office:value="29.88">
            <text:p>29.88</text:p>
          </table:table-cell>
          <table:table-cell office:value-type="float" office:value="0.924705665722028">
            <text:p>0.92470566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6.00623670961697">
            <text:p>6.0062367096</text:p>
          </table:table-cell>
          <table:table-cell office:value-type="float" office:value="9">
            <text:p>9</text:p>
          </table:table-cell>
          <table:table-cell/>
          <table:table-cell office:value-type="float" office:value="220">
            <text:p>220</text:p>
          </table:table-cell>
          <table:table-cell office:value-type="float" office:value="2.19666430720461">
            <text:p>2.1966643072</text:p>
          </table:table-cell>
          <table:table-cell office:value-type="float" office:value="9">
            <text:p>9</text:p>
          </table:table-cell>
          <table:table-cell/>
          <table:table-cell office:value-type="float" office:value="30.96">
            <text:p>30.96</text:p>
          </table:table-cell>
          <table:table-cell office:value-type="float" office:value="4.47993678697359">
            <text:p>4.47993678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.46936921513205">
            <text:p>1.4693692151</text:p>
          </table:table-cell>
          <table:table-cell office:value-type="float" office:value="9">
            <text:p>9</text:p>
          </table:table-cell>
          <table:table-cell/>
          <table:table-cell office:value-type="float" office:value="223">
            <text:p>223</text:p>
          </table:table-cell>
          <table:table-cell office:value-type="float" office:value="4.18764809790127">
            <text:p>4.1876480979</text:p>
          </table:table-cell>
          <table:table-cell office:value-type="float" office:value="9">
            <text:p>9</text:p>
          </table:table-cell>
          <table:table-cell/>
          <table:table-cell office:value-type="float" office:value="31.32">
            <text:p>31.32</text:p>
          </table:table-cell>
          <table:table-cell office:value-type="float" office:value="2.99933186139784">
            <text:p>2.99933186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.19666430720461">
            <text:p>2.1966643072</text:p>
          </table:table-cell>
          <table:table-cell office:value-type="float" office:value="9">
            <text:p>9</text:p>
          </table:table-cell>
          <table:table-cell/>
          <table:table-cell office:value-type="float" office:value="224">
            <text:p>224</text:p>
          </table:table-cell>
          <table:table-cell office:value-type="float" office:value="3.08038319665781">
            <text:p>3.0803831967</text:p>
          </table:table-cell>
          <table:table-cell office:value-type="float" office:value="9">
            <text:p>9</text:p>
          </table:table-cell>
          <table:table-cell/>
          <table:table-cell office:value-type="float" office:value="34.2">
            <text:p>34.20</text:p>
          </table:table-cell>
          <table:table-cell office:value-type="float" office:value="0.970783321931204">
            <text:p>0.97078332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4.18764809790127">
            <text:p>4.1876480979</text:p>
          </table:table-cell>
          <table:table-cell office:value-type="float" office:value="9">
            <text:p>9</text:p>
          </table:table-cell>
          <table:table-cell/>
          <table:table-cell office:value-type="float" office:value="232">
            <text:p>232</text:p>
          </table:table-cell>
          <table:table-cell office:value-type="float" office:value="2.77158786826569">
            <text:p>2.7715878683</text:p>
          </table:table-cell>
          <table:table-cell office:value-type="float" office:value="9">
            <text:p>9</text:p>
          </table:table-cell>
          <table:table-cell/>
          <table:table-cell office:value-type="float" office:value="35.28">
            <text:p>35.28</text:p>
          </table:table-cell>
          <table:table-cell office:value-type="float" office:value="7.18902843981823">
            <text:p>7.189028439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.08038319665781">
            <text:p>3.0803831967</text:p>
          </table:table-cell>
          <table:table-cell office:value-type="float" office:value="9">
            <text:p>9</text:p>
          </table:table-cell>
          <table:table-cell/>
          <table:table-cell office:value-type="float" office:value="234">
            <text:p>234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  <table:table-cell/>
          <table:table-cell office:value-type="float" office:value="35.64">
            <text:p>35.64</text:p>
          </table:table-cell>
          <table:table-cell office:value-type="float" office:value="3.15187647337722">
            <text:p>3.15187647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.77158786826569">
            <text:p>2.7715878683</text:p>
          </table:table-cell>
          <table:table-cell office:value-type="float" office:value="9">
            <text:p>9</text:p>
          </table:table-cell>
          <table:table-cell/>
          <table:table-cell office:value-type="float" office:value="238">
            <text:p>238</text:p>
          </table:table-cell>
          <table:table-cell office:value-type="float" office:value="5.0905550187625">
            <text:p>5.0905550188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.00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  <table:table-cell/>
          <table:table-cell office:value-type="float" office:value="242">
            <text:p>242</text:p>
          </table:table-cell>
          <table:table-cell office:value-type="float" office:value="2.2587156361379">
            <text:p>2.2587156361</text:p>
          </table:table-cell>
          <table:table-cell office:value-type="float" office:value="9">
            <text:p>9</text:p>
          </table:table-cell>
          <table:table-cell/>
          <table:table-cell office:value-type="float" office:value="36.72">
            <text:p>36.72</text:p>
          </table:table-cell>
          <table:table-cell office:value-type="float" office:value="1.38207330032784">
            <text:p>1.382073300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5.0905550187625">
            <text:p>5.0905550188</text:p>
          </table:table-cell>
          <table:table-cell office:value-type="float" office:value="9">
            <text:p>9</text:p>
          </table:table-cell>
          <table:table-cell/>
          <table:table-cell office:value-type="float" office:value="251">
            <text:p>251</text:p>
          </table:table-cell>
          <table:table-cell office:value-type="float" office:value="2.22157655480311">
            <text:p>2.2215765548</text:p>
          </table:table-cell>
          <table:table-cell office:value-type="float" office:value="9">
            <text:p>9</text:p>
          </table:table-cell>
          <table:table-cell/>
          <table:table-cell office:value-type="float" office:value="37.08">
            <text:p>37.08</text:p>
          </table:table-cell>
          <table:table-cell office:value-type="float" office:value="4.05721433020474">
            <text:p>4.05721433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.2587156361379">
            <text:p>2.2587156361</text:p>
          </table:table-cell>
          <table:table-cell office:value-type="float" office:value="9">
            <text:p>9</text:p>
          </table:table-cell>
          <table:table-cell/>
          <table:table-cell office:value-type="float" office:value="259">
            <text:p>259</text:p>
          </table:table-cell>
          <table:table-cell office:value-type="float" office:value="6.05140375761348">
            <text:p>6.0514037576</text:p>
          </table:table-cell>
          <table:table-cell office:value-type="float" office:value="9">
            <text:p>9</text:p>
          </table:table-cell>
          <table:table-cell/>
          <table:table-cell office:value-type="float" office:value="39.96">
            <text:p>39.96</text:p>
          </table:table-cell>
          <table:table-cell office:value-type="float" office:value="3.94514098651982">
            <text:p>3.94514098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.22157655480311">
            <text:p>2.2215765548</text:p>
          </table:table-cell>
          <table:table-cell office:value-type="float" office:value="9">
            <text:p>9</text:p>
          </table:table-cell>
          <table:table-cell/>
          <table:table-cell office:value-type="float" office:value="264">
            <text:p>264</text:p>
          </table:table-cell>
          <table:table-cell office:value-type="float" office:value="2.2329841447317">
            <text:p>2.2329841447</text:p>
          </table:table-cell>
          <table:table-cell office:value-type="float" office:value="9">
            <text:p>9</text:p>
          </table:table-cell>
          <table:table-cell/>
          <table:table-cell office:value-type="float" office:value="40.32">
            <text:p>40.32</text:p>
          </table:table-cell>
          <table:table-cell office:value-type="float" office:value="3.14152574142286">
            <text:p>3.14152574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.05140375761348">
            <text:p>6.0514037576</text:p>
          </table:table-cell>
          <table:table-cell office:value-type="float" office:value="9">
            <text:p>9</text:p>
          </table:table-cell>
          <table:table-cell/>
          <table:table-cell office:value-type="float" office:value="278">
            <text:p>278</text:p>
          </table:table-cell>
          <table:table-cell office:value-type="float" office:value="3.20506352004334">
            <text:p>3.2050635200</text:p>
          </table:table-cell>
          <table:table-cell office:value-type="float" office:value="9">
            <text:p>9</text:p>
          </table:table-cell>
          <table:table-cell/>
          <table:table-cell office:value-type="float" office:value="42.84">
            <text:p>42.84</text:p>
          </table:table-cell>
          <table:table-cell office:value-type="float" office:value="3.54527923064013">
            <text:p>3.54527923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.2329841447317">
            <text:p>2.2329841447</text:p>
          </table:table-cell>
          <table:table-cell office:value-type="float" office:value="9">
            <text:p>9</text:p>
          </table:table-cell>
          <table:table-cell/>
          <table:table-cell office:value-type="float" office:value="281">
            <text:p>281</text:p>
          </table:table-cell>
          <table:table-cell office:value-type="float" office:value="3.12101896514763">
            <text:p>3.1210189651</text:p>
          </table:table-cell>
          <table:table-cell office:value-type="float" office:value="9">
            <text:p>9</text:p>
          </table:table-cell>
          <table:table-cell/>
          <table:table-cell office:value-type="float" office:value="43.2">
            <text:p>43.20</text:p>
          </table:table-cell>
          <table:table-cell office:value-type="float" office:value="2.25770199927529">
            <text:p>2.25770199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3.20506352004334">
            <text:p>3.2050635200</text:p>
          </table:table-cell>
          <table:table-cell office:value-type="float" office:value="9">
            <text:p>9</text:p>
          </table:table-cell>
          <table:table-cell/>
          <table:table-cell office:value-type="float" office:value="283">
            <text:p>283</text:p>
          </table:table-cell>
          <table:table-cell office:value-type="float" office:value="3.18445041485658">
            <text:p>3.1844504149</text:p>
          </table:table-cell>
          <table:table-cell office:value-type="float" office:value="9">
            <text:p>9</text:p>
          </table:table-cell>
          <table:table-cell/>
          <table:table-cell office:value-type="float" office:value="46.08">
            <text:p>46.08</text:p>
          </table:table-cell>
          <table:table-cell office:value-type="float" office:value="4.14199100352151">
            <text:p>4.14199100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3.18445041485658">
            <text:p>3.1844504149</text:p>
          </table:table-cell>
          <table:table-cell office:value-type="float" office:value="9">
            <text:p>9</text:p>
          </table:table-cell>
          <table:table-cell/>
          <table:table-cell office:value-type="float" office:value="284">
            <text:p>284</text:p>
          </table:table-cell>
          <table:table-cell office:value-type="float" office:value="0.98378205285924">
            <text:p>0.9837820529</text:p>
          </table:table-cell>
          <table:table-cell office:value-type="float" office:value="9">
            <text:p>9</text:p>
          </table:table-cell>
          <table:table-cell/>
          <table:table-cell office:value-type="float" office:value="47.52">
            <text:p>47.52</text:p>
          </table:table-cell>
          <table:table-cell office:value-type="float" office:value="8.50828295906724">
            <text:p>8.50828295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98378205285924">
            <text:p>0.9837820529</text:p>
          </table:table-cell>
          <table:table-cell office:value-type="float" office:value="9">
            <text:p>9</text:p>
          </table:table-cell>
          <table:table-cell/>
          <table:table-cell office:value-type="float" office:value="288">
            <text:p>288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  <table:table-cell/>
          <table:table-cell office:value-type="float" office:value="47.88">
            <text:p>47.88</text:p>
          </table:table-cell>
          <table:table-cell office:value-type="float" office:value="3.06959873713299">
            <text:p>3.06959873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  <table:table-cell/>
          <table:table-cell office:value-type="float" office:value="289">
            <text:p>289</text:p>
          </table:table-cell>
          <table:table-cell office:value-type="float" office:value="2.23834660927616">
            <text:p>2.2383466093</text:p>
          </table:table-cell>
          <table:table-cell office:value-type="float" office:value="9">
            <text:p>9</text:p>
          </table:table-cell>
          <table:table-cell/>
          <table:table-cell office:value-type="float" office:value="49.32">
            <text:p>49.32</text:p>
          </table:table-cell>
          <table:table-cell office:value-type="float" office:value="4.0224433227005">
            <text:p>4.02244332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.23834660927616">
            <text:p>2.2383466093</text:p>
          </table:table-cell>
          <table:table-cell office:value-type="float" office:value="9">
            <text:p>9</text:p>
          </table:table-cell>
          <table:table-cell/>
          <table:table-cell office:value-type="float" office:value="297">
            <text:p>297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  <table:table-cell/>
          <table:table-cell office:value-type="float" office:value="50.4">
            <text:p>50.40</text:p>
          </table:table-cell>
          <table:table-cell office:value-type="float" office:value="2.23221136369255">
            <text:p>2.232211363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  <table:table-cell/>
          <table:table-cell office:value-type="float" office:value="300">
            <text:p>300</text:p>
          </table:table-cell>
          <table:table-cell office:value-type="float" office:value="8.06242260383147">
            <text:p>8.0624226038</text:p>
          </table:table-cell>
          <table:table-cell office:value-type="float" office:value="9">
            <text:p>9</text:p>
          </table:table-cell>
          <table:table-cell/>
          <table:table-cell office:value-type="float" office:value="52.56">
            <text:p>52.56</text:p>
          </table:table-cell>
          <table:table-cell office:value-type="float" office:value="3.13826721717128">
            <text:p>3.13826721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8.06242260383147">
            <text:p>8.0624226038</text:p>
          </table:table-cell>
          <table:table-cell office:value-type="float" office:value="9">
            <text:p>9</text:p>
          </table:table-cell>
          <table:table-cell/>
          <table:table-cell office:value-type="float" office:value="301">
            <text:p>301</text:p>
          </table:table-cell>
          <table:table-cell office:value-type="float" office:value="4.21830729514769">
            <text:p>4.2183072951</text:p>
          </table:table-cell>
          <table:table-cell office:value-type="float" office:value="9">
            <text:p>9</text:p>
          </table:table-cell>
          <table:table-cell/>
          <table:table-cell office:value-type="float" office:value="54.72">
            <text:p>54.72</text:p>
          </table:table-cell>
          <table:table-cell office:value-type="float" office:value="0.907900038113667">
            <text:p>0.90790003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4.21830729514769">
            <text:p>4.2183072951</text:p>
          </table:table-cell>
          <table:table-cell office:value-type="float" office:value="9">
            <text:p>9</text:p>
          </table:table-cell>
          <table:table-cell/>
          <table:table-cell office:value-type="float" office:value="303">
            <text:p>303</text:p>
          </table:table-cell>
          <table:table-cell office:value-type="float" office:value="3.16092777751546">
            <text:p>3.1609277775</text:p>
          </table:table-cell>
          <table:table-cell office:value-type="float" office:value="9">
            <text:p>9</text:p>
          </table:table-cell>
          <table:table-cell/>
          <table:table-cell office:value-type="float" office:value="55.44">
            <text:p>55.44</text:p>
          </table:table-cell>
          <table:table-cell office:value-type="float" office:value="3.02670762874986">
            <text:p>3.02670762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3.16092777751546">
            <text:p>3.1609277775</text:p>
          </table:table-cell>
          <table:table-cell office:value-type="float" office:value="9">
            <text:p>9</text:p>
          </table:table-cell>
          <table:table-cell/>
          <table:table-cell office:value-type="float" office:value="308">
            <text:p>308</text:p>
          </table:table-cell>
          <table:table-cell office:value-type="float" office:value="1.00454863892191">
            <text:p>1.0045486389</text:p>
          </table:table-cell>
          <table:table-cell office:value-type="float" office:value="9">
            <text:p>9</text:p>
          </table:table-cell>
          <table:table-cell/>
          <table:table-cell office:value-type="float" office:value="55.8">
            <text:p>55.80</text:p>
          </table:table-cell>
          <table:table-cell office:value-type="float" office:value="6.71228161456208">
            <text:p>6.71228161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0454863892191">
            <text:p>1.0045486389</text:p>
          </table:table-cell>
          <table:table-cell office:value-type="float" office:value="9">
            <text:p>9</text:p>
          </table:table-cell>
          <table:table-cell/>
          <table:table-cell office:value-type="float" office:value="314">
            <text:p>314</text:p>
          </table:table-cell>
          <table:table-cell office:value-type="float" office:value="3.63417560108551">
            <text:p>3.6341756011</text:p>
          </table:table-cell>
          <table:table-cell office:value-type="float" office:value="9">
            <text:p>9</text:p>
          </table:table-cell>
          <table:table-cell/>
          <table:table-cell office:value-type="float" office:value="56.16">
            <text:p>56.16</text:p>
          </table:table-cell>
          <table:table-cell office:value-type="float" office:value="3.12582937153046">
            <text:p>3.12582937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3.63417560108551">
            <text:p>3.6341756011</text:p>
          </table:table-cell>
          <table:table-cell office:value-type="float" office:value="9">
            <text:p>9</text:p>
          </table:table-cell>
          <table:table-cell/>
          <table:table-cell office:value-type="float" office:value="316">
            <text:p>316</text:p>
          </table:table-cell>
          <table:table-cell office:value-type="float" office:value="2.84513359442456">
            <text:p>2.8451335944</text:p>
          </table:table-cell>
          <table:table-cell office:value-type="float" office:value="9">
            <text:p>9</text:p>
          </table:table-cell>
          <table:table-cell/>
          <table:table-cell office:value-type="float" office:value="56.52">
            <text:p>56.52</text:p>
          </table:table-cell>
          <table:table-cell office:value-type="float" office:value="2.16636127664462">
            <text:p>2.16636127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2.84513359442456">
            <text:p>2.8451335944</text:p>
          </table:table-cell>
          <table:table-cell office:value-type="float" office:value="9">
            <text:p>9</text:p>
          </table:table-cell>
          <table:table-cell/>
          <table:table-cell office:value-type="float" office:value="325">
            <text:p>325</text:p>
          </table:table-cell>
          <table:table-cell office:value-type="float" office:value="2.16828177248131">
            <text:p>2.1682817725</text:p>
          </table:table-cell>
          <table:table-cell office:value-type="float" office:value="9">
            <text:p>9</text:p>
          </table:table-cell>
          <table:table-cell/>
          <table:table-cell office:value-type="float" office:value="57.24">
            <text:p>57.24</text:p>
          </table:table-cell>
          <table:table-cell office:value-type="float" office:value="4.22727198600238">
            <text:p>4.22727198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.16828177248131">
            <text:p>2.1682817725</text:p>
          </table:table-cell>
          <table:table-cell office:value-type="float" office:value="9">
            <text:p>9</text:p>
          </table:table-cell>
          <table:table-cell/>
          <table:table-cell office:value-type="float" office:value="326">
            <text:p>326</text:p>
          </table:table-cell>
          <table:table-cell office:value-type="float" office:value="4.49700250530573">
            <text:p>4.4970025053</text:p>
          </table:table-cell>
          <table:table-cell office:value-type="float" office:value="9">
            <text:p>9</text:p>
          </table:table-cell>
          <table:table-cell/>
          <table:table-cell office:value-type="float" office:value="57.96">
            <text:p>57.96</text:p>
          </table:table-cell>
          <table:table-cell office:value-type="float" office:value="13.9191990047442">
            <text:p>13.91919900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4.49700250530573">
            <text:p>4.4970025053</text:p>
          </table:table-cell>
          <table:table-cell office:value-type="float" office:value="9">
            <text:p>9</text:p>
          </table:table-cell>
          <table:table-cell/>
          <table:table-cell office:value-type="float" office:value="327">
            <text:p>327</text:p>
          </table:table-cell>
          <table:table-cell office:value-type="float" office:value="55.9246170011451">
            <text:p>55.9246170011</text:p>
          </table:table-cell>
          <table:table-cell office:value-type="float" office:value="9">
            <text:p>9</text:p>
          </table:table-cell>
          <table:table-cell/>
          <table:table-cell office:value-type="float" office:value="59.4">
            <text:p>59.40</text:p>
          </table:table-cell>
          <table:table-cell office:value-type="float" office:value="1.93286452347653">
            <text:p>1.93286452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55.9246170011451">
            <text:p>55.9246170011</text:p>
          </table:table-cell>
          <table:table-cell office:value-type="float" office:value="9">
            <text:p>9</text:p>
          </table:table-cell>
          <table:table-cell/>
          <table:table-cell office:value-type="float" office:value="328">
            <text:p>328</text:p>
          </table:table-cell>
          <table:table-cell office:value-type="float" office:value="2.21941483254277">
            <text:p>2.2194148325</text:p>
          </table:table-cell>
          <table:table-cell office:value-type="float" office:value="9">
            <text:p>9</text:p>
          </table:table-cell>
          <table:table-cell/>
          <table:table-cell office:value-type="float" office:value="60.12">
            <text:p>60.12</text:p>
          </table:table-cell>
          <table:table-cell office:value-type="float" office:value="7.15242202015235">
            <text:p>7.1524220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.21941483254277">
            <text:p>2.2194148325</text:p>
          </table:table-cell>
          <table:table-cell office:value-type="float" office:value="9">
            <text:p>9</text:p>
          </table:table-cell>
          <table:table-cell/>
          <table:table-cell office:value-type="float" office:value="330">
            <text:p>330</text:p>
          </table:table-cell>
          <table:table-cell office:value-type="float" office:value="7.83942026986299">
            <text:p>7.8394202699</text:p>
          </table:table-cell>
          <table:table-cell office:value-type="float" office:value="9">
            <text:p>9</text:p>
          </table:table-cell>
          <table:table-cell/>
          <table:table-cell office:value-type="float" office:value="60.48">
            <text:p>60.48</text:p>
          </table:table-cell>
          <table:table-cell office:value-type="float" office:value="0.855731696029408">
            <text:p>0.85573169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.83942026986299">
            <text:p>7.8394202699</text:p>
          </table:table-cell>
          <table:table-cell office:value-type="float" office:value="9">
            <text:p>9</text:p>
          </table:table-cell>
          <table:table-cell/>
          <table:table-cell office:value-type="float" office:value="341">
            <text:p>341</text:p>
          </table:table-cell>
          <table:table-cell office:value-type="float" office:value="6.1341874890071">
            <text:p>6.1341874890</text:p>
          </table:table-cell>
          <table:table-cell office:value-type="float" office:value="9">
            <text:p>9</text:p>
          </table:table-cell>
          <table:table-cell/>
          <table:table-cell office:value-type="float" office:value="61.2">
            <text:p>61.20</text:p>
          </table:table-cell>
          <table:table-cell office:value-type="float" office:value="57.2710572270399">
            <text:p>57.27105722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6.1341874890071">
            <text:p>6.1341874890</text:p>
          </table:table-cell>
          <table:table-cell office:value-type="float" office:value="9">
            <text:p>9</text:p>
          </table:table-cell>
          <table:table-cell/>
          <table:table-cell office:value-type="float" office:value="342">
            <text:p>342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  <table:table-cell/>
          <table:table-cell office:value-type="float" office:value="61.56">
            <text:p>61.56</text:p>
          </table:table-cell>
          <table:table-cell office:value-type="float" office:value="0.985434500813151">
            <text:p>0.98543450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  <table:table-cell/>
          <table:table-cell office:value-type="float" office:value="349">
            <text:p>349</text:p>
          </table:table-cell>
          <table:table-cell office:value-type="float" office:value="3.55116691667473">
            <text:p>3.5511669167</text:p>
          </table:table-cell>
          <table:table-cell office:value-type="float" office:value="9">
            <text:p>9</text:p>
          </table:table-cell>
          <table:table-cell/>
          <table:table-cell office:value-type="float" office:value="64.44">
            <text:p>64.44</text:p>
          </table:table-cell>
          <table:table-cell office:value-type="float" office:value="3.57276700442479">
            <text:p>3.57276700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.55116691667473">
            <text:p>3.5511669167</text:p>
          </table:table-cell>
          <table:table-cell office:value-type="float" office:value="9">
            <text:p>9</text:p>
          </table:table-cell>
          <table:table-cell/>
          <table:table-cell office:value-type="float" office:value="350">
            <text:p>350</text:p>
          </table:table-cell>
          <table:table-cell office:value-type="float" office:value="5.35565034379274">
            <text:p>5.3556503438</text:p>
          </table:table-cell>
          <table:table-cell office:value-type="float" office:value="9">
            <text:p>9</text:p>
          </table:table-cell>
          <table:table-cell/>
          <table:table-cell office:value-type="float" office:value="65.88">
            <text:p>65.88</text:p>
          </table:table-cell>
          <table:table-cell office:value-type="float" office:value="1.3688887008404">
            <text:p>1.36888870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5.35565034379274">
            <text:p>5.3556503438</text:p>
          </table:table-cell>
          <table:table-cell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3.60612025603194">
            <text:p>3.6061202560</text:p>
          </table:table-cell>
          <table:table-cell office:value-type="float" office:value="9">
            <text:p>9</text:p>
          </table:table-cell>
          <table:table-cell/>
          <table:table-cell office:value-type="float" office:value="66.96">
            <text:p>66.96</text:p>
          </table:table-cell>
          <table:table-cell office:value-type="float" office:value="1.93743168010381">
            <text:p>1.93743168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3.60612025603194">
            <text:p>3.6061202560</text:p>
          </table:table-cell>
          <table:table-cell office:value-type="float" office:value="9">
            <text:p>9</text:p>
          </table:table-cell>
          <table:table-cell/>
          <table:table-cell office:value-type="float" office:value="356">
            <text:p>356</text:p>
          </table:table-cell>
          <table:table-cell office:value-type="float" office:value="1.01480817905756">
            <text:p>1.0148081791</text:p>
          </table:table-cell>
          <table:table-cell office:value-type="float" office:value="9">
            <text:p>9</text:p>
          </table:table-cell>
          <table:table-cell/>
          <table:table-cell office:value-type="float" office:value="68.04">
            <text:p>68.04</text:p>
          </table:table-cell>
          <table:table-cell office:value-type="float" office:value="3.06738180679407">
            <text:p>3.06738180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.01480817905756">
            <text:p>1.0148081791</text:p>
          </table:table-cell>
          <table:table-cell office:value-type="float" office:value="9">
            <text:p>9</text:p>
          </table:table-cell>
          <table:table-cell/>
          <table:table-cell office:value-type="float" office:value="358">
            <text:p>358</text:p>
          </table:table-cell>
          <table:table-cell office:value-type="float" office:value="1.4006871397619">
            <text:p>1.4006871398</text:p>
          </table:table-cell>
          <table:table-cell office:value-type="float" office:value="9">
            <text:p>9</text:p>
          </table:table-cell>
          <table:table-cell/>
          <table:table-cell office:value-type="float" office:value="69.12">
            <text:p>69.12</text:p>
          </table:table-cell>
          <table:table-cell office:value-type="float" office:value="2.19579944502048">
            <text:p>2.19579944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1.4006871397619">
            <text:p>1.400687139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.21989515304368">
            <text:p>3.2198951530</text:p>
          </table:table-cell>
          <table:table-cell office:value-type="float" office:value="10">
            <text:p>10</text:p>
          </table:table-cell>
          <table:table-cell/>
          <table:table-cell office:value-type="float" office:value="69.48">
            <text:p>69.48</text:p>
          </table:table-cell>
          <table:table-cell office:value-type="float" office:value="7.1793899595563">
            <text:p>7.17938995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21989515304368">
            <text:p>3.2198951530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.28403326846755">
            <text:p>1.2840332685</text:p>
          </table:table-cell>
          <table:table-cell office:value-type="float" office:value="10">
            <text:p>10</text:p>
          </table:table-cell>
          <table:table-cell/>
          <table:table-cell office:value-type="float" office:value="71.64">
            <text:p>71.64</text:p>
          </table:table-cell>
          <table:table-cell office:value-type="float" office:value="0.970980022345229">
            <text:p>0.97098002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8403326846755">
            <text:p>1.2840332685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1.00014930813041">
            <text:p>1.0001493081</text:p>
          </table:table-cell>
          <table:table-cell office:value-type="float" office:value="10">
            <text:p>10</text:p>
          </table:table-cell>
          <table:table-cell/>
          <table:table-cell office:value-type="float" office:value="72.36">
            <text:p>72.36</text:p>
          </table:table-cell>
          <table:table-cell office:value-type="float" office:value="1.382226621077">
            <text:p>1.38222662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00014930813041">
            <text:p>1.0001493081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11.2247208011357">
            <text:p>11.2247208011</text:p>
          </table:table-cell>
          <table:table-cell office:value-type="float" office:value="10">
            <text:p>10</text:p>
          </table:table-cell>
          <table:table-cell/>
          <table:table-cell office:value-type="float" office:value="75.6">
            <text:p>75.60</text:p>
          </table:table-cell>
          <table:table-cell office:value-type="float" office:value="4.55142290659869">
            <text:p>4.55142290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2247208011357">
            <text:p>11.2247208011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  <table:table-cell/>
          <table:table-cell office:value-type="float" office:value="75.96">
            <text:p>75.96</text:p>
          </table:table-cell>
          <table:table-cell office:value-type="float" office:value="3.17269538720763">
            <text:p>3.17269538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.56272307606959">
            <text:p>4.5627230761</text:p>
          </table:table-cell>
          <table:table-cell office:value-type="float" office:value="10">
            <text:p>10</text:p>
          </table:table-cell>
          <table:table-cell/>
          <table:table-cell office:value-type="float" office:value="76.32">
            <text:p>76.32</text:p>
          </table:table-cell>
          <table:table-cell office:value-type="float" office:value="2.99015776513989">
            <text:p>2.99015776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56272307606959">
            <text:p>4.5627230761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.07971570159227">
            <text:p>4.0797157016</text:p>
          </table:table-cell>
          <table:table-cell office:value-type="float" office:value="10">
            <text:p>10</text:p>
          </table:table-cell>
          <table:table-cell/>
          <table:table-cell office:value-type="float" office:value="81.36">
            <text:p>81.36</text:p>
          </table:table-cell>
          <table:table-cell office:value-type="float" office:value="2.00336047149879">
            <text:p>2.00336047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07971570159227">
            <text:p>4.0797157016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8.06157294457235">
            <text:p>8.0615729446</text:p>
          </table:table-cell>
          <table:table-cell office:value-type="float" office:value="10">
            <text:p>10</text:p>
          </table:table-cell>
          <table:table-cell/>
          <table:table-cell office:value-type="float" office:value="81.72">
            <text:p>81.72</text:p>
          </table:table-cell>
          <table:table-cell office:value-type="float" office:value="2.21300781152462">
            <text:p>2.21300781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.06157294457235">
            <text:p>8.0615729446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4.10715301529637">
            <text:p>4.1071530153</text:p>
          </table:table-cell>
          <table:table-cell office:value-type="float" office:value="10">
            <text:p>10</text:p>
          </table:table-cell>
          <table:table-cell/>
          <table:table-cell office:value-type="float" office:value="82.08">
            <text:p>82.08</text:p>
          </table:table-cell>
          <table:table-cell office:value-type="float" office:value="2.20867078072997">
            <text:p>2.208670780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10715301529637">
            <text:p>4.1071530153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5.36684627793088">
            <text:p>5.3668462779</text:p>
          </table:table-cell>
          <table:table-cell office:value-type="float" office:value="10">
            <text:p>10</text:p>
          </table:table-cell>
          <table:table-cell/>
          <table:table-cell office:value-type="float" office:value="84.96">
            <text:p>84.96</text:p>
          </table:table-cell>
          <table:table-cell office:value-type="float" office:value="4.09095936966668">
            <text:p>4.09095936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.36684627793088">
            <text:p>5.3668462779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4.47600443053981">
            <text:p>4.4760044305</text:p>
          </table:table-cell>
          <table:table-cell office:value-type="float" office:value="10">
            <text:p>10</text:p>
          </table:table-cell>
          <table:table-cell/>
          <table:table-cell office:value-type="float" office:value="85.68">
            <text:p>85.68</text:p>
          </table:table-cell>
          <table:table-cell office:value-type="float" office:value="2.20488717595363">
            <text:p>2.20488717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47600443053981">
            <text:p>4.4760044305</text:p>
          </table:table-cell>
          <table:table-cell office:value-type="float" office:value="10">
            <text:p>10</text:p>
          </table:table-cell>
          <table:table-cell/>
          <table:table-cell office:value-type="float" office:value="17">
            <text:p>17</text:p>
          </table:table-cell>
          <table:table-cell office:value-type="float" office:value="2.24366291941885">
            <text:p>2.2436629194</text:p>
          </table:table-cell>
          <table:table-cell office:value-type="float" office:value="10">
            <text:p>10</text:p>
          </table:table-cell>
          <table:table-cell/>
          <table:table-cell office:value-type="float" office:value="96.84">
            <text:p>96.84</text:p>
          </table:table-cell>
          <table:table-cell office:value-type="float" office:value="4.0740157388455">
            <text:p>4.07401573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.24366291941885">
            <text:p>2.2436629194</text:p>
          </table:table-cell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3.14481049698506">
            <text:p>3.1448104970</text:p>
          </table:table-cell>
          <table:table-cell office:value-type="float" office:value="10">
            <text:p>10</text:p>
          </table:table-cell>
          <table:table-cell/>
          <table:table-cell office:value-type="float" office:value="97.56">
            <text:p>97.56</text:p>
          </table:table-cell>
          <table:table-cell office:value-type="float" office:value="1.41078703265005">
            <text:p>1.41078703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.14481049698506">
            <text:p>3.1448104970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1.41423910111742">
            <text:p>1.4142391011</text:p>
          </table:table-cell>
          <table:table-cell office:value-type="float" office:value="10">
            <text:p>10</text:p>
          </table:table-cell>
          <table:table-cell/>
          <table:table-cell office:value-type="float" office:value="99">
            <text:p>99.00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1423910111742">
            <text:p>1.4142391011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  <table:table-cell/>
          <table:table-cell office:value-type="float" office:value="99.72">
            <text:p>99.72</text:p>
          </table:table-cell>
          <table:table-cell office:value-type="float" office:value="4.09662263802172">
            <text:p>4.09662263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float" office:value="9.9718896703413">
            <text:p>9.9718896703</text:p>
          </table:table-cell>
          <table:table-cell office:value-type="float" office:value="10">
            <text:p>10</text:p>
          </table:table-cell>
          <table:table-cell/>
          <table:table-cell office:value-type="float" office:value="100.44">
            <text:p>100.44</text:p>
          </table:table-cell>
          <table:table-cell office:value-type="float" office:value="1.00642135674749">
            <text:p>1.00642135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.9718896703413">
            <text:p>9.9718896703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3.59396186710636">
            <text:p>3.5939618671</text:p>
          </table:table-cell>
          <table:table-cell office:value-type="float" office:value="10">
            <text:p>10</text:p>
          </table:table-cell>
          <table:table-cell/>
          <table:table-cell office:value-type="float" office:value="100.8">
            <text:p>100.80</text:p>
          </table:table-cell>
          <table:table-cell office:value-type="float" office:value="5.10049588444511">
            <text:p>5.10049588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.59396186710636">
            <text:p>3.5939618671</text:p>
          </table:table-cell>
          <table:table-cell office:value-type="float" office:value="10">
            <text:p>10</text:p>
          </table:table-cell>
          <table:table-cell/>
          <table:table-cell office:value-type="float" office:value="31">
            <text:p>31</text:p>
          </table:table-cell>
          <table:table-cell office:value-type="float" office:value="6.71142057014573">
            <text:p>6.7114205701</text:p>
          </table:table-cell>
          <table:table-cell office:value-type="float" office:value="10">
            <text:p>10</text:p>
          </table:table-cell>
          <table:table-cell/>
          <table:table-cell office:value-type="float" office:value="101.52">
            <text:p>101.52</text:p>
          </table:table-cell>
          <table:table-cell office:value-type="float" office:value="5.82965213298462">
            <text:p>5.82965213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.71142057014573">
            <text:p>6.7114205701</text:p>
          </table:table-cell>
          <table:table-cell office:value-type="float" office:value="10">
            <text:p>10</text:p>
          </table:table-cell>
          <table:table-cell/>
          <table:table-cell office:value-type="float" office:value="32">
            <text:p>32</text:p>
          </table:table-cell>
          <table:table-cell office:value-type="float" office:value="0.986643706492731">
            <text:p>0.9866437065</text:p>
          </table:table-cell>
          <table:table-cell office:value-type="float" office:value="10">
            <text:p>10</text:p>
          </table:table-cell>
          <table:table-cell/>
          <table:table-cell office:value-type="float" office:value="101.88">
            <text:p>101.88</text:p>
          </table:table-cell>
          <table:table-cell office:value-type="float" office:value="14.2988280443475">
            <text:p>14.298828044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86643706492731">
            <text:p>0.9866437065</text:p>
          </table:table-cell>
          <table:table-cell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office:value-type="float" office:value="4.46235339682975">
            <text:p>4.4623533968</text:p>
          </table:table-cell>
          <table:table-cell office:value-type="float" office:value="10">
            <text:p>10</text:p>
          </table:table-cell>
          <table:table-cell/>
          <table:table-cell office:value-type="float" office:value="102.24">
            <text:p>102.24</text:p>
          </table:table-cell>
          <table:table-cell office:value-type="float" office:value="1.34591421003133">
            <text:p>1.34591421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.46235339682975">
            <text:p>4.4623533968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office:value-type="float" office:value="5.07338715687821">
            <text:p>5.0733871569</text:p>
          </table:table-cell>
          <table:table-cell office:value-type="float" office:value="10">
            <text:p>10</text:p>
          </table:table-cell>
          <table:table-cell/>
          <table:table-cell office:value-type="float" office:value="103.32">
            <text:p>103.32</text:p>
          </table:table-cell>
          <table:table-cell office:value-type="float" office:value="1.24071009579296">
            <text:p>1.24071009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.07338715687821">
            <text:p>5.0733871569</text:p>
          </table:table-cell>
          <table:table-cell office:value-type="float" office:value="10">
            <text:p>10</text:p>
          </table:table-cell>
          <table:table-cell/>
          <table:table-cell office:value-type="float" office:value="41">
            <text:p>41</text:p>
          </table:table-cell>
          <table:table-cell office:value-type="float" office:value="2.88748126473926">
            <text:p>2.8874812647</text:p>
          </table:table-cell>
          <table:table-cell office:value-type="float" office:value="10">
            <text:p>10</text:p>
          </table:table-cell>
          <table:table-cell/>
          <table:table-cell office:value-type="float" office:value="103.68">
            <text:p>103.68</text:p>
          </table:table-cell>
          <table:table-cell office:value-type="float" office:value="13.3479643399146">
            <text:p>13.34796433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.88748126473926">
            <text:p>2.8874812647</text:p>
          </table:table-cell>
          <table:table-cell office:value-type="float" office:value="10">
            <text:p>10</text:p>
          </table:table-cell>
          <table:table-cell/>
          <table:table-cell office:value-type="float" office:value="42">
            <text:p>42</text:p>
          </table:table-cell>
          <table:table-cell office:value-type="float" office:value="7.14286395004968">
            <text:p>7.1428639500</text:p>
          </table:table-cell>
          <table:table-cell office:value-type="float" office:value="10">
            <text:p>10</text:p>
          </table:table-cell>
          <table:table-cell/>
          <table:table-cell office:value-type="float" office:value="104.04">
            <text:p>104.04</text:p>
          </table:table-cell>
          <table:table-cell office:value-type="float" office:value="25.1022977212259">
            <text:p>25.10229772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.14286395004968">
            <text:p>7.1428639500</text:p>
          </table:table-cell>
          <table:table-cell office:value-type="float" office:value="10">
            <text:p>10</text:p>
          </table:table-cell>
          <table:table-cell/>
          <table:table-cell office:value-type="float" office:value="43">
            <text:p>43</text:p>
          </table:table-cell>
          <table:table-cell office:value-type="float" office:value="2.99501052209682">
            <text:p>2.9950105221</text:p>
          </table:table-cell>
          <table:table-cell office:value-type="float" office:value="10">
            <text:p>10</text:p>
          </table:table-cell>
          <table:table-cell/>
          <table:table-cell office:value-type="float" office:value="106.92">
            <text:p>106.92</text:p>
          </table:table-cell>
          <table:table-cell office:value-type="float" office:value="1.42377781856305">
            <text:p>1.42377781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99501052209682">
            <text:p>2.9950105221</text:p>
          </table:table-cell>
          <table:table-cell office:value-type="float" office:value="10">
            <text:p>10</text:p>
          </table:table-cell>
          <table:table-cell/>
          <table:table-cell office:value-type="float" office:value="47">
            <text:p>47</text:p>
          </table:table-cell>
          <table:table-cell office:value-type="float" office:value="9.87584712166949">
            <text:p>9.8758471217</text:p>
          </table:table-cell>
          <table:table-cell office:value-type="float" office:value="10">
            <text:p>10</text:p>
          </table:table-cell>
          <table:table-cell/>
          <table:table-cell office:value-type="float" office:value="107.28">
            <text:p>107.28</text:p>
          </table:table-cell>
          <table:table-cell office:value-type="float" office:value="3.19628082611423">
            <text:p>3.19628082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.87584712166949">
            <text:p>9.8758471217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office:value-type="float" office:value="2.85334458542028">
            <text:p>2.8533445854</text:p>
          </table:table-cell>
          <table:table-cell office:value-type="float" office:value="10">
            <text:p>10</text:p>
          </table:table-cell>
          <table:table-cell/>
          <table:table-cell office:value-type="float" office:value="107.64">
            <text:p>107.64</text:p>
          </table:table-cell>
          <table:table-cell office:value-type="float" office:value="13.1102588362766">
            <text:p>13.110258836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.85334458542028">
            <text:p>2.8533445854</text:p>
          </table:table-cell>
          <table:table-cell office:value-type="float" office:value="10">
            <text:p>10</text:p>
          </table:table-cell>
          <table:table-cell/>
          <table:table-cell office:value-type="float" office:value="54">
            <text:p>54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  <table:table-cell/>
          <table:table-cell office:value-type="float" office:value="108.36">
            <text:p>108.36</text:p>
          </table:table-cell>
          <table:table-cell office:value-type="float" office:value="8.00243201866465">
            <text:p>8.00243201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  <table:table-cell/>
          <table:table-cell office:value-type="float" office:value="55">
            <text:p>55</text:p>
          </table:table-cell>
          <table:table-cell office:value-type="float" office:value="1.00043879942388">
            <text:p>1.0004387994</text:p>
          </table:table-cell>
          <table:table-cell office:value-type="float" office:value="10">
            <text:p>10</text:p>
          </table:table-cell>
          <table:table-cell/>
          <table:table-cell office:value-type="float" office:value="109.08">
            <text:p>109.08</text:p>
          </table:table-cell>
          <table:table-cell office:value-type="float" office:value="2.23683823413713">
            <text:p>2.23683823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00043879942388">
            <text:p>1.0004387994</text:p>
          </table:table-cell>
          <table:table-cell office:value-type="float" office:value="10">
            <text:p>10</text:p>
          </table:table-cell>
          <table:table-cell/>
          <table:table-cell office:value-type="float" office:value="56">
            <text:p>56</text:p>
          </table:table-cell>
          <table:table-cell office:value-type="float" office:value="1.49857500284523">
            <text:p>1.4985750028</text:p>
          </table:table-cell>
          <table:table-cell office:value-type="float" office:value="10">
            <text:p>10</text:p>
          </table:table-cell>
          <table:table-cell/>
          <table:table-cell office:value-type="float" office:value="109.8">
            <text:p>109.80</text:p>
          </table:table-cell>
          <table:table-cell office:value-type="float" office:value="2.20641387674706">
            <text:p>2.20641387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49857500284523">
            <text:p>1.4985750028</text:p>
          </table:table-cell>
          <table:table-cell office:value-type="float" office:value="10">
            <text:p>10</text:p>
          </table:table-cell>
          <table:table-cell/>
          <table:table-cell office:value-type="float" office:value="57">
            <text:p>57</text:p>
          </table:table-cell>
          <table:table-cell office:value-type="float" office:value="3.59422116966324">
            <text:p>3.5942211697</text:p>
          </table:table-cell>
          <table:table-cell office:value-type="float" office:value="10">
            <text:p>10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11.2260151701018">
            <text:p>11.22601517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.59422116966324">
            <text:p>3.5942211697</text:p>
          </table:table-cell>
          <table:table-cell office:value-type="float" office:value="10">
            <text:p>10</text:p>
          </table:table-cell>
          <table:table-cell/>
          <table:table-cell office:value-type="float" office:value="58">
            <text:p>58</text:p>
          </table:table-cell>
          <table:table-cell office:value-type="float" office:value="2.02049679776022">
            <text:p>2.0204967978</text:p>
          </table:table-cell>
          <table:table-cell office:value-type="float" office:value="10">
            <text:p>10</text:p>
          </table:table-cell>
          <table:table-cell/>
          <table:table-cell office:value-type="float" office:value="112.32">
            <text:p>112.32</text:p>
          </table:table-cell>
          <table:table-cell office:value-type="float" office:value="3.55636764135666">
            <text:p>3.55636764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02049679776022">
            <text:p>2.0204967978</text:p>
          </table:table-cell>
          <table:table-cell office:value-type="float" office:value="10">
            <text:p>10</text:p>
          </table:table-cell>
          <table:table-cell/>
          <table:table-cell office:value-type="float" office:value="59">
            <text:p>59</text:p>
          </table:table-cell>
          <table:table-cell office:value-type="float" office:value="1.45123729494862">
            <text:p>1.4512372949</text:p>
          </table:table-cell>
          <table:table-cell office:value-type="float" office:value="10">
            <text:p>10</text:p>
          </table:table-cell>
          <table:table-cell/>
          <table:table-cell office:value-type="float" office:value="113.4">
            <text:p>113.40</text:p>
          </table:table-cell>
          <table:table-cell office:value-type="float" office:value="11.0186348800225">
            <text:p>11.01863488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45123729494862">
            <text:p>1.4512372949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office:value-type="float" office:value="5.4071747244906">
            <text:p>5.4071747245</text:p>
          </table:table-cell>
          <table:table-cell office:value-type="float" office:value="10">
            <text:p>10</text:p>
          </table:table-cell>
          <table:table-cell/>
          <table:table-cell office:value-type="float" office:value="114.48">
            <text:p>114.48</text:p>
          </table:table-cell>
          <table:table-cell office:value-type="float" office:value="1.02012770636284">
            <text:p>1.020127706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.4071747244906">
            <text:p>5.4071747245</text:p>
          </table:table-cell>
          <table:table-cell office:value-type="float" office:value="10">
            <text:p>10</text:p>
          </table:table-cell>
          <table:table-cell/>
          <table:table-cell office:value-type="float" office:value="61">
            <text:p>61</text:p>
          </table:table-cell>
          <table:table-cell office:value-type="float" office:value="2.28171288515741">
            <text:p>2.2817128852</text:p>
          </table:table-cell>
          <table:table-cell office:value-type="float" office:value="10">
            <text:p>10</text:p>
          </table:table-cell>
          <table:table-cell/>
          <table:table-cell office:value-type="float" office:value="116.64">
            <text:p>116.64</text:p>
          </table:table-cell>
          <table:table-cell office:value-type="float" office:value="3.07468397828647">
            <text:p>3.074683978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28171288515741">
            <text:p>2.2817128852</text:p>
          </table:table-cell>
          <table:table-cell office:value-type="float" office:value="10">
            <text:p>10</text:p>
          </table:table-cell>
          <table:table-cell/>
          <table:table-cell office:value-type="float" office:value="63">
            <text:p>63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  <table:table-cell/>
          <table:table-cell office:value-type="float" office:value="117">
            <text:p>117.00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  <table:table-cell/>
          <table:table-cell office:value-type="float" office:value="68">
            <text:p>68</text:p>
          </table:table-cell>
          <table:table-cell office:value-type="float" office:value="0.85021159244582">
            <text:p>0.8502115924</text:p>
          </table:table-cell>
          <table:table-cell office:value-type="float" office:value="10">
            <text:p>10</text:p>
          </table:table-cell>
          <table:table-cell/>
          <table:table-cell office:value-type="float" office:value="119.88">
            <text:p>119.88</text:p>
          </table:table-cell>
          <table:table-cell office:value-type="float" office:value="1.36299131161989">
            <text:p>1.36299131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5021159244582">
            <text:p>0.8502115924</text:p>
          </table:table-cell>
          <table:table-cell office:value-type="float" office:value="10">
            <text:p>10</text:p>
          </table:table-cell>
          <table:table-cell/>
          <table:table-cell office:value-type="float" office:value="70">
            <text:p>70</text:p>
          </table:table-cell>
          <table:table-cell office:value-type="float" office:value="3.60643576040008">
            <text:p>3.6064357604</text:p>
          </table:table-cell>
          <table:table-cell office:value-type="float" office:value="10">
            <text:p>10</text:p>
          </table:table-cell>
          <table:table-cell/>
          <table:table-cell office:value-type="float" office:value="120.6">
            <text:p>120.60</text:p>
          </table:table-cell>
          <table:table-cell office:value-type="float" office:value="13.0614261281571">
            <text:p>13.06142612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.60643576040008">
            <text:p>3.6064357604</text:p>
          </table:table-cell>
          <table:table-cell office:value-type="float" office:value="10">
            <text:p>10</text:p>
          </table:table-cell>
          <table:table-cell/>
          <table:table-cell office:value-type="float" office:value="72">
            <text:p>72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  <table:table-cell/>
          <table:table-cell office:value-type="float" office:value="120.96">
            <text:p>120.96</text:p>
          </table:table-cell>
          <table:table-cell office:value-type="float" office:value="2.83580302597492">
            <text:p>2.83580302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  <table:table-cell/>
          <table:table-cell office:value-type="float" office:value="73">
            <text:p>73</text:p>
          </table:table-cell>
          <table:table-cell office:value-type="float" office:value="6.37113171083528">
            <text:p>6.3711317108</text:p>
          </table:table-cell>
          <table:table-cell office:value-type="float" office:value="10">
            <text:p>10</text:p>
          </table:table-cell>
          <table:table-cell/>
          <table:table-cell office:value-type="float" office:value="121.68">
            <text:p>121.68</text:p>
          </table:table-cell>
          <table:table-cell office:value-type="float" office:value="10.0838384334869">
            <text:p>10.08383843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.37113171083528">
            <text:p>6.3711317108</text:p>
          </table:table-cell>
          <table:table-cell office:value-type="float" office:value="10">
            <text:p>10</text:p>
          </table:table-cell>
          <table:table-cell/>
          <table:table-cell office:value-type="float" office:value="76">
            <text:p>76</text:p>
          </table:table-cell>
          <table:table-cell office:value-type="float" office:value="4.49438283160002">
            <text:p>4.4943828316</text:p>
          </table:table-cell>
          <table:table-cell office:value-type="float" office:value="10">
            <text:p>10</text:p>
          </table:table-cell>
          <table:table-cell/>
          <table:table-cell office:value-type="float" office:value="124.56">
            <text:p>124.56</text:p>
          </table:table-cell>
          <table:table-cell office:value-type="float" office:value="2.17333292505383">
            <text:p>2.17333292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.49438283160002">
            <text:p>4.4943828316</text:p>
          </table:table-cell>
          <table:table-cell office:value-type="float" office:value="10">
            <text:p>10</text:p>
          </table:table-cell>
          <table:table-cell/>
          <table:table-cell office:value-type="float" office:value="77">
            <text:p>77</text:p>
          </table:table-cell>
          <table:table-cell office:value-type="float" office:value="2.00012843012407">
            <text:p>2.0001284301</text:p>
          </table:table-cell>
          <table:table-cell office:value-type="float" office:value="10">
            <text:p>10</text:p>
          </table:table-cell>
          <table:table-cell/>
          <table:table-cell office:value-type="float" office:value="124.92">
            <text:p>124.92</text:p>
          </table:table-cell>
          <table:table-cell office:value-type="float" office:value="4.09615804006259">
            <text:p>4.09615804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00012843012407">
            <text:p>2.0001284301</text:p>
          </table:table-cell>
          <table:table-cell office:value-type="float" office:value="10">
            <text:p>10</text:p>
          </table:table-cell>
          <table:table-cell/>
          <table:table-cell office:value-type="float" office:value="78">
            <text:p>78</text:p>
          </table:table-cell>
          <table:table-cell office:value-type="float" office:value="35.0329279244337">
            <text:p>35.0329279244</text:p>
          </table:table-cell>
          <table:table-cell office:value-type="float" office:value="10">
            <text:p>10</text:p>
          </table:table-cell>
          <table:table-cell/>
          <table:table-cell office:value-type="float" office:value="126.36">
            <text:p>126.36</text:p>
          </table:table-cell>
          <table:table-cell office:value-type="float" office:value="4.0153396345682">
            <text:p>4.01533963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.0329279244337">
            <text:p>35.0329279244</text:p>
          </table:table-cell>
          <table:table-cell office:value-type="float" office:value="10">
            <text:p>10</text:p>
          </table:table-cell>
          <table:table-cell/>
          <table:table-cell office:value-type="float" office:value="79">
            <text:p>79</text:p>
          </table:table-cell>
          <table:table-cell office:value-type="float" office:value="6.14399793651179">
            <text:p>6.1439979365</text:p>
          </table:table-cell>
          <table:table-cell office:value-type="float" office:value="10">
            <text:p>10</text:p>
          </table:table-cell>
          <table:table-cell/>
          <table:table-cell office:value-type="float" office:value="126.72">
            <text:p>126.72</text:p>
          </table:table-cell>
          <table:table-cell office:value-type="float" office:value="2.22460861658858">
            <text:p>2.22460861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.14399793651179">
            <text:p>6.1439979365</text:p>
          </table:table-cell>
          <table:table-cell office:value-type="float" office:value="10">
            <text:p>10</text:p>
          </table:table-cell>
          <table:table-cell/>
          <table:table-cell office:value-type="float" office:value="80">
            <text:p>80</text:p>
          </table:table-cell>
          <table:table-cell office:value-type="float" office:value="4.06320012666355">
            <text:p>4.0632001267</text:p>
          </table:table-cell>
          <table:table-cell office:value-type="float" office:value="10">
            <text:p>10</text:p>
          </table:table-cell>
          <table:table-cell/>
          <table:table-cell office:value-type="float" office:value="127.08">
            <text:p>127.08</text:p>
          </table:table-cell>
          <table:table-cell office:value-type="float" office:value="3.96866658666264">
            <text:p>3.96866658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.06320012666355">
            <text:p>4.0632001267</text:p>
          </table:table-cell>
          <table:table-cell office:value-type="float" office:value="10">
            <text:p>10</text:p>
          </table:table-cell>
          <table:table-cell/>
          <table:table-cell office:value-type="float" office:value="81">
            <text:p>81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  <table:table-cell/>
          <table:table-cell office:value-type="float" office:value="129.24">
            <text:p>129.24</text:p>
          </table:table-cell>
          <table:table-cell office:value-type="float" office:value="2.18733288792673">
            <text:p>2.18733288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  <table:table-cell/>
          <table:table-cell office:value-type="float" office:value="82">
            <text:p>82</text:p>
          </table:table-cell>
          <table:table-cell office:value-type="float" office:value="2.22580036942689">
            <text:p>2.2258003694</text:p>
          </table:table-cell>
          <table:table-cell office:value-type="float" office:value="10">
            <text:p>10</text:p>
          </table:table-cell>
          <table:table-cell/>
          <table:table-cell office:value-type="float" office:value="131.04">
            <text:p>131.04</text:p>
          </table:table-cell>
          <table:table-cell office:value-type="float" office:value="2.98622966864865">
            <text:p>2.98622966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22580036942689">
            <text:p>2.2258003694</text:p>
          </table:table-cell>
          <table:table-cell office:value-type="float" office:value="10">
            <text:p>10</text:p>
          </table:table-cell>
          <table:table-cell/>
          <table:table-cell office:value-type="float" office:value="84">
            <text:p>84</text:p>
          </table:table-cell>
          <table:table-cell office:value-type="float" office:value="3.5609462013624">
            <text:p>3.5609462014</text:p>
          </table:table-cell>
          <table:table-cell office:value-type="float" office:value="10">
            <text:p>10</text:p>
          </table:table-cell>
          <table:table-cell/>
          <table:table-cell office:value-type="float" office:value="131.76">
            <text:p>131.76</text:p>
          </table:table-cell>
          <table:table-cell office:value-type="float" office:value="6.00818759804904">
            <text:p>6.00818759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.5609462013624">
            <text:p>3.5609462014</text:p>
          </table:table-cell>
          <table:table-cell office:value-type="float" office:value="10">
            <text:p>10</text:p>
          </table:table-cell>
          <table:table-cell/>
          <table:table-cell office:value-type="float" office:value="86">
            <text:p>86</text:p>
          </table:table-cell>
          <table:table-cell office:value-type="float" office:value="7.02589827366116">
            <text:p>7.0258982737</text:p>
          </table:table-cell>
          <table:table-cell office:value-type="float" office:value="10">
            <text:p>10</text:p>
          </table:table-cell>
          <table:table-cell/>
          <table:table-cell office:value-type="float" office:value="133.2">
            <text:p>133.20</text:p>
          </table:table-cell>
          <table:table-cell office:value-type="float" office:value="8.97087979506722">
            <text:p>8.97087979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.02589827366116">
            <text:p>7.0258982737</text:p>
          </table:table-cell>
          <table:table-cell office:value-type="float" office:value="10">
            <text:p>10</text:p>
          </table:table-cell>
          <table:table-cell/>
          <table:table-cell office:value-type="float" office:value="88">
            <text:p>88</text:p>
          </table:table-cell>
          <table:table-cell office:value-type="float" office:value="1.03628052818644">
            <text:p>1.0362805282</text:p>
          </table:table-cell>
          <table:table-cell office:value-type="float" office:value="10">
            <text:p>10</text:p>
          </table:table-cell>
          <table:table-cell/>
          <table:table-cell office:value-type="float" office:value="133.56">
            <text:p>133.56</text:p>
          </table:table-cell>
          <table:table-cell office:value-type="float" office:value="0.947358503807991">
            <text:p>0.94735850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.03628052818644">
            <text:p>1.0362805282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20.9887964501406">
            <text:p>20.9887964501</text:p>
          </table:table-cell>
          <table:table-cell office:value-type="float" office:value="10">
            <text:p>10</text:p>
          </table:table-cell>
          <table:table-cell/>
          <table:table-cell office:value-type="float" office:value="134.28">
            <text:p>134.28</text:p>
          </table:table-cell>
          <table:table-cell office:value-type="float" office:value="1.34934443229302">
            <text:p>1.34934443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.9887964501406">
            <text:p>20.9887964501</text:p>
          </table:table-cell>
          <table:table-cell office:value-type="float" office:value="10">
            <text:p>10</text:p>
          </table:table-cell>
          <table:table-cell/>
          <table:table-cell office:value-type="float" office:value="90">
            <text:p>9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  <table:table-cell/>
          <table:table-cell office:value-type="float" office:value="135.36">
            <text:p>135.36</text:p>
          </table:table-cell>
          <table:table-cell office:value-type="float" office:value="4.10128263344581">
            <text:p>4.10128263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  <table:table-cell/>
          <table:table-cell office:value-type="float" office:value="92">
            <text:p>92</text:p>
          </table:table-cell>
          <table:table-cell office:value-type="float" office:value="1.8370124178129">
            <text:p>1.8370124178</text:p>
          </table:table-cell>
          <table:table-cell office:value-type="float" office:value="10">
            <text:p>10</text:p>
          </table:table-cell>
          <table:table-cell/>
          <table:table-cell office:value-type="float" office:value="136.08">
            <text:p>136.08</text:p>
          </table:table-cell>
          <table:table-cell office:value-type="float" office:value="5.38665942887544">
            <text:p>5.38665942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.8370124178129">
            <text:p>1.8370124178</text:p>
          </table:table-cell>
          <table:table-cell office:value-type="float" office:value="10">
            <text:p>10</text:p>
          </table:table-cell>
          <table:table-cell/>
          <table:table-cell office:value-type="float" office:value="95">
            <text:p>95</text:p>
          </table:table-cell>
          <table:table-cell office:value-type="float" office:value="4.12132497662745">
            <text:p>4.1213249766</text:p>
          </table:table-cell>
          <table:table-cell office:value-type="float" office:value="10">
            <text:p>10</text:p>
          </table:table-cell>
          <table:table-cell/>
          <table:table-cell office:value-type="float" office:value="138.24">
            <text:p>138.24</text:p>
          </table:table-cell>
          <table:table-cell office:value-type="float" office:value="1.00210933783433">
            <text:p>1.00210933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.12132497662745">
            <text:p>4.1213249766</text:p>
          </table:table-cell>
          <table:table-cell office:value-type="float" office:value="10">
            <text:p>10</text:p>
          </table:table-cell>
          <table:table-cell/>
          <table:table-cell office:value-type="float" office:value="96">
            <text:p>96</text:p>
          </table:table-cell>
          <table:table-cell office:value-type="float" office:value="1.40423419118833">
            <text:p>1.4042341912</text:p>
          </table:table-cell>
          <table:table-cell office:value-type="float" office:value="10">
            <text:p>10</text:p>
          </table:table-cell>
          <table:table-cell/>
          <table:table-cell office:value-type="float" office:value="138.6">
            <text:p>138.60</text:p>
          </table:table-cell>
          <table:table-cell office:value-type="float" office:value="2.21040181707716">
            <text:p>2.21040181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40423419118833">
            <text:p>1.4042341912</text:p>
          </table:table-cell>
          <table:table-cell office:value-type="float" office:value="10">
            <text:p>10</text:p>
          </table:table-cell>
          <table:table-cell/>
          <table:table-cell office:value-type="float" office:value="97">
            <text:p>97</text:p>
          </table:table-cell>
          <table:table-cell office:value-type="float" office:value="8.0599503585481">
            <text:p>8.0599503585</text:p>
          </table:table-cell>
          <table:table-cell office:value-type="float" office:value="10">
            <text:p>10</text:p>
          </table:table-cell>
          <table:table-cell/>
          <table:table-cell office:value-type="float" office:value="139.32">
            <text:p>139.32</text:p>
          </table:table-cell>
          <table:table-cell office:value-type="float" office:value="6.75841994912881">
            <text:p>6.75841994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.0599503585481">
            <text:p>8.0599503585</text:p>
          </table:table-cell>
          <table:table-cell office:value-type="float" office:value="10">
            <text:p>10</text:p>
          </table:table-cell>
          <table:table-cell/>
          <table:table-cell office:value-type="float" office:value="98">
            <text:p>98</text:p>
          </table:table-cell>
          <table:table-cell office:value-type="float" office:value="3.80680887899701">
            <text:p>3.8068088790</text:p>
          </table:table-cell>
          <table:table-cell office:value-type="float" office:value="10">
            <text:p>10</text:p>
          </table:table-cell>
          <table:table-cell/>
          <table:table-cell office:value-type="float" office:value="139.68">
            <text:p>139.68</text:p>
          </table:table-cell>
          <table:table-cell office:value-type="float" office:value="3.00955144783467">
            <text:p>3.00955144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.80680887899701">
            <text:p>3.8068088790</text:p>
          </table:table-cell>
          <table:table-cell office:value-type="float" office:value="10">
            <text:p>10</text:p>
          </table:table-cell>
          <table:table-cell/>
          <table:table-cell office:value-type="float" office:value="101">
            <text:p>101</text:p>
          </table:table-cell>
          <table:table-cell office:value-type="float" office:value="1.21865950853041">
            <text:p>1.2186595085</text:p>
          </table:table-cell>
          <table:table-cell office:value-type="float" office:value="10">
            <text:p>10</text:p>
          </table:table-cell>
          <table:table-cell/>
          <table:table-cell office:value-type="float" office:value="140.04">
            <text:p>140.04</text:p>
          </table:table-cell>
          <table:table-cell office:value-type="float" office:value="4.46348234146329">
            <text:p>4.46348234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.21865950853041">
            <text:p>1.2186595085</text:p>
          </table:table-cell>
          <table:table-cell office:value-type="float" office:value="10">
            <text:p>10</text:p>
          </table:table-cell>
          <table:table-cell/>
          <table:table-cell office:value-type="float" office:value="102">
            <text:p>102</text:p>
          </table:table-cell>
          <table:table-cell office:value-type="float" office:value="1.93563711535883">
            <text:p>1.9356371154</text:p>
          </table:table-cell>
          <table:table-cell office:value-type="float" office:value="10">
            <text:p>10</text:p>
          </table:table-cell>
          <table:table-cell/>
          <table:table-cell office:value-type="float" office:value="141.12">
            <text:p>141.12</text:p>
          </table:table-cell>
          <table:table-cell office:value-type="float" office:value="2.21391633585266">
            <text:p>2.213916335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.93563711535883">
            <text:p>1.9356371154</text:p>
          </table:table-cell>
          <table:table-cell office:value-type="float" office:value="10">
            <text:p>10</text:p>
          </table:table-cell>
          <table:table-cell/>
          <table:table-cell office:value-type="float" office:value="105">
            <text:p>105</text:p>
          </table:table-cell>
          <table:table-cell office:value-type="float" office:value="2.79568506383505">
            <text:p>2.7956850638</text:p>
          </table:table-cell>
          <table:table-cell office:value-type="float" office:value="10">
            <text:p>10</text:p>
          </table:table-cell>
          <table:table-cell/>
          <table:table-cell office:value-type="float" office:value="142.56">
            <text:p>142.56</text:p>
          </table:table-cell>
          <table:table-cell office:value-type="float" office:value="6.0626767047442">
            <text:p>6.06267670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.79568506383505">
            <text:p>2.7956850638</text:p>
          </table:table-cell>
          <table:table-cell office:value-type="float" office:value="10">
            <text:p>10</text:p>
          </table:table-cell>
          <table:table-cell/>
          <table:table-cell office:value-type="float" office:value="108">
            <text:p>108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  <table:table-cell/>
          <table:table-cell office:value-type="float" office:value="144.36">
            <text:p>144.36</text:p>
          </table:table-cell>
          <table:table-cell office:value-type="float" office:value="4.11277622124138">
            <text:p>4.11277622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  <table:table-cell/>
          <table:table-cell office:value-type="float" office:value="113">
            <text:p>113</text:p>
          </table:table-cell>
          <table:table-cell office:value-type="float" office:value="2.18527199702019">
            <text:p>2.1852719970</text:p>
          </table:table-cell>
          <table:table-cell office:value-type="float" office:value="10">
            <text:p>10</text:p>
          </table:table-cell>
          <table:table-cell/>
          <table:table-cell office:value-type="float" office:value="146.88">
            <text:p>146.88</text:p>
          </table:table-cell>
          <table:table-cell office:value-type="float" office:value="3.16421086234054">
            <text:p>3.16421086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.18527199702019">
            <text:p>2.1852719970</text:p>
          </table:table-cell>
          <table:table-cell office:value-type="float" office:value="10">
            <text:p>10</text:p>
          </table:table-cell>
          <table:table-cell/>
          <table:table-cell office:value-type="float" office:value="114">
            <text:p>114</text:p>
          </table:table-cell>
          <table:table-cell office:value-type="float" office:value="6.01347529850876">
            <text:p>6.0134752985</text:p>
          </table:table-cell>
          <table:table-cell office:value-type="float" office:value="10">
            <text:p>10</text:p>
          </table:table-cell>
          <table:table-cell/>
          <table:table-cell office:value-type="float" office:value="150.12">
            <text:p>150.12</text:p>
          </table:table-cell>
          <table:table-cell office:value-type="float" office:value="1.37685044286782">
            <text:p>1.37685044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6.01347529850876">
            <text:p>6.0134752985</text:p>
          </table:table-cell>
          <table:table-cell office:value-type="float" office:value="10">
            <text:p>10</text:p>
          </table:table-cell>
          <table:table-cell/>
          <table:table-cell office:value-type="float" office:value="116">
            <text:p>116</text:p>
          </table:table-cell>
          <table:table-cell office:value-type="float" office:value="2.9205201444013">
            <text:p>2.9205201444</text:p>
          </table:table-cell>
          <table:table-cell office:value-type="float" office:value="10">
            <text:p>10</text:p>
          </table:table-cell>
          <table:table-cell/>
          <table:table-cell office:value-type="float" office:value="151.56">
            <text:p>151.56</text:p>
          </table:table-cell>
          <table:table-cell office:value-type="float" office:value="8.96282507231076">
            <text:p>8.96282507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.9205201444013">
            <text:p>2.9205201444</text:p>
          </table:table-cell>
          <table:table-cell office:value-type="float" office:value="10">
            <text:p>10</text:p>
          </table:table-cell>
          <table:table-cell/>
          <table:table-cell office:value-type="float" office:value="119">
            <text:p>119</text:p>
          </table:table-cell>
          <table:table-cell office:value-type="float" office:value="2.79196631342144">
            <text:p>2.7919663134</text:p>
          </table:table-cell>
          <table:table-cell office:value-type="float" office:value="10">
            <text:p>10</text:p>
          </table:table-cell>
          <table:table-cell/>
          <table:table-cell office:value-type="float" office:value="152.64">
            <text:p>152.64</text:p>
          </table:table-cell>
          <table:table-cell office:value-type="float" office:value="7.06403146269835">
            <text:p>7.06403146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.79196631342144">
            <text:p>2.7919663134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.0230643434243">
            <text:p>1.0230643434</text:p>
          </table:table-cell>
          <table:table-cell office:value-type="float" office:value="10">
            <text:p>10</text:p>
          </table:table-cell>
          <table:table-cell/>
          <table:table-cell office:value-type="float" office:value="153.72">
            <text:p>153.72</text:p>
          </table:table-cell>
          <table:table-cell office:value-type="float" office:value="4.93518541057244">
            <text:p>4.93518541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.0230643434243">
            <text:p>1.0230643434</text:p>
          </table:table-cell>
          <table:table-cell office:value-type="float" office:value="10">
            <text:p>10</text:p>
          </table:table-cell>
          <table:table-cell/>
          <table:table-cell office:value-type="float" office:value="121">
            <text:p>121</text:p>
          </table:table-cell>
          <table:table-cell office:value-type="float" office:value="9.19833546195557">
            <text:p>9.1983354620</text:p>
          </table:table-cell>
          <table:table-cell office:value-type="float" office:value="10">
            <text:p>10</text:p>
          </table:table-cell>
          <table:table-cell/>
          <table:table-cell office:value-type="float" office:value="155.16">
            <text:p>155.16</text:p>
          </table:table-cell>
          <table:table-cell office:value-type="float" office:value="3.15730423950022">
            <text:p>3.15730423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9.19833546195557">
            <text:p>9.1983354620</text:p>
          </table:table-cell>
          <table:table-cell office:value-type="float" office:value="10">
            <text:p>10</text:p>
          </table:table-cell>
          <table:table-cell/>
          <table:table-cell office:value-type="float" office:value="126">
            <text:p>126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  <table:table-cell/>
          <table:table-cell office:value-type="float" office:value="155.52">
            <text:p>155.52</text:p>
          </table:table-cell>
          <table:table-cell office:value-type="float" office:value="0.922601018676243">
            <text:p>0.92260101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  <table:table-cell/>
          <table:table-cell office:value-type="float" office:value="129">
            <text:p>129</text:p>
          </table:table-cell>
          <table:table-cell office:value-type="float" office:value="6.39419002436885">
            <text:p>6.3941900244</text:p>
          </table:table-cell>
          <table:table-cell office:value-type="float" office:value="10">
            <text:p>10</text:p>
          </table:table-cell>
          <table:table-cell/>
          <table:table-cell office:value-type="float" office:value="158.76">
            <text:p>158.76</text:p>
          </table:table-cell>
          <table:table-cell office:value-type="float" office:value="19.4294511481549">
            <text:p>19.42945114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6.39419002436885">
            <text:p>6.3941900244</text:p>
          </table:table-cell>
          <table:table-cell office:value-type="float" office:value="10">
            <text:p>10</text:p>
          </table:table-cell>
          <table:table-cell/>
          <table:table-cell office:value-type="float" office:value="130">
            <text:p>130</text:p>
          </table:table-cell>
          <table:table-cell office:value-type="float" office:value="5.09742619239914">
            <text:p>5.0974261924</text:p>
          </table:table-cell>
          <table:table-cell office:value-type="float" office:value="10">
            <text:p>10</text:p>
          </table:table-cell>
          <table:table-cell/>
          <table:table-cell office:value-type="float" office:value="159.48">
            <text:p>159.48</text:p>
          </table:table-cell>
          <table:table-cell office:value-type="float" office:value="0.994822563622863">
            <text:p>0.99482256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5.09742619239914">
            <text:p>5.0974261924</text:p>
          </table:table-cell>
          <table:table-cell office:value-type="float" office:value="10">
            <text:p>10</text:p>
          </table:table-cell>
          <table:table-cell/>
          <table:table-cell office:value-type="float" office:value="132">
            <text:p>132</text:p>
          </table:table-cell>
          <table:table-cell office:value-type="float" office:value="11.0744559660003">
            <text:p>11.0744559660</text:p>
          </table:table-cell>
          <table:table-cell office:value-type="float" office:value="10">
            <text:p>10</text:p>
          </table:table-cell>
          <table:table-cell/>
          <table:table-cell office:value-type="float" office:value="160.92">
            <text:p>160.92</text:p>
          </table:table-cell>
          <table:table-cell office:value-type="float" office:value="2.25765542523913">
            <text:p>2.25765542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1.0744559660003">
            <text:p>11.0744559660</text:p>
          </table:table-cell>
          <table:table-cell office:value-type="float" office:value="10">
            <text:p>10</text:p>
          </table:table-cell>
          <table:table-cell/>
          <table:table-cell office:value-type="float" office:value="134">
            <text:p>134</text:p>
          </table:table-cell>
          <table:table-cell office:value-type="float" office:value="4.84714755279736">
            <text:p>4.8471475528</text:p>
          </table:table-cell>
          <table:table-cell office:value-type="float" office:value="10">
            <text:p>10</text:p>
          </table:table-cell>
          <table:table-cell/>
          <table:table-cell office:value-type="float" office:value="163.08">
            <text:p>163.08</text:p>
          </table:table-cell>
          <table:table-cell office:value-type="float" office:value="4.44106154052556">
            <text:p>4.441061540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.84714755279736">
            <text:p>4.8471475528</text:p>
          </table:table-cell>
          <table:table-cell office:value-type="float" office:value="10">
            <text:p>10</text:p>
          </table:table-cell>
          <table:table-cell/>
          <table:table-cell office:value-type="float" office:value="137">
            <text:p>137</text:p>
          </table:table-cell>
          <table:table-cell office:value-type="float" office:value="2.838222088326">
            <text:p>2.8382220883</text:p>
          </table:table-cell>
          <table:table-cell office:value-type="float" office:value="10">
            <text:p>10</text:p>
          </table:table-cell>
          <table:table-cell/>
          <table:table-cell office:value-type="float" office:value="164.88">
            <text:p>164.88</text:p>
          </table:table-cell>
          <table:table-cell office:value-type="float" office:value="10.2709106918442">
            <text:p>10.270910691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.838222088326">
            <text:p>2.8382220883</text:p>
          </table:table-cell>
          <table:table-cell office:value-type="float" office:value="10">
            <text:p>10</text:p>
          </table:table-cell>
          <table:table-cell/>
          <table:table-cell office:value-type="float" office:value="139">
            <text:p>139</text:p>
          </table:table-cell>
          <table:table-cell office:value-type="float" office:value="4.10738937042693">
            <text:p>4.1073893704</text:p>
          </table:table-cell>
          <table:table-cell office:value-type="float" office:value="10">
            <text:p>10</text:p>
          </table:table-cell>
          <table:table-cell/>
          <table:table-cell office:value-type="float" office:value="165.6">
            <text:p>165.60</text:p>
          </table:table-cell>
          <table:table-cell office:value-type="float" office:value="2.16650601516151">
            <text:p>2.16650601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.10738937042693">
            <text:p>4.1073893704</text:p>
          </table:table-cell>
          <table:table-cell office:value-type="float" office:value="10">
            <text:p>10</text:p>
          </table:table-cell>
          <table:table-cell/>
          <table:table-cell office:value-type="float" office:value="140">
            <text:p>140</text:p>
          </table:table-cell>
          <table:table-cell office:value-type="float" office:value="3.61185105397898">
            <text:p>3.6118510540</text:p>
          </table:table-cell>
          <table:table-cell office:value-type="float" office:value="10">
            <text:p>10</text:p>
          </table:table-cell>
          <table:table-cell/>
          <table:table-cell office:value-type="float" office:value="167.76">
            <text:p>167.76</text:p>
          </table:table-cell>
          <table:table-cell office:value-type="float" office:value="7.21741671911753">
            <text:p>7.21741671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.61185105397898">
            <text:p>3.6118510540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1.98902295382005">
            <text:p>1.9890229538</text:p>
          </table:table-cell>
          <table:table-cell office:value-type="float" office:value="10">
            <text:p>10</text:p>
          </table:table-cell>
          <table:table-cell/>
          <table:table-cell office:value-type="float" office:value="168.12">
            <text:p>168.12</text:p>
          </table:table-cell>
          <table:table-cell office:value-type="float" office:value="2.78788879942358">
            <text:p>2.78788879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.98902295382005">
            <text:p>1.9890229538</text:p>
          </table:table-cell>
          <table:table-cell office:value-type="float" office:value="10">
            <text:p>10</text:p>
          </table:table-cell>
          <table:table-cell/>
          <table:table-cell office:value-type="float" office:value="143">
            <text:p>143</text:p>
          </table:table-cell>
          <table:table-cell office:value-type="float" office:value="3.17258102858566">
            <text:p>3.1725810286</text:p>
          </table:table-cell>
          <table:table-cell office:value-type="float" office:value="10">
            <text:p>10</text:p>
          </table:table-cell>
          <table:table-cell/>
          <table:table-cell office:value-type="float" office:value="170.64">
            <text:p>170.64</text:p>
          </table:table-cell>
          <table:table-cell office:value-type="float" office:value="1.01254935581761">
            <text:p>1.01254935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.17258102858566">
            <text:p>3.1725810286</text:p>
          </table:table-cell>
          <table:table-cell office:value-type="float" office:value="10">
            <text:p>10</text:p>
          </table:table-cell>
          <table:table-cell/>
          <table:table-cell office:value-type="float" office:value="145">
            <text:p>145</text:p>
          </table:table-cell>
          <table:table-cell office:value-type="float" office:value="2.24772304165063">
            <text:p>2.2477230417</text:p>
          </table:table-cell>
          <table:table-cell office:value-type="float" office:value="10">
            <text:p>10</text:p>
          </table:table-cell>
          <table:table-cell/>
          <table:table-cell office:value-type="float" office:value="174.24">
            <text:p>174.24</text:p>
          </table:table-cell>
          <table:table-cell office:value-type="float" office:value="3.60507414073454">
            <text:p>3.605074140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.24772304165063">
            <text:p>2.2477230417</text:p>
          </table:table-cell>
          <table:table-cell office:value-type="float" office:value="10">
            <text:p>10</text:p>
          </table:table-cell>
          <table:table-cell/>
          <table:table-cell office:value-type="float" office:value="146">
            <text:p>146</text:p>
          </table:table-cell>
          <table:table-cell office:value-type="float" office:value="1.00288517107724">
            <text:p>1.0028851711</text:p>
          </table:table-cell>
          <table:table-cell office:value-type="float" office:value="10">
            <text:p>10</text:p>
          </table:table-cell>
          <table:table-cell/>
          <table:table-cell office:value-type="float" office:value="179.28">
            <text:p>179.28</text:p>
          </table:table-cell>
          <table:table-cell office:value-type="float" office:value="1.9731121148087">
            <text:p>1.97311211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.00288517107724">
            <text:p>1.0028851711</text:p>
          </table:table-cell>
          <table:table-cell office:value-type="float" office:value="10">
            <text:p>10</text:p>
          </table:table-cell>
          <table:table-cell/>
          <table:table-cell office:value-type="float" office:value="147">
            <text:p>147</text:p>
          </table:table-cell>
          <table:table-cell office:value-type="float" office:value="2.66424045630873">
            <text:p>2.6642404563</text:p>
          </table:table-cell>
          <table:table-cell office:value-type="float" office:value="10">
            <text:p>10</text:p>
          </table:table-cell>
          <table:table-cell/>
          <table:table-cell office:value-type="float" office:value="179.64">
            <text:p>179.64</text:p>
          </table:table-cell>
          <table:table-cell office:value-type="float" office:value="6.68693350573237">
            <text:p>6.68693350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.66424045630873">
            <text:p>2.6642404563</text:p>
          </table:table-cell>
          <table:table-cell office:value-type="float" office:value="10">
            <text:p>10</text:p>
          </table:table-cell>
          <table:table-cell/>
          <table:table-cell office:value-type="float" office:value="149">
            <text:p>149</text:p>
          </table:table-cell>
          <table:table-cell office:value-type="float" office:value="0.956841062331978">
            <text:p>0.9568410623</text:p>
          </table:table-cell>
          <table:table-cell office:value-type="float" office:value="10">
            <text:p>10</text:p>
          </table:table-cell>
          <table:table-cell/>
          <table:table-cell office:value-type="float" office:value="180.36">
            <text:p>180.36</text:p>
          </table:table-cell>
          <table:table-cell office:value-type="float" office:value="1.49025917162493">
            <text:p>1.49025917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956841062331978">
            <text:p>0.9568410623</text:p>
          </table:table-cell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 office:value-type="float" office:value="5.83262494611186">
            <text:p>5.8326249461</text:p>
          </table:table-cell>
          <table:table-cell office:value-type="float" office:value="10">
            <text:p>10</text:p>
          </table:table-cell>
          <table:table-cell/>
          <table:table-cell office:value-type="float" office:value="182.16">
            <text:p>182.16</text:p>
          </table:table-cell>
          <table:table-cell office:value-type="float" office:value="5.07969401063877">
            <text:p>5.07969401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.83262494611186">
            <text:p>5.8326249461</text:p>
          </table:table-cell>
          <table:table-cell office:value-type="float" office:value="10">
            <text:p>10</text:p>
          </table:table-cell>
          <table:table-cell/>
          <table:table-cell office:value-type="float" office:value="152">
            <text:p>152</text:p>
          </table:table-cell>
          <table:table-cell office:value-type="float" office:value="1.42250567299652">
            <text:p>1.4225056730</text:p>
          </table:table-cell>
          <table:table-cell office:value-type="float" office:value="10">
            <text:p>10</text:p>
          </table:table-cell>
          <table:table-cell/>
          <table:table-cell office:value-type="float" office:value="183.6">
            <text:p>183.60</text:p>
          </table:table-cell>
          <table:table-cell office:value-type="float" office:value="1.410626159589">
            <text:p>1.41062615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.42250567299652">
            <text:p>1.4225056730</text:p>
          </table:table-cell>
          <table:table-cell office:value-type="float" office:value="10">
            <text:p>10</text:p>
          </table:table-cell>
          <table:table-cell/>
          <table:table-cell office:value-type="float" office:value="155">
            <text:p>155</text:p>
          </table:table-cell>
          <table:table-cell office:value-type="float" office:value="7.04572492696775">
            <text:p>7.0457249270</text:p>
          </table:table-cell>
          <table:table-cell office:value-type="float" office:value="10">
            <text:p>10</text:p>
          </table:table-cell>
          <table:table-cell/>
          <table:table-cell office:value-type="float" office:value="184.32">
            <text:p>184.32</text:p>
          </table:table-cell>
          <table:table-cell office:value-type="float" office:value="2.98772733953982">
            <text:p>2.98772733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7.04572492696775">
            <text:p>7.0457249270</text:p>
          </table:table-cell>
          <table:table-cell office:value-type="float" office:value="10">
            <text:p>10</text:p>
          </table:table-cell>
          <table:table-cell/>
          <table:table-cell office:value-type="float" office:value="158">
            <text:p>158</text:p>
          </table:table-cell>
          <table:table-cell office:value-type="float" office:value="2.02395728150658">
            <text:p>2.0239572815</text:p>
          </table:table-cell>
          <table:table-cell office:value-type="float" office:value="10">
            <text:p>10</text:p>
          </table:table-cell>
          <table:table-cell/>
          <table:table-cell office:value-type="float" office:value="185.04">
            <text:p>185.04</text:p>
          </table:table-cell>
          <table:table-cell office:value-type="float" office:value="3.13950346325459">
            <text:p>3.1395034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.02395728150658">
            <text:p>2.0239572815</text:p>
          </table:table-cell>
          <table:table-cell office:value-type="float" office:value="10">
            <text:p>10</text:p>
          </table:table-cell>
          <table:table-cell/>
          <table:table-cell office:value-type="float" office:value="159">
            <text:p>159</text:p>
          </table:table-cell>
          <table:table-cell office:value-type="float" office:value="5.97752674753089">
            <text:p>5.9775267475</text:p>
          </table:table-cell>
          <table:table-cell office:value-type="float" office:value="10">
            <text:p>10</text:p>
          </table:table-cell>
          <table:table-cell/>
          <table:table-cell office:value-type="float" office:value="185.4">
            <text:p>185.40</text:p>
          </table:table-cell>
          <table:table-cell office:value-type="float" office:value="3.10285934253538">
            <text:p>3.10285934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5.97752674753089">
            <text:p>5.9775267475</text:p>
          </table:table-cell>
          <table:table-cell office:value-type="float" office:value="10">
            <text:p>10</text:p>
          </table:table-cell>
          <table:table-cell/>
          <table:table-cell office:value-type="float" office:value="160">
            <text:p>160</text:p>
          </table:table-cell>
          <table:table-cell office:value-type="float" office:value="5.65931502406451">
            <text:p>5.6593150241</text:p>
          </table:table-cell>
          <table:table-cell office:value-type="float" office:value="10">
            <text:p>10</text:p>
          </table:table-cell>
          <table:table-cell/>
          <table:table-cell office:value-type="float" office:value="186.84">
            <text:p>186.84</text:p>
          </table:table-cell>
          <table:table-cell office:value-type="float" office:value="4.07964203645831">
            <text:p>4.07964203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.65931502406451">
            <text:p>5.6593150241</text:p>
          </table:table-cell>
          <table:table-cell office:value-type="float" office:value="10">
            <text:p>10</text:p>
          </table:table-cell>
          <table:table-cell/>
          <table:table-cell office:value-type="float" office:value="162">
            <text:p>162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  <table:table-cell/>
          <table:table-cell office:value-type="float" office:value="187.56">
            <text:p>187.56</text:p>
          </table:table-cell>
          <table:table-cell office:value-type="float" office:value="2.24522635367755">
            <text:p>2.245226353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  <table:table-cell/>
          <table:table-cell office:value-type="float" office:value="163">
            <text:p>163</text:p>
          </table:table-cell>
          <table:table-cell office:value-type="float" office:value="5.93555105322863">
            <text:p>5.9355510532</text:p>
          </table:table-cell>
          <table:table-cell office:value-type="float" office:value="10">
            <text:p>10</text:p>
          </table:table-cell>
          <table:table-cell/>
          <table:table-cell office:value-type="float" office:value="190.8">
            <text:p>190.80</text:p>
          </table:table-cell>
          <table:table-cell office:value-type="float" office:value="8.59415370381549">
            <text:p>8.59415370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5.93555105322863">
            <text:p>5.9355510532</text:p>
          </table:table-cell>
          <table:table-cell office:value-type="float" office:value="10">
            <text:p>10</text:p>
          </table:table-cell>
          <table:table-cell/>
          <table:table-cell office:value-type="float" office:value="164">
            <text:p>164</text:p>
          </table:table-cell>
          <table:table-cell office:value-type="float" office:value="3.00122550856959">
            <text:p>3.0012255086</text:p>
          </table:table-cell>
          <table:table-cell office:value-type="float" office:value="10">
            <text:p>10</text:p>
          </table:table-cell>
          <table:table-cell/>
          <table:table-cell office:value-type="float" office:value="191.52">
            <text:p>191.52</text:p>
          </table:table-cell>
          <table:table-cell office:value-type="float" office:value="2.21837224614706">
            <text:p>2.21837224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.00122550856959">
            <text:p>3.0012255086</text:p>
          </table:table-cell>
          <table:table-cell office:value-type="float" office:value="10">
            <text:p>10</text:p>
          </table:table-cell>
          <table:table-cell/>
          <table:table-cell office:value-type="float" office:value="165">
            <text:p>165</text:p>
          </table:table-cell>
          <table:table-cell office:value-type="float" office:value="1.97036490013427">
            <text:p>1.9703649001</text:p>
          </table:table-cell>
          <table:table-cell office:value-type="float" office:value="10">
            <text:p>10</text:p>
          </table:table-cell>
          <table:table-cell/>
          <table:table-cell office:value-type="float" office:value="193.68">
            <text:p>193.68</text:p>
          </table:table-cell>
          <table:table-cell office:value-type="float" office:value="6.37283646038033">
            <text:p>6.37283646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.97036490013427">
            <text:p>1.9703649001</text:p>
          </table:table-cell>
          <table:table-cell office:value-type="float" office:value="10">
            <text:p>10</text:p>
          </table:table-cell>
          <table:table-cell/>
          <table:table-cell office:value-type="float" office:value="166">
            <text:p>166</text:p>
          </table:table-cell>
          <table:table-cell office:value-type="float" office:value="3.47038436760273">
            <text:p>3.4703843676</text:p>
          </table:table-cell>
          <table:table-cell office:value-type="float" office:value="10">
            <text:p>10</text:p>
          </table:table-cell>
          <table:table-cell/>
          <table:table-cell office:value-type="float" office:value="194.4">
            <text:p>194.40</text:p>
          </table:table-cell>
          <table:table-cell office:value-type="float" office:value="2.25619199043275">
            <text:p>2.25619199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.47038436760273">
            <text:p>3.4703843676</text:p>
          </table:table-cell>
          <table:table-cell office:value-type="float" office:value="10">
            <text:p>10</text:p>
          </table:table-cell>
          <table:table-cell/>
          <table:table-cell office:value-type="float" office:value="167">
            <text:p>167</text:p>
          </table:table-cell>
          <table:table-cell office:value-type="float" office:value="4.9259100394757">
            <text:p>4.9259100395</text:p>
          </table:table-cell>
          <table:table-cell office:value-type="float" office:value="10">
            <text:p>10</text:p>
          </table:table-cell>
          <table:table-cell/>
          <table:table-cell office:value-type="float" office:value="195.48">
            <text:p>195.48</text:p>
          </table:table-cell>
          <table:table-cell office:value-type="float" office:value="4.96707448870335">
            <text:p>4.96707448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.9259100394757">
            <text:p>4.9259100395</text:p>
          </table:table-cell>
          <table:table-cell office:value-type="float" office:value="10">
            <text:p>10</text:p>
          </table:table-cell>
          <table:table-cell/>
          <table:table-cell office:value-type="float" office:value="169">
            <text:p>169</text:p>
          </table:table-cell>
          <table:table-cell office:value-type="float" office:value="4.04461207316086">
            <text:p>4.0446120732</text:p>
          </table:table-cell>
          <table:table-cell office:value-type="float" office:value="10">
            <text:p>10</text:p>
          </table:table-cell>
          <table:table-cell/>
          <table:table-cell office:value-type="float" office:value="195.84">
            <text:p>195.84</text:p>
          </table:table-cell>
          <table:table-cell office:value-type="float" office:value="7.33412907895079">
            <text:p>7.33412907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.04461207316086">
            <text:p>4.0446120732</text:p>
          </table:table-cell>
          <table:table-cell office:value-type="float" office:value="10">
            <text:p>10</text:p>
          </table:table-cell>
          <table:table-cell/>
          <table:table-cell office:value-type="float" office:value="170">
            <text:p>170</text:p>
          </table:table-cell>
          <table:table-cell office:value-type="float" office:value="1.91571171492536">
            <text:p>1.9157117149</text:p>
          </table:table-cell>
          <table:table-cell office:value-type="float" office:value="10">
            <text:p>10</text:p>
          </table:table-cell>
          <table:table-cell/>
          <table:table-cell office:value-type="float" office:value="197.28">
            <text:p>197.28</text:p>
          </table:table-cell>
          <table:table-cell office:value-type="float" office:value="0.992144288063799">
            <text:p>0.99214428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.91571171492536">
            <text:p>1.9157117149</text:p>
          </table:table-cell>
          <table:table-cell office:value-type="float" office:value="10">
            <text:p>10</text:p>
          </table:table-cell>
          <table:table-cell/>
          <table:table-cell office:value-type="float" office:value="174">
            <text:p>174</text:p>
          </table:table-cell>
          <table:table-cell office:value-type="float" office:value="4.45718001493204">
            <text:p>4.4571800149</text:p>
          </table:table-cell>
          <table:table-cell office:value-type="float" office:value="10">
            <text:p>10</text:p>
          </table:table-cell>
          <table:table-cell/>
          <table:table-cell office:value-type="float" office:value="198.36">
            <text:p>198.36</text:p>
          </table:table-cell>
          <table:table-cell office:value-type="float" office:value="5.12466516603956">
            <text:p>5.12466516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.45718001493204">
            <text:p>4.4571800149</text:p>
          </table:table-cell>
          <table:table-cell office:value-type="float" office:value="10">
            <text:p>10</text:p>
          </table:table-cell>
          <table:table-cell/>
          <table:table-cell office:value-type="float" office:value="176">
            <text:p>176</text:p>
          </table:table-cell>
          <table:table-cell office:value-type="float" office:value="2.77628250167601">
            <text:p>2.7762825017</text:p>
          </table:table-cell>
          <table:table-cell office:value-type="float" office:value="10">
            <text:p>10</text:p>
          </table:table-cell>
          <table:table-cell/>
          <table:table-cell office:value-type="float" office:value="199.44">
            <text:p>199.44</text:p>
          </table:table-cell>
          <table:table-cell office:value-type="float" office:value="2.00276855456467">
            <text:p>2.00276855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.77628250167601">
            <text:p>2.7762825017</text:p>
          </table:table-cell>
          <table:table-cell office:value-type="float" office:value="10">
            <text:p>10</text:p>
          </table:table-cell>
          <table:table-cell/>
          <table:table-cell office:value-type="float" office:value="179">
            <text:p>179</text:p>
          </table:table-cell>
          <table:table-cell office:value-type="float" office:value="4.47833112366491">
            <text:p>4.4783311237</text:p>
          </table:table-cell>
          <table:table-cell office:value-type="float" office:value="10">
            <text:p>10</text:p>
          </table:table-cell>
          <table:table-cell/>
          <table:table-cell office:value-type="float" office:value="199.8">
            <text:p>199.80</text:p>
          </table:table-cell>
          <table:table-cell office:value-type="float" office:value="3.56669457566912">
            <text:p>3.56669457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.47833112366491">
            <text:p>4.4783311237</text:p>
          </table:table-cell>
          <table:table-cell office:value-type="float" office:value="10">
            <text:p>10</text:p>
          </table:table-cell>
          <table:table-cell/>
          <table:table-cell office:value-type="float" office:value="185">
            <text:p>185</text:p>
          </table:table-cell>
          <table:table-cell office:value-type="float" office:value="4.47761326183887">
            <text:p>4.4776132618</text:p>
          </table:table-cell>
          <table:table-cell office:value-type="float" office:value="10">
            <text:p>10</text:p>
          </table:table-cell>
          <table:table-cell/>
          <table:table-cell office:value-type="float" office:value="200.16">
            <text:p>200.16</text:p>
          </table:table-cell>
          <table:table-cell office:value-type="float" office:value="4.14373522243131">
            <text:p>4.14373522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.47761326183887">
            <text:p>4.4776132618</text:p>
          </table:table-cell>
          <table:table-cell office:value-type="float" office:value="10">
            <text:p>10</text:p>
          </table:table-cell>
          <table:table-cell/>
          <table:table-cell office:value-type="float" office:value="187">
            <text:p>187</text:p>
          </table:table-cell>
          <table:table-cell office:value-type="float" office:value="1.33043666910299">
            <text:p>1.3304366691</text:p>
          </table:table-cell>
          <table:table-cell office:value-type="float" office:value="10">
            <text:p>10</text:p>
          </table:table-cell>
          <table:table-cell/>
          <table:table-cell office:value-type="float" office:value="201.6">
            <text:p>201.60</text:p>
          </table:table-cell>
          <table:table-cell office:value-type="float" office:value="3.12577563569124">
            <text:p>3.12577563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.33043666910299">
            <text:p>1.3304366691</text:p>
          </table:table-cell>
          <table:table-cell office:value-type="float" office:value="10">
            <text:p>10</text:p>
          </table:table-cell>
          <table:table-cell/>
          <table:table-cell office:value-type="float" office:value="189">
            <text:p>189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  <table:table-cell/>
          <table:table-cell office:value-type="float" office:value="202.32">
            <text:p>202.32</text:p>
          </table:table-cell>
          <table:table-cell office:value-type="float" office:value="2.97328388495237">
            <text:p>2.97328388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  <table:table-cell/>
          <table:table-cell office:value-type="float" office:value="190">
            <text:p>190</text:p>
          </table:table-cell>
          <table:table-cell office:value-type="float" office:value="3.21417734840773">
            <text:p>3.2141773484</text:p>
          </table:table-cell>
          <table:table-cell office:value-type="float" office:value="10">
            <text:p>10</text:p>
          </table:table-cell>
          <table:table-cell/>
          <table:table-cell office:value-type="float" office:value="205.92">
            <text:p>205.92</text:p>
          </table:table-cell>
          <table:table-cell office:value-type="float" office:value="2.21900010462388">
            <text:p>2.21900010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.21417734840773">
            <text:p>3.2141773484</text:p>
          </table:table-cell>
          <table:table-cell office:value-type="float" office:value="10">
            <text:p>10</text:p>
          </table:table-cell>
          <table:table-cell/>
          <table:table-cell office:value-type="float" office:value="191">
            <text:p>191</text:p>
          </table:table-cell>
          <table:table-cell office:value-type="float" office:value="3.8864605913327">
            <text:p>3.8864605913</text:p>
          </table:table-cell>
          <table:table-cell office:value-type="float" office:value="10">
            <text:p>10</text:p>
          </table:table-cell>
          <table:table-cell/>
          <table:table-cell office:value-type="float" office:value="206.64">
            <text:p>206.64</text:p>
          </table:table-cell>
          <table:table-cell office:value-type="float" office:value="0.970083206113005">
            <text:p>0.97008320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3.8864605913327">
            <text:p>3.8864605913</text:p>
          </table:table-cell>
          <table:table-cell office:value-type="float" office:value="10">
            <text:p>10</text:p>
          </table:table-cell>
          <table:table-cell/>
          <table:table-cell office:value-type="float" office:value="192">
            <text:p>192</text:p>
          </table:table-cell>
          <table:table-cell office:value-type="float" office:value="6.24397687868659">
            <text:p>6.2439768787</text:p>
          </table:table-cell>
          <table:table-cell office:value-type="float" office:value="10">
            <text:p>10</text:p>
          </table:table-cell>
          <table:table-cell/>
          <table:table-cell office:value-type="float" office:value="207.72">
            <text:p>207.72</text:p>
          </table:table-cell>
          <table:table-cell office:value-type="float" office:value="6.11342156327417">
            <text:p>6.1134215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.24397687868659">
            <text:p>6.2439768787</text:p>
          </table:table-cell>
          <table:table-cell office:value-type="float" office:value="10">
            <text:p>10</text:p>
          </table:table-cell>
          <table:table-cell/>
          <table:table-cell office:value-type="float" office:value="193">
            <text:p>193</text:p>
          </table:table-cell>
          <table:table-cell office:value-type="float" office:value="3.0394535211296">
            <text:p>3.0394535211</text:p>
          </table:table-cell>
          <table:table-cell office:value-type="float" office:value="10">
            <text:p>10</text:p>
          </table:table-cell>
          <table:table-cell/>
          <table:table-cell office:value-type="float" office:value="209.52">
            <text:p>209.52</text:p>
          </table:table-cell>
          <table:table-cell office:value-type="float" office:value="3.22161506501965">
            <text:p>3.22161506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3.0394535211296">
            <text:p>3.0394535211</text:p>
          </table:table-cell>
          <table:table-cell office:value-type="float" office:value="10">
            <text:p>10</text:p>
          </table:table-cell>
          <table:table-cell/>
          <table:table-cell office:value-type="float" office:value="195">
            <text:p>195</text:p>
          </table:table-cell>
          <table:table-cell office:value-type="float" office:value="4.35434336864566">
            <text:p>4.3543433686</text:p>
          </table:table-cell>
          <table:table-cell office:value-type="float" office:value="10">
            <text:p>10</text:p>
          </table:table-cell>
          <table:table-cell/>
          <table:table-cell office:value-type="float" office:value="210.96">
            <text:p>210.96</text:p>
          </table:table-cell>
          <table:table-cell office:value-type="float" office:value="7.8741340520025">
            <text:p>7.874134052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4.35434336864566">
            <text:p>4.3543433686</text:p>
          </table:table-cell>
          <table:table-cell office:value-type="float" office:value="10">
            <text:p>10</text:p>
          </table:table-cell>
          <table:table-cell/>
          <table:table-cell office:value-type="float" office:value="198">
            <text:p>198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  <table:table-cell/>
          <table:table-cell office:value-type="float" office:value="211.68">
            <text:p>211.68</text:p>
          </table:table-cell>
          <table:table-cell office:value-type="float" office:value="0.999733707895221">
            <text:p>0.99973370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  <table:table-cell/>
          <table:table-cell office:value-type="float" office:value="200">
            <text:p>200</text:p>
          </table:table-cell>
          <table:table-cell office:value-type="float" office:value="3.53562795239044">
            <text:p>3.5356279524</text:p>
          </table:table-cell>
          <table:table-cell office:value-type="float" office:value="10">
            <text:p>10</text:p>
          </table:table-cell>
          <table:table-cell/>
          <table:table-cell office:value-type="float" office:value="212.04">
            <text:p>212.04</text:p>
          </table:table-cell>
          <table:table-cell office:value-type="float" office:value="1.41471040422544">
            <text:p>1.41471040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.53562795239044">
            <text:p>3.5356279524</text:p>
          </table:table-cell>
          <table:table-cell office:value-type="float" office:value="10">
            <text:p>10</text:p>
          </table:table-cell>
          <table:table-cell/>
          <table:table-cell office:value-type="float" office:value="203">
            <text:p>203</text:p>
          </table:table-cell>
          <table:table-cell office:value-type="float" office:value="4.91332395171979">
            <text:p>4.9133239517</text:p>
          </table:table-cell>
          <table:table-cell office:value-type="float" office:value="10">
            <text:p>10</text:p>
          </table:table-cell>
          <table:table-cell/>
          <table:table-cell office:value-type="float" office:value="212.76">
            <text:p>212.76</text:p>
          </table:table-cell>
          <table:table-cell office:value-type="float" office:value="3.6697137902201">
            <text:p>3.66971379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4.91332395171979">
            <text:p>4.9133239517</text:p>
          </table:table-cell>
          <table:table-cell office:value-type="float" office:value="10">
            <text:p>10</text:p>
          </table:table-cell>
          <table:table-cell/>
          <table:table-cell office:value-type="float" office:value="204">
            <text:p>204</text:p>
          </table:table-cell>
          <table:table-cell office:value-type="float" office:value="9.01534610753229">
            <text:p>9.0153461075</text:p>
          </table:table-cell>
          <table:table-cell office:value-type="float" office:value="10">
            <text:p>10</text:p>
          </table:table-cell>
          <table:table-cell/>
          <table:table-cell office:value-type="float" office:value="213.48">
            <text:p>213.48</text:p>
          </table:table-cell>
          <table:table-cell office:value-type="float" office:value="5.00836030328964">
            <text:p>5.00836030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9.01534610753229">
            <text:p>9.0153461075</text:p>
          </table:table-cell>
          <table:table-cell office:value-type="float" office:value="10">
            <text:p>10</text:p>
          </table:table-cell>
          <table:table-cell/>
          <table:table-cell office:value-type="float" office:value="206">
            <text:p>206</text:p>
          </table:table-cell>
          <table:table-cell office:value-type="float" office:value="6.31591710063959">
            <text:p>6.3159171006</text:p>
          </table:table-cell>
          <table:table-cell office:value-type="float" office:value="10">
            <text:p>10</text:p>
          </table:table-cell>
          <table:table-cell/>
          <table:table-cell office:value-type="float" office:value="217.08">
            <text:p>217.08</text:p>
          </table:table-cell>
          <table:table-cell office:value-type="float" office:value="4.99715561934145">
            <text:p>4.99715561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6.31591710063959">
            <text:p>6.3159171006</text:p>
          </table:table-cell>
          <table:table-cell office:value-type="float" office:value="10">
            <text:p>10</text:p>
          </table:table-cell>
          <table:table-cell/>
          <table:table-cell office:value-type="float" office:value="207">
            <text:p>207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  <table:table-cell/>
          <table:table-cell office:value-type="float" office:value="218.16">
            <text:p>218.16</text:p>
          </table:table-cell>
          <table:table-cell office:value-type="float" office:value="4.08949665937678">
            <text:p>4.08949665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  <table:table-cell/>
          <table:table-cell office:value-type="float" office:value="211">
            <text:p>211</text:p>
          </table:table-cell>
          <table:table-cell office:value-type="float" office:value="6.00268600358727">
            <text:p>6.0026860036</text:p>
          </table:table-cell>
          <table:table-cell office:value-type="float" office:value="10">
            <text:p>10</text:p>
          </table:table-cell>
          <table:table-cell/>
          <table:table-cell office:value-type="float" office:value="218.88">
            <text:p>218.88</text:p>
          </table:table-cell>
          <table:table-cell office:value-type="float" office:value="17.0577691098046">
            <text:p>17.057769109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6.00268600358727">
            <text:p>6.0026860036</text:p>
          </table:table-cell>
          <table:table-cell office:value-type="float" office:value="10">
            <text:p>10</text:p>
          </table:table-cell>
          <table:table-cell/>
          <table:table-cell office:value-type="float" office:value="212">
            <text:p>212</text:p>
          </table:table-cell>
          <table:table-cell office:value-type="float" office:value="1.42582988874812">
            <text:p>1.4258298887</text:p>
          </table:table-cell>
          <table:table-cell office:value-type="float" office:value="10">
            <text:p>10</text:p>
          </table:table-cell>
          <table:table-cell/>
          <table:table-cell office:value-type="float" office:value="219.6">
            <text:p>219.60</text:p>
          </table:table-cell>
          <table:table-cell office:value-type="float" office:value="3.17784586580173">
            <text:p>3.17784586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.42582988874812">
            <text:p>1.4258298887</text:p>
          </table:table-cell>
          <table:table-cell office:value-type="float" office:value="10">
            <text:p>10</text:p>
          </table:table-cell>
          <table:table-cell/>
          <table:table-cell office:value-type="float" office:value="213">
            <text:p>213</text:p>
          </table:table-cell>
          <table:table-cell office:value-type="float" office:value="3.18834308570948">
            <text:p>3.1883430857</text:p>
          </table:table-cell>
          <table:table-cell office:value-type="float" office:value="10">
            <text:p>10</text:p>
          </table:table-cell>
          <table:table-cell/>
          <table:table-cell office:value-type="float" office:value="223.56">
            <text:p>223.56</text:p>
          </table:table-cell>
          <table:table-cell office:value-type="float" office:value="3.13635527941646">
            <text:p>3.13635527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.18834308570948">
            <text:p>3.1883430857</text:p>
          </table:table-cell>
          <table:table-cell office:value-type="float" office:value="10">
            <text:p>10</text:p>
          </table:table-cell>
          <table:table-cell/>
          <table:table-cell office:value-type="float" office:value="214">
            <text:p>214</text:p>
          </table:table-cell>
          <table:table-cell office:value-type="float" office:value="5.04920233796479">
            <text:p>5.0492023380</text:p>
          </table:table-cell>
          <table:table-cell office:value-type="float" office:value="10">
            <text:p>10</text:p>
          </table:table-cell>
          <table:table-cell/>
          <table:table-cell office:value-type="float" office:value="223.92">
            <text:p>223.92</text:p>
          </table:table-cell>
          <table:table-cell office:value-type="float" office:value="4.49022869330404">
            <text:p>4.49022869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.04920233796479">
            <text:p>5.0492023380</text:p>
          </table:table-cell>
          <table:table-cell office:value-type="float" office:value="10">
            <text:p>10</text:p>
          </table:table-cell>
          <table:table-cell/>
          <table:table-cell office:value-type="float" office:value="216">
            <text:p>216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  <table:table-cell/>
          <table:table-cell office:value-type="float" office:value="224.28">
            <text:p>224.28</text:p>
          </table:table-cell>
          <table:table-cell office:value-type="float" office:value="2.83853948522976">
            <text:p>2.83853948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  <table:table-cell/>
          <table:table-cell office:value-type="float" office:value="217">
            <text:p>217</text:p>
          </table:table-cell>
          <table:table-cell office:value-type="float" office:value="5.29203914063136">
            <text:p>5.2920391406</text:p>
          </table:table-cell>
          <table:table-cell office:value-type="float" office:value="10">
            <text:p>10</text:p>
          </table:table-cell>
          <table:table-cell/>
          <table:table-cell office:value-type="float" office:value="224.64">
            <text:p>224.64</text:p>
          </table:table-cell>
          <table:table-cell office:value-type="float" office:value="2.02076253447483">
            <text:p>2.020762534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.29203914063136">
            <text:p>5.2920391406</text:p>
          </table:table-cell>
          <table:table-cell office:value-type="float" office:value="10">
            <text:p>10</text:p>
          </table:table-cell>
          <table:table-cell/>
          <table:table-cell office:value-type="float" office:value="219">
            <text:p>219</text:p>
          </table:table-cell>
          <table:table-cell office:value-type="float" office:value="5.76008592035608">
            <text:p>5.7600859204</text:p>
          </table:table-cell>
          <table:table-cell office:value-type="float" office:value="10">
            <text:p>10</text:p>
          </table:table-cell>
          <table:table-cell/>
          <table:table-cell office:value-type="float" office:value="226.08">
            <text:p>226.08</text:p>
          </table:table-cell>
          <table:table-cell office:value-type="float" office:value="3.67043651303392">
            <text:p>3.67043651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.76008592035608">
            <text:p>5.7600859204</text:p>
          </table:table-cell>
          <table:table-cell office:value-type="float" office:value="10">
            <text:p>10</text:p>
          </table:table-cell>
          <table:table-cell/>
          <table:table-cell office:value-type="float" office:value="221">
            <text:p>221</text:p>
          </table:table-cell>
          <table:table-cell office:value-type="float" office:value="9.4700665066727">
            <text:p>9.4700665067</text:p>
          </table:table-cell>
          <table:table-cell office:value-type="float" office:value="10">
            <text:p>10</text:p>
          </table:table-cell>
          <table:table-cell/>
          <table:table-cell office:value-type="float" office:value="227.16">
            <text:p>227.16</text:p>
          </table:table-cell>
          <table:table-cell office:value-type="float" office:value="3.17190421933466">
            <text:p>3.17190421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9.4700665066727">
            <text:p>9.4700665067</text:p>
          </table:table-cell>
          <table:table-cell office:value-type="float" office:value="10">
            <text:p>10</text:p>
          </table:table-cell>
          <table:table-cell/>
          <table:table-cell office:value-type="float" office:value="222">
            <text:p>222</text:p>
          </table:table-cell>
          <table:table-cell office:value-type="float" office:value="1.99691729827706">
            <text:p>1.9969172983</text:p>
          </table:table-cell>
          <table:table-cell office:value-type="float" office:value="10">
            <text:p>10</text:p>
          </table:table-cell>
          <table:table-cell/>
          <table:table-cell office:value-type="float" office:value="227.52">
            <text:p>227.52</text:p>
          </table:table-cell>
          <table:table-cell office:value-type="float" office:value="2.20842813903961">
            <text:p>2.20842813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.99691729827706">
            <text:p>1.9969172983</text:p>
          </table:table-cell>
          <table:table-cell office:value-type="float" office:value="10">
            <text:p>10</text:p>
          </table:table-cell>
          <table:table-cell/>
          <table:table-cell office:value-type="float" office:value="226">
            <text:p>226</text:p>
          </table:table-cell>
          <table:table-cell office:value-type="float" office:value="1.44223832002506">
            <text:p>1.4422383200</text:p>
          </table:table-cell>
          <table:table-cell office:value-type="float" office:value="10">
            <text:p>10</text:p>
          </table:table-cell>
          <table:table-cell/>
          <table:table-cell office:value-type="float" office:value="227.88">
            <text:p>227.88</text:p>
          </table:table-cell>
          <table:table-cell office:value-type="float" office:value="1.3770549652793">
            <text:p>1.37705496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.44223832002506">
            <text:p>1.4422383200</text:p>
          </table:table-cell>
          <table:table-cell office:value-type="float" office:value="10">
            <text:p>10</text:p>
          </table:table-cell>
          <table:table-cell/>
          <table:table-cell office:value-type="float" office:value="227">
            <text:p>227</text:p>
          </table:table-cell>
          <table:table-cell office:value-type="float" office:value="7.06800602753112">
            <text:p>7.0680060275</text:p>
          </table:table-cell>
          <table:table-cell office:value-type="float" office:value="10">
            <text:p>10</text:p>
          </table:table-cell>
          <table:table-cell/>
          <table:table-cell office:value-type="float" office:value="228.24">
            <text:p>228.24</text:p>
          </table:table-cell>
          <table:table-cell office:value-type="float" office:value="2.76425580920373">
            <text:p>2.764255809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7.06800602753112">
            <text:p>7.0680060275</text:p>
          </table:table-cell>
          <table:table-cell office:value-type="float" office:value="10">
            <text:p>10</text:p>
          </table:table-cell>
          <table:table-cell/>
          <table:table-cell office:value-type="float" office:value="228">
            <text:p>228</text:p>
          </table:table-cell>
          <table:table-cell office:value-type="float" office:value="3.15549131008378">
            <text:p>3.1554913101</text:p>
          </table:table-cell>
          <table:table-cell office:value-type="float" office:value="10">
            <text:p>10</text:p>
          </table:table-cell>
          <table:table-cell/>
          <table:table-cell office:value-type="float" office:value="230.04">
            <text:p>230.04</text:p>
          </table:table-cell>
          <table:table-cell office:value-type="float" office:value="1.36236083659076">
            <text:p>1.36236083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.15549131008378">
            <text:p>3.1554913101</text:p>
          </table:table-cell>
          <table:table-cell office:value-type="float" office:value="10">
            <text:p>10</text:p>
          </table:table-cell>
          <table:table-cell/>
          <table:table-cell office:value-type="float" office:value="229">
            <text:p>229</text:p>
          </table:table-cell>
          <table:table-cell office:value-type="float" office:value="2.86004268732406">
            <text:p>2.8600426873</text:p>
          </table:table-cell>
          <table:table-cell office:value-type="float" office:value="10">
            <text:p>10</text:p>
          </table:table-cell>
          <table:table-cell/>
          <table:table-cell office:value-type="float" office:value="231.12">
            <text:p>231.12</text:p>
          </table:table-cell>
          <table:table-cell office:value-type="float" office:value="4.28194807887529">
            <text:p>4.28194807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.86004268732406">
            <text:p>2.8600426873</text:p>
          </table:table-cell>
          <table:table-cell office:value-type="float" office:value="10">
            <text:p>10</text:p>
          </table:table-cell>
          <table:table-cell/>
          <table:table-cell office:value-type="float" office:value="233">
            <text:p>233</text:p>
          </table:table-cell>
          <table:table-cell office:value-type="float" office:value="3.1643976857186">
            <text:p>3.1643976857</text:p>
          </table:table-cell>
          <table:table-cell office:value-type="float" office:value="10">
            <text:p>10</text:p>
          </table:table-cell>
          <table:table-cell/>
          <table:table-cell office:value-type="float" office:value="232.56">
            <text:p>232.56</text:p>
          </table:table-cell>
          <table:table-cell office:value-type="float" office:value="5.05404915336834">
            <text:p>5.05404915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3.1643976857186">
            <text:p>3.1643976857</text:p>
          </table:table-cell>
          <table:table-cell office:value-type="float" office:value="10">
            <text:p>10</text:p>
          </table:table-cell>
          <table:table-cell/>
          <table:table-cell office:value-type="float" office:value="236">
            <text:p>236</text:p>
          </table:table-cell>
          <table:table-cell office:value-type="float" office:value="25.2323646006119">
            <text:p>25.2323646006</text:p>
          </table:table-cell>
          <table:table-cell office:value-type="float" office:value="10">
            <text:p>10</text:p>
          </table:table-cell>
          <table:table-cell/>
          <table:table-cell office:value-type="float" office:value="232.92">
            <text:p>232.92</text:p>
          </table:table-cell>
          <table:table-cell office:value-type="float" office:value="0.942250807491397">
            <text:p>0.942250807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5.2323646006119">
            <text:p>25.2323646006</text:p>
          </table:table-cell>
          <table:table-cell office:value-type="float" office:value="10">
            <text:p>10</text:p>
          </table:table-cell>
          <table:table-cell/>
          <table:table-cell office:value-type="float" office:value="237">
            <text:p>237</text:p>
          </table:table-cell>
          <table:table-cell office:value-type="float" office:value="2.93799598206108">
            <text:p>2.9379959821</text:p>
          </table:table-cell>
          <table:table-cell office:value-type="float" office:value="10">
            <text:p>10</text:p>
          </table:table-cell>
          <table:table-cell/>
          <table:table-cell office:value-type="float" office:value="234">
            <text:p>234.00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.93799598206108">
            <text:p>2.9379959821</text:p>
          </table:table-cell>
          <table:table-cell office:value-type="float" office:value="10">
            <text:p>10</text:p>
          </table:table-cell>
          <table:table-cell/>
          <table:table-cell office:value-type="float" office:value="239">
            <text:p>239</text:p>
          </table:table-cell>
          <table:table-cell office:value-type="float" office:value="4.4765213711678">
            <text:p>4.4765213712</text:p>
          </table:table-cell>
          <table:table-cell office:value-type="float" office:value="10">
            <text:p>10</text:p>
          </table:table-cell>
          <table:table-cell/>
          <table:table-cell office:value-type="float" office:value="236.88">
            <text:p>236.88</text:p>
          </table:table-cell>
          <table:table-cell office:value-type="float" office:value="3.16119385321178">
            <text:p>3.161193853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4.4765213711678">
            <text:p>4.4765213712</text:p>
          </table:table-cell>
          <table:table-cell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2.99526729475902">
            <text:p>2.9952672948</text:p>
          </table:table-cell>
          <table:table-cell office:value-type="float" office:value="10">
            <text:p>10</text:p>
          </table:table-cell>
          <table:table-cell/>
          <table:table-cell office:value-type="float" office:value="237.24">
            <text:p>237.24</text:p>
          </table:table-cell>
          <table:table-cell office:value-type="float" office:value="0.970100022152931">
            <text:p>0.9701000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.99526729475902">
            <text:p>2.9952672948</text:p>
          </table:table-cell>
          <table:table-cell office:value-type="float" office:value="10">
            <text:p>10</text:p>
          </table:table-cell>
          <table:table-cell/>
          <table:table-cell office:value-type="float" office:value="243">
            <text:p>243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  <table:table-cell/>
          <table:table-cell office:value-type="float" office:value="243.36">
            <text:p>243.36</text:p>
          </table:table-cell>
          <table:table-cell office:value-type="float" office:value="0.95069840883304">
            <text:p>0.95069840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  <table:table-cell/>
          <table:table-cell office:value-type="float" office:value="244">
            <text:p>244</text:p>
          </table:table-cell>
          <table:table-cell office:value-type="float" office:value="4.03389184221356">
            <text:p>4.0338918422</text:p>
          </table:table-cell>
          <table:table-cell office:value-type="float" office:value="10">
            <text:p>10</text:p>
          </table:table-cell>
          <table:table-cell/>
          <table:table-cell office:value-type="float" office:value="243.72">
            <text:p>243.72</text:p>
          </table:table-cell>
          <table:table-cell office:value-type="float" office:value="2.19275977950682">
            <text:p>2.19275977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4.03389184221356">
            <text:p>4.0338918422</text:p>
          </table:table-cell>
          <table:table-cell office:value-type="float" office:value="10">
            <text:p>10</text:p>
          </table:table-cell>
          <table:table-cell/>
          <table:table-cell office:value-type="float" office:value="246">
            <text:p>246</text:p>
          </table:table-cell>
          <table:table-cell office:value-type="float" office:value="3.16931049819648">
            <text:p>3.1693104982</text:p>
          </table:table-cell>
          <table:table-cell office:value-type="float" office:value="10">
            <text:p>10</text:p>
          </table:table-cell>
          <table:table-cell/>
          <table:table-cell office:value-type="float" office:value="244.08">
            <text:p>244.08</text:p>
          </table:table-cell>
          <table:table-cell office:value-type="float" office:value="5.35806945039506">
            <text:p>5.35806945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3.16931049819648">
            <text:p>3.1693104982</text:p>
          </table:table-cell>
          <table:table-cell office:value-type="float" office:value="10">
            <text:p>10</text:p>
          </table:table-cell>
          <table:table-cell/>
          <table:table-cell office:value-type="float" office:value="250">
            <text:p>250</text:p>
          </table:table-cell>
          <table:table-cell office:value-type="float" office:value="1.03452511526564">
            <text:p>1.0345251153</text:p>
          </table:table-cell>
          <table:table-cell office:value-type="float" office:value="10">
            <text:p>10</text:p>
          </table:table-cell>
          <table:table-cell/>
          <table:table-cell office:value-type="float" office:value="245.52">
            <text:p>245.52</text:p>
          </table:table-cell>
          <table:table-cell office:value-type="float" office:value="1.982456728791">
            <text:p>1.98245672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.03452511526564">
            <text:p>1.0345251153</text:p>
          </table:table-cell>
          <table:table-cell office:value-type="float" office:value="10">
            <text:p>10</text:p>
          </table:table-cell>
          <table:table-cell/>
          <table:table-cell office:value-type="float" office:value="254">
            <text:p>254</text:p>
          </table:table-cell>
          <table:table-cell office:value-type="float" office:value="4.13423905013567">
            <text:p>4.1342390501</text:p>
          </table:table-cell>
          <table:table-cell office:value-type="float" office:value="10">
            <text:p>10</text:p>
          </table:table-cell>
          <table:table-cell/>
          <table:table-cell office:value-type="float" office:value="245.88">
            <text:p>245.88</text:p>
          </table:table-cell>
          <table:table-cell office:value-type="float" office:value="12.0291191375806">
            <text:p>12.02911913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4.13423905013567">
            <text:p>4.1342390501</text:p>
          </table:table-cell>
          <table:table-cell office:value-type="float" office:value="10">
            <text:p>10</text:p>
          </table:table-cell>
          <table:table-cell/>
          <table:table-cell office:value-type="float" office:value="255">
            <text:p>255</text:p>
          </table:table-cell>
          <table:table-cell office:value-type="float" office:value="5.89516732013208">
            <text:p>5.8951673201</text:p>
          </table:table-cell>
          <table:table-cell office:value-type="float" office:value="10">
            <text:p>10</text:p>
          </table:table-cell>
          <table:table-cell/>
          <table:table-cell office:value-type="float" office:value="246.96">
            <text:p>246.96</text:p>
          </table:table-cell>
          <table:table-cell office:value-type="float" office:value="31.9563753053548">
            <text:p>31.956375305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5.89516732013208">
            <text:p>5.8951673201</text:p>
          </table:table-cell>
          <table:table-cell office:value-type="float" office:value="10">
            <text:p>10</text:p>
          </table:table-cell>
          <table:table-cell/>
          <table:table-cell office:value-type="float" office:value="258">
            <text:p>258</text:p>
          </table:table-cell>
          <table:table-cell office:value-type="float" office:value="1.90697342783688">
            <text:p>1.9069734278</text:p>
          </table:table-cell>
          <table:table-cell office:value-type="float" office:value="10">
            <text:p>10</text:p>
          </table:table-cell>
          <table:table-cell/>
          <table:table-cell office:value-type="float" office:value="249.48">
            <text:p>249.48</text:p>
          </table:table-cell>
          <table:table-cell office:value-type="float" office:value="2.83563277136852">
            <text:p>2.83563277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.90697342783688">
            <text:p>1.9069734278</text:p>
          </table:table-cell>
          <table:table-cell office:value-type="float" office:value="10">
            <text:p>10</text:p>
          </table:table-cell>
          <table:table-cell/>
          <table:table-cell office:value-type="float" office:value="260">
            <text:p>260</text:p>
          </table:table-cell>
          <table:table-cell office:value-type="float" office:value="2.23074835350207">
            <text:p>2.2307483535</text:p>
          </table:table-cell>
          <table:table-cell office:value-type="float" office:value="10">
            <text:p>10</text:p>
          </table:table-cell>
          <table:table-cell/>
          <table:table-cell office:value-type="float" office:value="250.2">
            <text:p>250.20</text:p>
          </table:table-cell>
          <table:table-cell office:value-type="float" office:value="4.24514389625851">
            <text:p>4.245143896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.23074835350207">
            <text:p>2.2307483535</text:p>
          </table:table-cell>
          <table:table-cell office:value-type="float" office:value="10">
            <text:p>10</text:p>
          </table:table-cell>
          <table:table-cell/>
          <table:table-cell office:value-type="float" office:value="262">
            <text:p>262</text:p>
          </table:table-cell>
          <table:table-cell office:value-type="float" office:value="5.08354927232816">
            <text:p>5.0835492723</text:p>
          </table:table-cell>
          <table:table-cell office:value-type="float" office:value="10">
            <text:p>10</text:p>
          </table:table-cell>
          <table:table-cell/>
          <table:table-cell office:value-type="float" office:value="250.56">
            <text:p>250.56</text:p>
          </table:table-cell>
          <table:table-cell office:value-type="float" office:value="1.98279621285662">
            <text:p>1.98279621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5.08354927232816">
            <text:p>5.0835492723</text:p>
          </table:table-cell>
          <table:table-cell office:value-type="float" office:value="10">
            <text:p>10</text:p>
          </table:table-cell>
          <table:table-cell/>
          <table:table-cell office:value-type="float" office:value="265">
            <text:p>265</text:p>
          </table:table-cell>
          <table:table-cell office:value-type="float" office:value="5.32038187886741">
            <text:p>5.3203818789</text:p>
          </table:table-cell>
          <table:table-cell office:value-type="float" office:value="10">
            <text:p>10</text:p>
          </table:table-cell>
          <table:table-cell/>
          <table:table-cell office:value-type="float" office:value="251.28">
            <text:p>251.28</text:p>
          </table:table-cell>
          <table:table-cell office:value-type="float" office:value="6.0635372165041">
            <text:p>6.06353721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5.32038187886741">
            <text:p>5.3203818789</text:p>
          </table:table-cell>
          <table:table-cell office:value-type="float" office:value="10">
            <text:p>10</text:p>
          </table:table-cell>
          <table:table-cell/>
          <table:table-cell office:value-type="float" office:value="267">
            <text:p>267</text:p>
          </table:table-cell>
          <table:table-cell office:value-type="float" office:value="0.96768030340744">
            <text:p>0.9676803034</text:p>
          </table:table-cell>
          <table:table-cell office:value-type="float" office:value="10">
            <text:p>10</text:p>
          </table:table-cell>
          <table:table-cell/>
          <table:table-cell office:value-type="float" office:value="252.72">
            <text:p>252.72</text:p>
          </table:table-cell>
          <table:table-cell office:value-type="float" office:value="4.94687483307397">
            <text:p>4.94687483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96768030340744">
            <text:p>0.9676803034</text:p>
          </table:table-cell>
          <table:table-cell office:value-type="float" office:value="10">
            <text:p>10</text:p>
          </table:table-cell>
          <table:table-cell/>
          <table:table-cell office:value-type="float" office:value="268">
            <text:p>268</text:p>
          </table:table-cell>
          <table:table-cell office:value-type="float" office:value="5.90191180075547">
            <text:p>5.9019118008</text:p>
          </table:table-cell>
          <table:table-cell office:value-type="float" office:value="10">
            <text:p>10</text:p>
          </table:table-cell>
          <table:table-cell/>
          <table:table-cell office:value-type="float" office:value="255.24">
            <text:p>255.24</text:p>
          </table:table-cell>
          <table:table-cell office:value-type="float" office:value="3.52585215083991">
            <text:p>3.52585215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5.90191180075547">
            <text:p>5.9019118008</text:p>
          </table:table-cell>
          <table:table-cell office:value-type="float" office:value="10">
            <text:p>10</text:p>
          </table:table-cell>
          <table:table-cell/>
          <table:table-cell office:value-type="float" office:value="270">
            <text:p>27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  <table:table-cell/>
          <table:table-cell office:value-type="float" office:value="255.6">
            <text:p>255.60</text:p>
          </table:table-cell>
          <table:table-cell office:value-type="float" office:value="1.43209261728814">
            <text:p>1.43209261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  <table:table-cell/>
          <table:table-cell office:value-type="float" office:value="272">
            <text:p>272</text:p>
          </table:table-cell>
          <table:table-cell office:value-type="float" office:value="1.87117137985605">
            <text:p>1.8711713799</text:p>
          </table:table-cell>
          <table:table-cell office:value-type="float" office:value="10">
            <text:p>10</text:p>
          </table:table-cell>
          <table:table-cell/>
          <table:table-cell office:value-type="float" office:value="256.68">
            <text:p>256.68</text:p>
          </table:table-cell>
          <table:table-cell office:value-type="float" office:value="4.14666510137816">
            <text:p>4.14666510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.87117137985605">
            <text:p>1.8711713799</text:p>
          </table:table-cell>
          <table:table-cell office:value-type="float" office:value="10">
            <text:p>10</text:p>
          </table:table-cell>
          <table:table-cell/>
          <table:table-cell office:value-type="float" office:value="273">
            <text:p>273</text:p>
          </table:table-cell>
          <table:table-cell office:value-type="float" office:value="3.6076912826395">
            <text:p>3.6076912826</text:p>
          </table:table-cell>
          <table:table-cell office:value-type="float" office:value="10">
            <text:p>10</text:p>
          </table:table-cell>
          <table:table-cell/>
          <table:table-cell office:value-type="float" office:value="257.76">
            <text:p>257.76</text:p>
          </table:table-cell>
          <table:table-cell office:value-type="float" office:value="1.41097712441018">
            <text:p>1.41097712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3.6076912826395">
            <text:p>3.6076912826</text:p>
          </table:table-cell>
          <table:table-cell office:value-type="float" office:value="10">
            <text:p>10</text:p>
          </table:table-cell>
          <table:table-cell/>
          <table:table-cell office:value-type="float" office:value="274">
            <text:p>274</text:p>
          </table:table-cell>
          <table:table-cell office:value-type="float" office:value="8.41687026090805">
            <text:p>8.4168702609</text:p>
          </table:table-cell>
          <table:table-cell office:value-type="float" office:value="10">
            <text:p>10</text:p>
          </table:table-cell>
          <table:table-cell/>
          <table:table-cell office:value-type="float" office:value="259.92">
            <text:p>259.92</text:p>
          </table:table-cell>
          <table:table-cell office:value-type="float" office:value="9.93646489357274">
            <text:p>9.93646489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8.41687026090805">
            <text:p>8.4168702609</text:p>
          </table:table-cell>
          <table:table-cell office:value-type="float" office:value="10">
            <text:p>10</text:p>
          </table:table-cell>
          <table:table-cell/>
          <table:table-cell office:value-type="float" office:value="275">
            <text:p>275</text:p>
          </table:table-cell>
          <table:table-cell office:value-type="float" office:value="2.00095429099317">
            <text:p>2.0009542910</text:p>
          </table:table-cell>
          <table:table-cell office:value-type="float" office:value="10">
            <text:p>10</text:p>
          </table:table-cell>
          <table:table-cell/>
          <table:table-cell office:value-type="float" office:value="260.28">
            <text:p>260.28</text:p>
          </table:table-cell>
          <table:table-cell office:value-type="float" office:value="8.2715460772754">
            <text:p>8.27154607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2.00095429099317">
            <text:p>2.0009542910</text:p>
          </table:table-cell>
          <table:table-cell office:value-type="float" office:value="10">
            <text:p>10</text:p>
          </table:table-cell>
          <table:table-cell/>
          <table:table-cell office:value-type="float" office:value="276">
            <text:p>276</text:p>
          </table:table-cell>
          <table:table-cell office:value-type="float" office:value="2.23835190172348">
            <text:p>2.2383519017</text:p>
          </table:table-cell>
          <table:table-cell office:value-type="float" office:value="10">
            <text:p>10</text:p>
          </table:table-cell>
          <table:table-cell/>
          <table:table-cell office:value-type="float" office:value="261.72">
            <text:p>261.72</text:p>
          </table:table-cell>
          <table:table-cell office:value-type="float" office:value="1.36341418575527">
            <text:p>1.36341418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.23835190172348">
            <text:p>2.2383519017</text:p>
          </table:table-cell>
          <table:table-cell office:value-type="float" office:value="10">
            <text:p>10</text:p>
          </table:table-cell>
          <table:table-cell/>
          <table:table-cell office:value-type="float" office:value="277">
            <text:p>277</text:p>
          </table:table-cell>
          <table:table-cell office:value-type="float" office:value="5.05497041825071">
            <text:p>5.0549704183</text:p>
          </table:table-cell>
          <table:table-cell office:value-type="float" office:value="10">
            <text:p>10</text:p>
          </table:table-cell>
          <table:table-cell/>
          <table:table-cell office:value-type="float" office:value="262.44">
            <text:p>262.44</text:p>
          </table:table-cell>
          <table:table-cell office:value-type="float" office:value="6.10526732711573">
            <text:p>6.10526732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5.05497041825071">
            <text:p>5.0549704183</text:p>
          </table:table-cell>
          <table:table-cell office:value-type="float" office:value="10">
            <text:p>10</text:p>
          </table:table-cell>
          <table:table-cell/>
          <table:table-cell office:value-type="float" office:value="279">
            <text:p>279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  <table:table-cell/>
          <table:table-cell office:value-type="float" office:value="263.52">
            <text:p>263.52</text:p>
          </table:table-cell>
          <table:table-cell office:value-type="float" office:value="3.17373293517251">
            <text:p>3.17373293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  <table:table-cell/>
          <table:table-cell office:value-type="float" office:value="280">
            <text:p>280</text:p>
          </table:table-cell>
          <table:table-cell office:value-type="float" office:value="1.90193254963085">
            <text:p>1.9019325496</text:p>
          </table:table-cell>
          <table:table-cell office:value-type="float" office:value="10">
            <text:p>10</text:p>
          </table:table-cell>
          <table:table-cell/>
          <table:table-cell office:value-type="float" office:value="263.88">
            <text:p>263.88</text:p>
          </table:table-cell>
          <table:table-cell office:value-type="float" office:value="5.06215744285819">
            <text:p>5.06215744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.90193254963085">
            <text:p>1.9019325496</text:p>
          </table:table-cell>
          <table:table-cell office:value-type="float" office:value="10">
            <text:p>10</text:p>
          </table:table-cell>
          <table:table-cell/>
          <table:table-cell office:value-type="float" office:value="282">
            <text:p>282</text:p>
          </table:table-cell>
          <table:table-cell office:value-type="float" office:value="7.81595839638177">
            <text:p>7.8159583964</text:p>
          </table:table-cell>
          <table:table-cell office:value-type="float" office:value="10">
            <text:p>10</text:p>
          </table:table-cell>
          <table:table-cell/>
          <table:table-cell office:value-type="float" office:value="264.24">
            <text:p>264.24</text:p>
          </table:table-cell>
          <table:table-cell office:value-type="float" office:value="1.38820381279446">
            <text:p>1.38820381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7.81595839638177">
            <text:p>7.8159583964</text:p>
          </table:table-cell>
          <table:table-cell office:value-type="float" office:value="10">
            <text:p>10</text:p>
          </table:table-cell>
          <table:table-cell/>
          <table:table-cell office:value-type="float" office:value="285">
            <text:p>285</text:p>
          </table:table-cell>
          <table:table-cell office:value-type="float" office:value="0.992679912026274">
            <text:p>0.9926799120</text:p>
          </table:table-cell>
          <table:table-cell office:value-type="float" office:value="10">
            <text:p>10</text:p>
          </table:table-cell>
          <table:table-cell/>
          <table:table-cell office:value-type="float" office:value="266.04">
            <text:p>266.04</text:p>
          </table:table-cell>
          <table:table-cell office:value-type="float" office:value="7.26985630601034">
            <text:p>7.26985630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992679912026274">
            <text:p>0.9926799120</text:p>
          </table:table-cell>
          <table:table-cell office:value-type="float" office:value="10">
            <text:p>10</text:p>
          </table:table-cell>
          <table:table-cell/>
          <table:table-cell office:value-type="float" office:value="286">
            <text:p>286</text:p>
          </table:table-cell>
          <table:table-cell office:value-type="float" office:value="1.01858049897231">
            <text:p>1.0185804990</text:p>
          </table:table-cell>
          <table:table-cell office:value-type="float" office:value="10">
            <text:p>10</text:p>
          </table:table-cell>
          <table:table-cell/>
          <table:table-cell office:value-type="float" office:value="271.44">
            <text:p>271.44</text:p>
          </table:table-cell>
          <table:table-cell office:value-type="float" office:value="3.10801096893744">
            <text:p>3.1080109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1.01858049897231">
            <text:p>1.0185804990</text:p>
          </table:table-cell>
          <table:table-cell office:value-type="float" office:value="10">
            <text:p>10</text:p>
          </table:table-cell>
          <table:table-cell/>
          <table:table-cell office:value-type="float" office:value="290">
            <text:p>290</text:p>
          </table:table-cell>
          <table:table-cell office:value-type="float" office:value="18.2687493862479">
            <text:p>18.2687493862</text:p>
          </table:table-cell>
          <table:table-cell office:value-type="float" office:value="10">
            <text:p>10</text:p>
          </table:table-cell>
          <table:table-cell/>
          <table:table-cell office:value-type="float" office:value="276.12">
            <text:p>276.12</text:p>
          </table:table-cell>
          <table:table-cell office:value-type="float" office:value="4.07186806469921">
            <text:p>4.07186806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8.2687493862479">
            <text:p>18.2687493862</text:p>
          </table:table-cell>
          <table:table-cell office:value-type="float" office:value="10">
            <text:p>10</text:p>
          </table:table-cell>
          <table:table-cell/>
          <table:table-cell office:value-type="float" office:value="291">
            <text:p>291</text:p>
          </table:table-cell>
          <table:table-cell office:value-type="float" office:value="3.1631587585038">
            <text:p>3.1631587585</text:p>
          </table:table-cell>
          <table:table-cell office:value-type="float" office:value="10">
            <text:p>10</text:p>
          </table:table-cell>
          <table:table-cell/>
          <table:table-cell office:value-type="float" office:value="276.48">
            <text:p>276.48</text:p>
          </table:table-cell>
          <table:table-cell office:value-type="float" office:value="3.17845149772366">
            <text:p>3.17845149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3.1631587585038">
            <text:p>3.1631587585</text:p>
          </table:table-cell>
          <table:table-cell office:value-type="float" office:value="10">
            <text:p>10</text:p>
          </table:table-cell>
          <table:table-cell/>
          <table:table-cell office:value-type="float" office:value="294">
            <text:p>294</text:p>
          </table:table-cell>
          <table:table-cell office:value-type="float" office:value="8.16745743664587">
            <text:p>8.1674574366</text:p>
          </table:table-cell>
          <table:table-cell office:value-type="float" office:value="10">
            <text:p>10</text:p>
          </table:table-cell>
          <table:table-cell/>
          <table:table-cell office:value-type="float" office:value="277.2">
            <text:p>277.20</text:p>
          </table:table-cell>
          <table:table-cell office:value-type="float" office:value="14.3027165457786">
            <text:p>14.30271654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8.16745743664587">
            <text:p>8.1674574366</text:p>
          </table:table-cell>
          <table:table-cell office:value-type="float" office:value="10">
            <text:p>10</text:p>
          </table:table-cell>
          <table:table-cell/>
          <table:table-cell office:value-type="float" office:value="295">
            <text:p>295</text:p>
          </table:table-cell>
          <table:table-cell office:value-type="float" office:value="0.831448868770804">
            <text:p>0.8314488688</text:p>
          </table:table-cell>
          <table:table-cell office:value-type="float" office:value="10">
            <text:p>10</text:p>
          </table:table-cell>
          <table:table-cell/>
          <table:table-cell office:value-type="float" office:value="277.56">
            <text:p>277.56</text:p>
          </table:table-cell>
          <table:table-cell office:value-type="float" office:value="3.65778914929772">
            <text:p>3.65778914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831448868770804">
            <text:p>0.8314488688</text:p>
          </table:table-cell>
          <table:table-cell office:value-type="float" office:value="10">
            <text:p>10</text:p>
          </table:table-cell>
          <table:table-cell/>
          <table:table-cell office:value-type="float" office:value="296">
            <text:p>296</text:p>
          </table:table-cell>
          <table:table-cell office:value-type="float" office:value="6.32897469236627">
            <text:p>6.3289746924</text:p>
          </table:table-cell>
          <table:table-cell office:value-type="float" office:value="10">
            <text:p>10</text:p>
          </table:table-cell>
          <table:table-cell/>
          <table:table-cell office:value-type="float" office:value="277.92">
            <text:p>277.92</text:p>
          </table:table-cell>
          <table:table-cell office:value-type="float" office:value="5.03491346938066">
            <text:p>5.03491346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6.32897469236627">
            <text:p>6.3289746924</text:p>
          </table:table-cell>
          <table:table-cell office:value-type="float" office:value="10">
            <text:p>10</text:p>
          </table:table-cell>
          <table:table-cell/>
          <table:table-cell office:value-type="float" office:value="298">
            <text:p>298</text:p>
          </table:table-cell>
          <table:table-cell office:value-type="float" office:value="2.05092710152282">
            <text:p>2.0509271015</text:p>
          </table:table-cell>
          <table:table-cell office:value-type="float" office:value="10">
            <text:p>10</text:p>
          </table:table-cell>
          <table:table-cell/>
          <table:table-cell office:value-type="float" office:value="279.36">
            <text:p>279.36</text:p>
          </table:table-cell>
          <table:table-cell office:value-type="float" office:value="3.55586063090264">
            <text:p>3.555860630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.05092710152282">
            <text:p>2.0509271015</text:p>
          </table:table-cell>
          <table:table-cell office:value-type="float" office:value="10">
            <text:p>10</text:p>
          </table:table-cell>
          <table:table-cell/>
          <table:table-cell office:value-type="float" office:value="299">
            <text:p>299</text:p>
          </table:table-cell>
          <table:table-cell office:value-type="float" office:value="5.10217100862844">
            <text:p>5.1021710086</text:p>
          </table:table-cell>
          <table:table-cell office:value-type="float" office:value="10">
            <text:p>10</text:p>
          </table:table-cell>
          <table:table-cell/>
          <table:table-cell office:value-type="float" office:value="280.08">
            <text:p>280.08</text:p>
          </table:table-cell>
          <table:table-cell office:value-type="float" office:value="3.01754238397577">
            <text:p>3.017542384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5.10217100862844">
            <text:p>5.1021710086</text:p>
          </table:table-cell>
          <table:table-cell office:value-type="float" office:value="10">
            <text:p>10</text:p>
          </table:table-cell>
          <table:table-cell/>
          <table:table-cell office:value-type="float" office:value="302">
            <text:p>302</text:p>
          </table:table-cell>
          <table:table-cell office:value-type="float" office:value="2.18980489474953">
            <text:p>2.1898048947</text:p>
          </table:table-cell>
          <table:table-cell office:value-type="float" office:value="10">
            <text:p>10</text:p>
          </table:table-cell>
          <table:table-cell/>
          <table:table-cell office:value-type="float" office:value="280.44">
            <text:p>280.44</text:p>
          </table:table-cell>
          <table:table-cell office:value-type="float" office:value="7.0297837852697">
            <text:p>7.02978378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.18980489474953">
            <text:p>2.1898048947</text:p>
          </table:table-cell>
          <table:table-cell office:value-type="float" office:value="10">
            <text:p>10</text:p>
          </table:table-cell>
          <table:table-cell/>
          <table:table-cell office:value-type="float" office:value="305">
            <text:p>305</text:p>
          </table:table-cell>
          <table:table-cell office:value-type="float" office:value="1.96120321481401">
            <text:p>1.9612032148</text:p>
          </table:table-cell>
          <table:table-cell office:value-type="float" office:value="10">
            <text:p>10</text:p>
          </table:table-cell>
          <table:table-cell/>
          <table:table-cell office:value-type="float" office:value="280.8">
            <text:p>280.80</text:p>
          </table:table-cell>
          <table:table-cell office:value-type="float" office:value="10.9742228312386">
            <text:p>10.97422283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.96120321481401">
            <text:p>1.9612032148</text:p>
          </table:table-cell>
          <table:table-cell office:value-type="float" office:value="10">
            <text:p>10</text:p>
          </table:table-cell>
          <table:table-cell/>
          <table:table-cell office:value-type="float" office:value="310">
            <text:p>310</text:p>
          </table:table-cell>
          <table:table-cell office:value-type="float" office:value="4.99256970701282">
            <text:p>4.9925697070</text:p>
          </table:table-cell>
          <table:table-cell office:value-type="float" office:value="10">
            <text:p>10</text:p>
          </table:table-cell>
          <table:table-cell/>
          <table:table-cell office:value-type="float" office:value="281.16">
            <text:p>281.16</text:p>
          </table:table-cell>
          <table:table-cell office:value-type="float" office:value="2.24101857408864">
            <text:p>2.24101857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4.99256970701282">
            <text:p>4.9925697070</text:p>
          </table:table-cell>
          <table:table-cell office:value-type="float" office:value="10">
            <text:p>10</text:p>
          </table:table-cell>
          <table:table-cell/>
          <table:table-cell office:value-type="float" office:value="313">
            <text:p>313</text:p>
          </table:table-cell>
          <table:table-cell office:value-type="float" office:value="1.93363709278436">
            <text:p>1.9336370928</text:p>
          </table:table-cell>
          <table:table-cell office:value-type="float" office:value="10">
            <text:p>10</text:p>
          </table:table-cell>
          <table:table-cell/>
          <table:table-cell office:value-type="float" office:value="281.52">
            <text:p>281.52</text:p>
          </table:table-cell>
          <table:table-cell office:value-type="float" office:value="6.73323927614576">
            <text:p>6.73323927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1.93363709278436">
            <text:p>1.9336370928</text:p>
          </table:table-cell>
          <table:table-cell office:value-type="float" office:value="10">
            <text:p>10</text:p>
          </table:table-cell>
          <table:table-cell/>
          <table:table-cell office:value-type="float" office:value="317">
            <text:p>317</text:p>
          </table:table-cell>
          <table:table-cell office:value-type="float" office:value="6.73096326017613">
            <text:p>6.7309632602</text:p>
          </table:table-cell>
          <table:table-cell office:value-type="float" office:value="10">
            <text:p>10</text:p>
          </table:table-cell>
          <table:table-cell/>
          <table:table-cell office:value-type="float" office:value="282.24">
            <text:p>282.24</text:p>
          </table:table-cell>
          <table:table-cell office:value-type="float" office:value="3.59743634994006">
            <text:p>3.59743634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6.73096326017613">
            <text:p>6.7309632602</text:p>
          </table:table-cell>
          <table:table-cell office:value-type="float" office:value="10">
            <text:p>10</text:p>
          </table:table-cell>
          <table:table-cell/>
          <table:table-cell office:value-type="float" office:value="319">
            <text:p>319</text:p>
          </table:table-cell>
          <table:table-cell office:value-type="float" office:value="1.41307713550163">
            <text:p>1.4130771355</text:p>
          </table:table-cell>
          <table:table-cell office:value-type="float" office:value="10">
            <text:p>10</text:p>
          </table:table-cell>
          <table:table-cell/>
          <table:table-cell office:value-type="float" office:value="283.32">
            <text:p>283.32</text:p>
          </table:table-cell>
          <table:table-cell office:value-type="float" office:value="21.1966176311771">
            <text:p>21.19661763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1.41307713550163">
            <text:p>1.4130771355</text:p>
          </table:table-cell>
          <table:table-cell office:value-type="float" office:value="10">
            <text:p>10</text:p>
          </table:table-cell>
          <table:table-cell/>
          <table:table-cell office:value-type="float" office:value="320">
            <text:p>320</text:p>
          </table:table-cell>
          <table:table-cell office:value-type="float" office:value="11.910629356986">
            <text:p>11.9106293570</text:p>
          </table:table-cell>
          <table:table-cell office:value-type="float" office:value="10">
            <text:p>10</text:p>
          </table:table-cell>
          <table:table-cell/>
          <table:table-cell office:value-type="float" office:value="284.04">
            <text:p>284.04</text:p>
          </table:table-cell>
          <table:table-cell office:value-type="float" office:value="1.98568807280895">
            <text:p>1.98568807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.910629356986">
            <text:p>11.9106293570</text:p>
          </table:table-cell>
          <table:table-cell office:value-type="float" office:value="10">
            <text:p>10</text:p>
          </table:table-cell>
          <table:table-cell/>
          <table:table-cell office:value-type="float" office:value="322">
            <text:p>322</text:p>
          </table:table-cell>
          <table:table-cell office:value-type="float" office:value="1.42067847450783">
            <text:p>1.4206784745</text:p>
          </table:table-cell>
          <table:table-cell office:value-type="float" office:value="10">
            <text:p>10</text:p>
          </table:table-cell>
          <table:table-cell/>
          <table:table-cell office:value-type="float" office:value="284.4">
            <text:p>284.40</text:p>
          </table:table-cell>
          <table:table-cell office:value-type="float" office:value="0.978956720223869">
            <text:p>0.9789567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.42067847450783">
            <text:p>1.4206784745</text:p>
          </table:table-cell>
          <table:table-cell office:value-type="float" office:value="10">
            <text:p>10</text:p>
          </table:table-cell>
          <table:table-cell/>
          <table:table-cell office:value-type="float" office:value="323">
            <text:p>323</text:p>
          </table:table-cell>
          <table:table-cell office:value-type="float" office:value="10.7229453720233">
            <text:p>10.7229453720</text:p>
          </table:table-cell>
          <table:table-cell office:value-type="float" office:value="10">
            <text:p>10</text:p>
          </table:table-cell>
          <table:table-cell/>
          <table:table-cell office:value-type="float" office:value="285.48">
            <text:p>285.48</text:p>
          </table:table-cell>
          <table:table-cell office:value-type="float" office:value="0.940956248601774">
            <text:p>0.94095624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0.7229453720233">
            <text:p>10.7229453720</text:p>
          </table:table-cell>
          <table:table-cell office:value-type="float" office:value="10">
            <text:p>10</text:p>
          </table:table-cell>
          <table:table-cell/>
          <table:table-cell office:value-type="float" office:value="324">
            <text:p>324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  <table:table-cell/>
          <table:table-cell office:value-type="float" office:value="286.56">
            <text:p>286.56</text:p>
          </table:table-cell>
          <table:table-cell office:value-type="float" office:value="7.83382895104766">
            <text:p>7.83382895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  <table:table-cell/>
          <table:table-cell office:value-type="float" office:value="329">
            <text:p>329</text:p>
          </table:table-cell>
          <table:table-cell office:value-type="float" office:value="1.00649803930379">
            <text:p>1.0064980393</text:p>
          </table:table-cell>
          <table:table-cell office:value-type="float" office:value="10">
            <text:p>10</text:p>
          </table:table-cell>
          <table:table-cell/>
          <table:table-cell office:value-type="float" office:value="287.28">
            <text:p>287.28</text:p>
          </table:table-cell>
          <table:table-cell office:value-type="float" office:value="0.973047199607894">
            <text:p>0.97304719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1.00649803930379">
            <text:p>1.0064980393</text:p>
          </table:table-cell>
          <table:table-cell office:value-type="float" office:value="10">
            <text:p>10</text:p>
          </table:table-cell>
          <table:table-cell/>
          <table:table-cell office:value-type="float" office:value="332">
            <text:p>332</text:p>
          </table:table-cell>
          <table:table-cell office:value-type="float" office:value="3.48963775725367">
            <text:p>3.4896377573</text:p>
          </table:table-cell>
          <table:table-cell office:value-type="float" office:value="10">
            <text:p>10</text:p>
          </table:table-cell>
          <table:table-cell/>
          <table:table-cell office:value-type="float" office:value="288">
            <text:p>288.00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3.48963775725367">
            <text:p>3.4896377573</text:p>
          </table:table-cell>
          <table:table-cell office:value-type="float" office:value="10">
            <text:p>10</text:p>
          </table:table-cell>
          <table:table-cell/>
          <table:table-cell office:value-type="float" office:value="334">
            <text:p>334</text:p>
          </table:table-cell>
          <table:table-cell office:value-type="float" office:value="1.966492472209">
            <text:p>1.9664924722</text:p>
          </table:table-cell>
          <table:table-cell office:value-type="float" office:value="10">
            <text:p>10</text:p>
          </table:table-cell>
          <table:table-cell/>
          <table:table-cell office:value-type="float" office:value="288.36">
            <text:p>288.36</text:p>
          </table:table-cell>
          <table:table-cell office:value-type="float" office:value="7.03281172242301">
            <text:p>7.03281172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1.966492472209">
            <text:p>1.9664924722</text:p>
          </table:table-cell>
          <table:table-cell office:value-type="float" office:value="10">
            <text:p>10</text:p>
          </table:table-cell>
          <table:table-cell/>
          <table:table-cell office:value-type="float" office:value="335">
            <text:p>335</text:p>
          </table:table-cell>
          <table:table-cell office:value-type="float" office:value="4.11160047144772">
            <text:p>4.1116004714</text:p>
          </table:table-cell>
          <table:table-cell office:value-type="float" office:value="10">
            <text:p>10</text:p>
          </table:table-cell>
          <table:table-cell/>
          <table:table-cell office:value-type="float" office:value="289.08">
            <text:p>289.08</text:p>
          </table:table-cell>
          <table:table-cell office:value-type="float" office:value="1.38547515192349">
            <text:p>1.38547515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4.11160047144772">
            <text:p>4.1116004714</text:p>
          </table:table-cell>
          <table:table-cell office:value-type="float" office:value="10">
            <text:p>10</text:p>
          </table:table-cell>
          <table:table-cell/>
          <table:table-cell office:value-type="float" office:value="337">
            <text:p>337</text:p>
          </table:table-cell>
          <table:table-cell office:value-type="float" office:value="4.43477234363104">
            <text:p>4.4347723436</text:p>
          </table:table-cell>
          <table:table-cell office:value-type="float" office:value="10">
            <text:p>10</text:p>
          </table:table-cell>
          <table:table-cell/>
          <table:table-cell office:value-type="float" office:value="289.44">
            <text:p>289.44</text:p>
          </table:table-cell>
          <table:table-cell office:value-type="float" office:value="2.18404532148919">
            <text:p>2.18404532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4.43477234363104">
            <text:p>4.4347723436</text:p>
          </table:table-cell>
          <table:table-cell office:value-type="float" office:value="10">
            <text:p>10</text:p>
          </table:table-cell>
          <table:table-cell/>
          <table:table-cell office:value-type="float" office:value="339">
            <text:p>339</text:p>
          </table:table-cell>
          <table:table-cell office:value-type="float" office:value="5.07224724965436">
            <text:p>5.0722472497</text:p>
          </table:table-cell>
          <table:table-cell office:value-type="float" office:value="10">
            <text:p>10</text:p>
          </table:table-cell>
          <table:table-cell/>
          <table:table-cell office:value-type="float" office:value="290.52">
            <text:p>290.52</text:p>
          </table:table-cell>
          <table:table-cell office:value-type="float" office:value="1.41640407551281">
            <text:p>1.41640407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5.07224724965436">
            <text:p>5.0722472497</text:p>
          </table:table-cell>
          <table:table-cell office:value-type="float" office:value="10">
            <text:p>10</text:p>
          </table:table-cell>
          <table:table-cell/>
          <table:table-cell office:value-type="float" office:value="343">
            <text:p>343</text:p>
          </table:table-cell>
          <table:table-cell office:value-type="float" office:value="3.66089511535998">
            <text:p>3.6608951154</text:p>
          </table:table-cell>
          <table:table-cell office:value-type="float" office:value="10">
            <text:p>10</text:p>
          </table:table-cell>
          <table:table-cell/>
          <table:table-cell office:value-type="float" office:value="291.24">
            <text:p>291.24</text:p>
          </table:table-cell>
          <table:table-cell office:value-type="float" office:value="8.94007410756897">
            <text:p>8.94007410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3.66089511535998">
            <text:p>3.6608951154</text:p>
          </table:table-cell>
          <table:table-cell office:value-type="float" office:value="10">
            <text:p>10</text:p>
          </table:table-cell>
          <table:table-cell/>
          <table:table-cell office:value-type="float" office:value="344">
            <text:p>344</text:p>
          </table:table-cell>
          <table:table-cell office:value-type="float" office:value="4.09608803472208">
            <text:p>4.0960880347</text:p>
          </table:table-cell>
          <table:table-cell office:value-type="float" office:value="10">
            <text:p>10</text:p>
          </table:table-cell>
          <table:table-cell/>
          <table:table-cell office:value-type="float" office:value="292.32">
            <text:p>292.32</text:p>
          </table:table-cell>
          <table:table-cell office:value-type="float" office:value="4.40922420946055">
            <text:p>4.40922420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4.09608803472208">
            <text:p>4.0960880347</text:p>
          </table:table-cell>
          <table:table-cell office:value-type="float" office:value="10">
            <text:p>10</text:p>
          </table:table-cell>
          <table:table-cell/>
          <table:table-cell office:value-type="float" office:value="348">
            <text:p>348</text:p>
          </table:table-cell>
          <table:table-cell office:value-type="float" office:value="2.17749632759993">
            <text:p>2.1774963276</text:p>
          </table:table-cell>
          <table:table-cell office:value-type="float" office:value="10">
            <text:p>10</text:p>
          </table:table-cell>
          <table:table-cell/>
          <table:table-cell office:value-type="float" office:value="292.68">
            <text:p>292.68</text:p>
          </table:table-cell>
          <table:table-cell office:value-type="float" office:value="5.08523439896857">
            <text:p>5.08523439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.17749632759993">
            <text:p>2.1774963276</text:p>
          </table:table-cell>
          <table:table-cell office:value-type="float" office:value="10">
            <text:p>10</text:p>
          </table:table-cell>
          <table:table-cell/>
          <table:table-cell office:value-type="float" office:value="351">
            <text:p>351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  <table:table-cell/>
          <table:table-cell office:value-type="float" office:value="293.04">
            <text:p>293.04</text:p>
          </table:table-cell>
          <table:table-cell office:value-type="float" office:value="16.0298875068392">
            <text:p>16.02988750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  <table:table-cell/>
          <table:table-cell office:value-type="float" office:value="354">
            <text:p>354</text:p>
          </table:table-cell>
          <table:table-cell office:value-type="float" office:value="1.0004150202623">
            <text:p>1.0004150203</text:p>
          </table:table-cell>
          <table:table-cell office:value-type="float" office:value="10">
            <text:p>10</text:p>
          </table:table-cell>
          <table:table-cell/>
          <table:table-cell office:value-type="float" office:value="293.4">
            <text:p>293.40</text:p>
          </table:table-cell>
          <table:table-cell office:value-type="float" office:value="1.98051294684707">
            <text:p>1.9805129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1.0004150202623">
            <text:p>1.0004150203</text:p>
          </table:table-cell>
          <table:table-cell office:value-type="float" office:value="10">
            <text:p>10</text:p>
          </table:table-cell>
          <table:table-cell/>
          <table:table-cell office:value-type="float" office:value="355">
            <text:p>355</text:p>
          </table:table-cell>
          <table:table-cell office:value-type="float" office:value="4.10112940838048">
            <text:p>4.1011294084</text:p>
          </table:table-cell>
          <table:table-cell office:value-type="float" office:value="10">
            <text:p>10</text:p>
          </table:table-cell>
          <table:table-cell/>
          <table:table-cell office:value-type="float" office:value="293.76">
            <text:p>293.76</text:p>
          </table:table-cell>
          <table:table-cell office:value-type="float" office:value="4.96965568121792">
            <text:p>4.96965568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4.10112940838048">
            <text:p>4.1011294084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.38944906534343">
            <text:p>1.3894490653</text:p>
          </table:table-cell>
          <table:table-cell office:value-type="float" office:value="11">
            <text:p>11</text:p>
          </table:table-cell>
          <table:table-cell/>
          <table:table-cell office:value-type="float" office:value="295.2">
            <text:p>295.20</text:p>
          </table:table-cell>
          <table:table-cell office:value-type="float" office:value="2.00196754703138">
            <text:p>2.00196754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38944906534343">
            <text:p>1.3894490653</text:p>
          </table:table-cell>
          <table:table-cell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 office:value-type="float" office:value="7.12090722057702">
            <text:p>7.1209072206</text:p>
          </table:table-cell>
          <table:table-cell office:value-type="float" office:value="11">
            <text:p>11</text:p>
          </table:table-cell>
          <table:table-cell/>
          <table:table-cell office:value-type="float" office:value="295.56">
            <text:p>295.56</text:p>
          </table:table-cell>
          <table:table-cell office:value-type="float" office:value="5.76958041301274">
            <text:p>5.76958041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12090722057702">
            <text:p>7.1209072206</text:p>
          </table:table-cell>
          <table:table-cell office:value-type="float" office:value="11">
            <text:p>11</text:p>
          </table:table-cell>
          <table:table-cell/>
          <table:table-cell office:value-type="float" office:value="24">
            <text:p>24</text:p>
          </table:table-cell>
          <table:table-cell office:value-type="float" office:value="9.84743300959583">
            <text:p>9.8474330096</text:p>
          </table:table-cell>
          <table:table-cell office:value-type="float" office:value="11">
            <text:p>11</text:p>
          </table:table-cell>
          <table:table-cell/>
          <table:table-cell office:value-type="float" office:value="295.92">
            <text:p>295.92</text:p>
          </table:table-cell>
          <table:table-cell office:value-type="float" office:value="6.04368380755208">
            <text:p>6.04368380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84743300959583">
            <text:p>9.8474330096</text:p>
          </table:table-cell>
          <table:table-cell office:value-type="float" office:value="11">
            <text:p>11</text:p>
          </table:table-cell>
          <table:table-cell/>
          <table:table-cell office:value-type="float" office:value="25">
            <text:p>25</text:p>
          </table:table-cell>
          <table:table-cell office:value-type="float" office:value="4.83386163430907">
            <text:p>4.8338616343</text:p>
          </table:table-cell>
          <table:table-cell office:value-type="float" office:value="11">
            <text:p>11</text:p>
          </table:table-cell>
          <table:table-cell/>
          <table:table-cell office:value-type="float" office:value="296.28">
            <text:p>296.28</text:p>
          </table:table-cell>
          <table:table-cell office:value-type="float" office:value="6.34753206141532">
            <text:p>6.34753206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.83386163430907">
            <text:p>4.8338616343</text:p>
          </table:table-cell>
          <table:table-cell office:value-type="float" office:value="11">
            <text:p>11</text:p>
          </table:table-cell>
          <table:table-cell/>
          <table:table-cell office:value-type="float" office:value="30">
            <text:p>30</text:p>
          </table:table-cell>
          <table:table-cell office:value-type="float" office:value="6.32219774697094">
            <text:p>6.3221977470</text:p>
          </table:table-cell>
          <table:table-cell office:value-type="float" office:value="11">
            <text:p>11</text:p>
          </table:table-cell>
          <table:table-cell/>
          <table:table-cell office:value-type="float" office:value="296.64">
            <text:p>296.64</text:p>
          </table:table-cell>
          <table:table-cell office:value-type="float" office:value="2.31489006521198">
            <text:p>2.31489006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.32219774697094">
            <text:p>6.3221977470</text:p>
          </table:table-cell>
          <table:table-cell office:value-type="float" office:value="11">
            <text:p>11</text:p>
          </table:table-cell>
          <table:table-cell/>
          <table:table-cell office:value-type="float" office:value="35">
            <text:p>35</text:p>
          </table:table-cell>
          <table:table-cell office:value-type="float" office:value="3.55575656497184">
            <text:p>3.5557565650</text:p>
          </table:table-cell>
          <table:table-cell office:value-type="float" office:value="11">
            <text:p>11</text:p>
          </table:table-cell>
          <table:table-cell/>
          <table:table-cell office:value-type="float" office:value="297">
            <text:p>297.00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.55575656497184">
            <text:p>3.5557565650</text:p>
          </table:table-cell>
          <table:table-cell office:value-type="float" office:value="11">
            <text:p>11</text:p>
          </table:table-cell>
          <table:table-cell/>
          <table:table-cell office:value-type="float" office:value="38">
            <text:p>38</text:p>
          </table:table-cell>
          <table:table-cell office:value-type="float" office:value="4.10940017335402">
            <text:p>4.1094001734</text:p>
          </table:table-cell>
          <table:table-cell office:value-type="float" office:value="11">
            <text:p>11</text:p>
          </table:table-cell>
          <table:table-cell/>
          <table:table-cell office:value-type="float" office:value="300.24">
            <text:p>300.24</text:p>
          </table:table-cell>
          <table:table-cell office:value-type="float" office:value="5.62671606564484">
            <text:p>5.62671606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10940017335402">
            <text:p>4.1094001734</text:p>
          </table:table-cell>
          <table:table-cell office:value-type="float" office:value="11">
            <text:p>11</text:p>
          </table:table-cell>
          <table:table-cell/>
          <table:table-cell office:value-type="float" office:value="39">
            <text:p>39</text:p>
          </table:table-cell>
          <table:table-cell office:value-type="float" office:value="4.47025455872758">
            <text:p>4.4702545587</text:p>
          </table:table-cell>
          <table:table-cell office:value-type="float" office:value="11">
            <text:p>11</text:p>
          </table:table-cell>
          <table:table-cell/>
          <table:table-cell office:value-type="float" office:value="301.68">
            <text:p>301.68</text:p>
          </table:table-cell>
          <table:table-cell office:value-type="float" office:value="0.962667701763428">
            <text:p>0.962667701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47025455872758">
            <text:p>4.4702545587</text:p>
          </table:table-cell>
          <table:table-cell office:value-type="float" office:value="11">
            <text:p>11</text:p>
          </table:table-cell>
          <table:table-cell/>
          <table:table-cell office:value-type="float" office:value="49">
            <text:p>49</text:p>
          </table:table-cell>
          <table:table-cell office:value-type="float" office:value="4.92428777313585">
            <text:p>4.9242877731</text:p>
          </table:table-cell>
          <table:table-cell office:value-type="float" office:value="11">
            <text:p>11</text:p>
          </table:table-cell>
          <table:table-cell/>
          <table:table-cell office:value-type="float" office:value="303.12">
            <text:p>303.12</text:p>
          </table:table-cell>
          <table:table-cell office:value-type="float" office:value="5.81921986191216">
            <text:p>5.81921986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.92428777313585">
            <text:p>4.9242877731</text:p>
          </table:table-cell>
          <table:table-cell office:value-type="float" office:value="11">
            <text:p>11</text:p>
          </table:table-cell>
          <table:table-cell/>
          <table:table-cell office:value-type="float" office:value="65">
            <text:p>65</text:p>
          </table:table-cell>
          <table:table-cell office:value-type="float" office:value="6.20569923808905">
            <text:p>6.2056992381</text:p>
          </table:table-cell>
          <table:table-cell office:value-type="float" office:value="11">
            <text:p>11</text:p>
          </table:table-cell>
          <table:table-cell/>
          <table:table-cell office:value-type="float" office:value="304.2">
            <text:p>304.20</text:p>
          </table:table-cell>
          <table:table-cell office:value-type="float" office:value="5.00786356409204">
            <text:p>5.00786356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.20569923808905">
            <text:p>6.2056992381</text:p>
          </table:table-cell>
          <table:table-cell office:value-type="float" office:value="11">
            <text:p>11</text:p>
          </table:table-cell>
          <table:table-cell/>
          <table:table-cell office:value-type="float" office:value="66">
            <text:p>66</text:p>
          </table:table-cell>
          <table:table-cell office:value-type="float" office:value="12.5082045210452">
            <text:p>12.5082045210</text:p>
          </table:table-cell>
          <table:table-cell office:value-type="float" office:value="11">
            <text:p>11</text:p>
          </table:table-cell>
          <table:table-cell/>
          <table:table-cell office:value-type="float" office:value="305.28">
            <text:p>305.28</text:p>
          </table:table-cell>
          <table:table-cell office:value-type="float" office:value="2.01284748695234">
            <text:p>2.01284748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.5082045210452">
            <text:p>12.5082045210</text:p>
          </table:table-cell>
          <table:table-cell office:value-type="float" office:value="11">
            <text:p>11</text:p>
          </table:table-cell>
          <table:table-cell/>
          <table:table-cell office:value-type="float" office:value="69">
            <text:p>69</text:p>
          </table:table-cell>
          <table:table-cell office:value-type="float" office:value="0.951637402489102">
            <text:p>0.9516374025</text:p>
          </table:table-cell>
          <table:table-cell office:value-type="float" office:value="11">
            <text:p>11</text:p>
          </table:table-cell>
          <table:table-cell/>
          <table:table-cell office:value-type="float" office:value="305.64">
            <text:p>305.64</text:p>
          </table:table-cell>
          <table:table-cell office:value-type="float" office:value="0.980738357413672">
            <text:p>0.980738357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51637402489102">
            <text:p>0.9516374025</text:p>
          </table:table-cell>
          <table:table-cell office:value-type="float" office:value="11">
            <text:p>11</text:p>
          </table:table-cell>
          <table:table-cell/>
          <table:table-cell office:value-type="float" office:value="74">
            <text:p>74</text:p>
          </table:table-cell>
          <table:table-cell office:value-type="float" office:value="13.7568708642243">
            <text:p>13.7568708642</text:p>
          </table:table-cell>
          <table:table-cell office:value-type="float" office:value="11">
            <text:p>11</text:p>
          </table:table-cell>
          <table:table-cell/>
          <table:table-cell office:value-type="float" office:value="306.72">
            <text:p>306.72</text:p>
          </table:table-cell>
          <table:table-cell office:value-type="float" office:value="6.03856834156712">
            <text:p>6.03856834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.7568708642243">
            <text:p>13.7568708642</text:p>
          </table:table-cell>
          <table:table-cell office:value-type="float" office:value="11">
            <text:p>11</text:p>
          </table:table-cell>
          <table:table-cell/>
          <table:table-cell office:value-type="float" office:value="75">
            <text:p>75</text:p>
          </table:table-cell>
          <table:table-cell office:value-type="float" office:value="3.44519725020172">
            <text:p>3.4451972502</text:p>
          </table:table-cell>
          <table:table-cell office:value-type="float" office:value="11">
            <text:p>11</text:p>
          </table:table-cell>
          <table:table-cell/>
          <table:table-cell office:value-type="float" office:value="307.08">
            <text:p>307.08</text:p>
          </table:table-cell>
          <table:table-cell office:value-type="float" office:value="3.16844265339467">
            <text:p>3.16844265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.44519725020172">
            <text:p>3.4451972502</text:p>
          </table:table-cell>
          <table:table-cell office:value-type="float" office:value="11">
            <text:p>11</text:p>
          </table:table-cell>
          <table:table-cell/>
          <table:table-cell office:value-type="float" office:value="83">
            <text:p>83</text:p>
          </table:table-cell>
          <table:table-cell office:value-type="float" office:value="0.910602648270434">
            <text:p>0.9106026483</text:p>
          </table:table-cell>
          <table:table-cell office:value-type="float" office:value="11">
            <text:p>11</text:p>
          </table:table-cell>
          <table:table-cell/>
          <table:table-cell office:value-type="float" office:value="307.8">
            <text:p>307.80</text:p>
          </table:table-cell>
          <table:table-cell office:value-type="float" office:value="2.25209032423262">
            <text:p>2.25209032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10602648270434">
            <text:p>0.9106026483</text:p>
          </table:table-cell>
          <table:table-cell office:value-type="float" office:value="11">
            <text:p>11</text:p>
          </table:table-cell>
          <table:table-cell/>
          <table:table-cell office:value-type="float" office:value="85">
            <text:p>85</text:p>
          </table:table-cell>
          <table:table-cell office:value-type="float" office:value="2.17694781085333">
            <text:p>2.1769478109</text:p>
          </table:table-cell>
          <table:table-cell office:value-type="float" office:value="11">
            <text:p>11</text:p>
          </table:table-cell>
          <table:table-cell/>
          <table:table-cell office:value-type="float" office:value="308.52">
            <text:p>308.52</text:p>
          </table:table-cell>
          <table:table-cell office:value-type="float" office:value="5.65688959402571">
            <text:p>5.656889594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17694781085333">
            <text:p>2.1769478109</text:p>
          </table:table-cell>
          <table:table-cell office:value-type="float" office:value="11">
            <text:p>11</text:p>
          </table:table-cell>
          <table:table-cell/>
          <table:table-cell office:value-type="float" office:value="87">
            <text:p>87</text:p>
          </table:table-cell>
          <table:table-cell office:value-type="float" office:value="4.97486458987033">
            <text:p>4.9748645899</text:p>
          </table:table-cell>
          <table:table-cell office:value-type="float" office:value="11">
            <text:p>11</text:p>
          </table:table-cell>
          <table:table-cell/>
          <table:table-cell office:value-type="float" office:value="312.84">
            <text:p>312.84</text:p>
          </table:table-cell>
          <table:table-cell office:value-type="float" office:value="10.0830651559012">
            <text:p>10.083065155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.97486458987033">
            <text:p>4.9748645899</text:p>
          </table:table-cell>
          <table:table-cell office:value-type="float" office:value="11">
            <text:p>11</text:p>
          </table:table-cell>
          <table:table-cell/>
          <table:table-cell office:value-type="float" office:value="107">
            <text:p>107</text:p>
          </table:table-cell>
          <table:table-cell office:value-type="float" office:value="3.9573015248449">
            <text:p>3.9573015248</text:p>
          </table:table-cell>
          <table:table-cell office:value-type="float" office:value="11">
            <text:p>11</text:p>
          </table:table-cell>
          <table:table-cell/>
          <table:table-cell office:value-type="float" office:value="314.28">
            <text:p>314.28</text:p>
          </table:table-cell>
          <table:table-cell office:value-type="float" office:value="4.23765374683368">
            <text:p>4.2376537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.9573015248449">
            <text:p>3.9573015248</text:p>
          </table:table-cell>
          <table:table-cell office:value-type="float" office:value="11">
            <text:p>11</text:p>
          </table:table-cell>
          <table:table-cell/>
          <table:table-cell office:value-type="float" office:value="112">
            <text:p>112</text:p>
          </table:table-cell>
          <table:table-cell office:value-type="float" office:value="3.15714113088125">
            <text:p>3.1571411309</text:p>
          </table:table-cell>
          <table:table-cell office:value-type="float" office:value="11">
            <text:p>11</text:p>
          </table:table-cell>
          <table:table-cell/>
          <table:table-cell office:value-type="float" office:value="314.64">
            <text:p>314.64</text:p>
          </table:table-cell>
          <table:table-cell office:value-type="float" office:value="2.06838568363614">
            <text:p>2.06838568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.15714113088125">
            <text:p>3.1571411309</text:p>
          </table:table-cell>
          <table:table-cell office:value-type="float" office:value="11">
            <text:p>11</text:p>
          </table:table-cell>
          <table:table-cell/>
          <table:table-cell office:value-type="float" office:value="115">
            <text:p>115</text:p>
          </table:table-cell>
          <table:table-cell office:value-type="float" office:value="0.982895048116489">
            <text:p>0.9828950481</text:p>
          </table:table-cell>
          <table:table-cell office:value-type="float" office:value="11">
            <text:p>11</text:p>
          </table:table-cell>
          <table:table-cell/>
          <table:table-cell office:value-type="float" office:value="315.36">
            <text:p>315.36</text:p>
          </table:table-cell>
          <table:table-cell office:value-type="float" office:value="1.0515576526736">
            <text:p>1.05155765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982895048116489">
            <text:p>0.9828950481</text:p>
          </table:table-cell>
          <table:table-cell office:value-type="float" office:value="11">
            <text:p>11</text:p>
          </table:table-cell>
          <table:table-cell/>
          <table:table-cell office:value-type="float" office:value="123">
            <text:p>123</text:p>
          </table:table-cell>
          <table:table-cell office:value-type="float" office:value="1.99196811512704">
            <text:p>1.9919681151</text:p>
          </table:table-cell>
          <table:table-cell office:value-type="float" office:value="11">
            <text:p>11</text:p>
          </table:table-cell>
          <table:table-cell/>
          <table:table-cell office:value-type="float" office:value="316.08">
            <text:p>316.08</text:p>
          </table:table-cell>
          <table:table-cell office:value-type="float" office:value="0.997666268147395">
            <text:p>0.99766626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.99196811512704">
            <text:p>1.9919681151</text:p>
          </table:table-cell>
          <table:table-cell office:value-type="float" office:value="11">
            <text:p>11</text:p>
          </table:table-cell>
          <table:table-cell/>
          <table:table-cell office:value-type="float" office:value="124">
            <text:p>124</text:p>
          </table:table-cell>
          <table:table-cell office:value-type="float" office:value="1.02184548856989">
            <text:p>1.0218454886</text:p>
          </table:table-cell>
          <table:table-cell office:value-type="float" office:value="11">
            <text:p>11</text:p>
          </table:table-cell>
          <table:table-cell/>
          <table:table-cell office:value-type="float" office:value="317.16">
            <text:p>317.16</text:p>
          </table:table-cell>
          <table:table-cell office:value-type="float" office:value="3.21365445286389">
            <text:p>3.21365445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.02184548856989">
            <text:p>1.0218454886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2.82177605221341">
            <text:p>2.8217760522</text:p>
          </table:table-cell>
          <table:table-cell office:value-type="float" office:value="11">
            <text:p>11</text:p>
          </table:table-cell>
          <table:table-cell/>
          <table:table-cell office:value-type="float" office:value="317.88">
            <text:p>317.88</text:p>
          </table:table-cell>
          <table:table-cell office:value-type="float" office:value="6.32870752230446">
            <text:p>6.32870752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.82177605221341">
            <text:p>2.8217760522</text:p>
          </table:table-cell>
          <table:table-cell office:value-type="float" office:value="11">
            <text:p>11</text:p>
          </table:table-cell>
          <table:table-cell/>
          <table:table-cell office:value-type="float" office:value="138">
            <text:p>138</text:p>
          </table:table-cell>
          <table:table-cell office:value-type="float" office:value="15.0798094422593">
            <text:p>15.0798094423</text:p>
          </table:table-cell>
          <table:table-cell office:value-type="float" office:value="11">
            <text:p>11</text:p>
          </table:table-cell>
          <table:table-cell/>
          <table:table-cell office:value-type="float" office:value="318.6">
            <text:p>318.60</text:p>
          </table:table-cell>
          <table:table-cell office:value-type="float" office:value="5.09903264512541">
            <text:p>5.09903264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5.0798094422593">
            <text:p>15.0798094423</text:p>
          </table:table-cell>
          <table:table-cell office:value-type="float" office:value="11">
            <text:p>11</text:p>
          </table:table-cell>
          <table:table-cell/>
          <table:table-cell office:value-type="float" office:value="142">
            <text:p>142</text:p>
          </table:table-cell>
          <table:table-cell office:value-type="float" office:value="7.62834765805874">
            <text:p>7.6283476581</text:p>
          </table:table-cell>
          <table:table-cell office:value-type="float" office:value="11">
            <text:p>11</text:p>
          </table:table-cell>
          <table:table-cell/>
          <table:table-cell office:value-type="float" office:value="318.96">
            <text:p>318.96</text:p>
          </table:table-cell>
          <table:table-cell office:value-type="float" office:value="4.25282422261427">
            <text:p>4.25282422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7.62834765805874">
            <text:p>7.6283476581</text:p>
          </table:table-cell>
          <table:table-cell office:value-type="float" office:value="11">
            <text:p>11</text:p>
          </table:table-cell>
          <table:table-cell/>
          <table:table-cell office:value-type="float" office:value="144">
            <text:p>144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  <table:table-cell/>
          <table:table-cell office:value-type="float" office:value="319.68">
            <text:p>319.68</text:p>
          </table:table-cell>
          <table:table-cell office:value-type="float" office:value="15.0418881566499">
            <text:p>15.04188815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  <table:table-cell/>
          <table:table-cell office:value-type="float" office:value="148">
            <text:p>148</text:p>
          </table:table-cell>
          <table:table-cell office:value-type="float" office:value="2.93219757188758">
            <text:p>2.9321975719</text:p>
          </table:table-cell>
          <table:table-cell office:value-type="float" office:value="11">
            <text:p>11</text:p>
          </table:table-cell>
          <table:table-cell/>
          <table:table-cell office:value-type="float" office:value="321.12">
            <text:p>321.12</text:p>
          </table:table-cell>
          <table:table-cell office:value-type="float" office:value="4.44477566147867">
            <text:p>4.44477566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.93219757188758">
            <text:p>2.9321975719</text:p>
          </table:table-cell>
          <table:table-cell office:value-type="float" office:value="11">
            <text:p>11</text:p>
          </table:table-cell>
          <table:table-cell/>
          <table:table-cell office:value-type="float" office:value="151">
            <text:p>151</text:p>
          </table:table-cell>
          <table:table-cell office:value-type="float" office:value="1.42205898980296">
            <text:p>1.4220589898</text:p>
          </table:table-cell>
          <table:table-cell office:value-type="float" office:value="11">
            <text:p>11</text:p>
          </table:table-cell>
          <table:table-cell/>
          <table:table-cell office:value-type="float" office:value="322.56">
            <text:p>322.56</text:p>
          </table:table-cell>
          <table:table-cell office:value-type="float" office:value="3.6040196467948">
            <text:p>3.6040196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.42205898980296">
            <text:p>1.4220589898</text:p>
          </table:table-cell>
          <table:table-cell office:value-type="float" office:value="11">
            <text:p>11</text:p>
          </table:table-cell>
          <table:table-cell/>
          <table:table-cell office:value-type="float" office:value="153">
            <text:p>153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  <table:table-cell/>
          <table:table-cell office:value-type="float" office:value="325.44">
            <text:p>325.44</text:p>
          </table:table-cell>
          <table:table-cell office:value-type="float" office:value="3.02559051561181">
            <text:p>3.02559051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  <table:table-cell/>
          <table:table-cell office:value-type="float" office:value="154">
            <text:p>154</text:p>
          </table:table-cell>
          <table:table-cell office:value-type="float" office:value="4.09468325658351">
            <text:p>4.0946832566</text:p>
          </table:table-cell>
          <table:table-cell office:value-type="float" office:value="11">
            <text:p>11</text:p>
          </table:table-cell>
          <table:table-cell/>
          <table:table-cell office:value-type="float" office:value="325.8">
            <text:p>325.80</text:p>
          </table:table-cell>
          <table:table-cell office:value-type="float" office:value="5.75457499647701">
            <text:p>5.75457499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.09468325658351">
            <text:p>4.0946832566</text:p>
          </table:table-cell>
          <table:table-cell office:value-type="float" office:value="11">
            <text:p>11</text:p>
          </table:table-cell>
          <table:table-cell/>
          <table:table-cell office:value-type="float" office:value="157">
            <text:p>157</text:p>
          </table:table-cell>
          <table:table-cell office:value-type="float" office:value="5.00443161753845">
            <text:p>5.0044316175</text:p>
          </table:table-cell>
          <table:table-cell office:value-type="float" office:value="11">
            <text:p>11</text:p>
          </table:table-cell>
          <table:table-cell/>
          <table:table-cell office:value-type="float" office:value="326.52">
            <text:p>326.52</text:p>
          </table:table-cell>
          <table:table-cell office:value-type="float" office:value="4.19505732732356">
            <text:p>4.19505732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5.00443161753845">
            <text:p>5.0044316175</text:p>
          </table:table-cell>
          <table:table-cell office:value-type="float" office:value="11">
            <text:p>11</text:p>
          </table:table-cell>
          <table:table-cell/>
          <table:table-cell office:value-type="float" office:value="172">
            <text:p>172</text:p>
          </table:table-cell>
          <table:table-cell office:value-type="float" office:value="3.59069108586314">
            <text:p>3.5906910859</text:p>
          </table:table-cell>
          <table:table-cell office:value-type="float" office:value="11">
            <text:p>11</text:p>
          </table:table-cell>
          <table:table-cell/>
          <table:table-cell office:value-type="float" office:value="327.24">
            <text:p>327.24</text:p>
          </table:table-cell>
          <table:table-cell office:value-type="float" office:value="2.25465163654648">
            <text:p>2.25465163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.59069108586314">
            <text:p>3.5906910859</text:p>
          </table:table-cell>
          <table:table-cell office:value-type="float" office:value="11">
            <text:p>11</text:p>
          </table:table-cell>
          <table:table-cell/>
          <table:table-cell office:value-type="float" office:value="175">
            <text:p>175</text:p>
          </table:table-cell>
          <table:table-cell office:value-type="float" office:value="7.01771650717007">
            <text:p>7.0177165072</text:p>
          </table:table-cell>
          <table:table-cell office:value-type="float" office:value="11">
            <text:p>11</text:p>
          </table:table-cell>
          <table:table-cell/>
          <table:table-cell office:value-type="float" office:value="329.4">
            <text:p>329.40</text:p>
          </table:table-cell>
          <table:table-cell office:value-type="float" office:value="3.16749873858684">
            <text:p>3.16749873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7.01771650717007">
            <text:p>7.0177165072</text:p>
          </table:table-cell>
          <table:table-cell office:value-type="float" office:value="11">
            <text:p>11</text:p>
          </table:table-cell>
          <table:table-cell/>
          <table:table-cell office:value-type="float" office:value="186">
            <text:p>186</text:p>
          </table:table-cell>
          <table:table-cell office:value-type="float" office:value="2.26698847022629">
            <text:p>2.2669884702</text:p>
          </table:table-cell>
          <table:table-cell office:value-type="float" office:value="11">
            <text:p>11</text:p>
          </table:table-cell>
          <table:table-cell/>
          <table:table-cell office:value-type="float" office:value="330.48">
            <text:p>330.48</text:p>
          </table:table-cell>
          <table:table-cell office:value-type="float" office:value="9.79704626786468">
            <text:p>9.79704626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.26698847022629">
            <text:p>2.2669884702</text:p>
          </table:table-cell>
          <table:table-cell office:value-type="float" office:value="11">
            <text:p>11</text:p>
          </table:table-cell>
          <table:table-cell/>
          <table:table-cell office:value-type="float" office:value="196">
            <text:p>196</text:p>
          </table:table-cell>
          <table:table-cell office:value-type="float" office:value="1.00030639998166">
            <text:p>1.0003064000</text:p>
          </table:table-cell>
          <table:table-cell office:value-type="float" office:value="11">
            <text:p>11</text:p>
          </table:table-cell>
          <table:table-cell/>
          <table:table-cell office:value-type="float" office:value="330.84">
            <text:p>330.84</text:p>
          </table:table-cell>
          <table:table-cell office:value-type="float" office:value="3.15695987545887">
            <text:p>3.15695987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.00030639998166">
            <text:p>1.0003064000</text:p>
          </table:table-cell>
          <table:table-cell office:value-type="float" office:value="11">
            <text:p>11</text:p>
          </table:table-cell>
          <table:table-cell/>
          <table:table-cell office:value-type="float" office:value="197">
            <text:p>197</text:p>
          </table:table-cell>
          <table:table-cell office:value-type="float" office:value="0.986638504370515">
            <text:p>0.9866385044</text:p>
          </table:table-cell>
          <table:table-cell office:value-type="float" office:value="11">
            <text:p>11</text:p>
          </table:table-cell>
          <table:table-cell/>
          <table:table-cell office:value-type="float" office:value="331.92">
            <text:p>331.92</text:p>
          </table:table-cell>
          <table:table-cell office:value-type="float" office:value="3.61867747972">
            <text:p>3.61867747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986638504370515">
            <text:p>0.9866385044</text:p>
          </table:table-cell>
          <table:table-cell office:value-type="float" office:value="11">
            <text:p>11</text:p>
          </table:table-cell>
          <table:table-cell/>
          <table:table-cell office:value-type="float" office:value="201">
            <text:p>201</text:p>
          </table:table-cell>
          <table:table-cell office:value-type="float" office:value="2.98440603300923">
            <text:p>2.9844060330</text:p>
          </table:table-cell>
          <table:table-cell office:value-type="float" office:value="11">
            <text:p>11</text:p>
          </table:table-cell>
          <table:table-cell/>
          <table:table-cell office:value-type="float" office:value="333.36">
            <text:p>333.36</text:p>
          </table:table-cell>
          <table:table-cell office:value-type="float" office:value="3.9799715768054">
            <text:p>3.97997157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.98440603300923">
            <text:p>2.9844060330</text:p>
          </table:table-cell>
          <table:table-cell office:value-type="float" office:value="11">
            <text:p>11</text:p>
          </table:table-cell>
          <table:table-cell/>
          <table:table-cell office:value-type="float" office:value="202">
            <text:p>202</text:p>
          </table:table-cell>
          <table:table-cell office:value-type="float" office:value="6.27362704885847">
            <text:p>6.2736270489</text:p>
          </table:table-cell>
          <table:table-cell office:value-type="float" office:value="11">
            <text:p>11</text:p>
          </table:table-cell>
          <table:table-cell/>
          <table:table-cell office:value-type="float" office:value="333.72">
            <text:p>333.72</text:p>
          </table:table-cell>
          <table:table-cell office:value-type="float" office:value="10.2194565361987">
            <text:p>10.219456536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6.27362704885847">
            <text:p>6.2736270489</text:p>
          </table:table-cell>
          <table:table-cell office:value-type="float" office:value="11">
            <text:p>11</text:p>
          </table:table-cell>
          <table:table-cell/>
          <table:table-cell office:value-type="float" office:value="205">
            <text:p>205</text:p>
          </table:table-cell>
          <table:table-cell office:value-type="float" office:value="2.82184448050535">
            <text:p>2.8218444805</text:p>
          </table:table-cell>
          <table:table-cell office:value-type="float" office:value="11">
            <text:p>11</text:p>
          </table:table-cell>
          <table:table-cell/>
          <table:table-cell office:value-type="float" office:value="334.8">
            <text:p>334.80</text:p>
          </table:table-cell>
          <table:table-cell office:value-type="float" office:value="4.28391970607016">
            <text:p>4.28391970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.82184448050535">
            <text:p>2.8218444805</text:p>
          </table:table-cell>
          <table:table-cell office:value-type="float" office:value="11">
            <text:p>11</text:p>
          </table:table-cell>
          <table:table-cell/>
          <table:table-cell office:value-type="float" office:value="215">
            <text:p>215</text:p>
          </table:table-cell>
          <table:table-cell office:value-type="float" office:value="3.60091837651111">
            <text:p>3.6009183765</text:p>
          </table:table-cell>
          <table:table-cell office:value-type="float" office:value="11">
            <text:p>11</text:p>
          </table:table-cell>
          <table:table-cell/>
          <table:table-cell office:value-type="float" office:value="335.16">
            <text:p>335.16</text:p>
          </table:table-cell>
          <table:table-cell office:value-type="float" office:value="12.2331742688853">
            <text:p>12.2331742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.60091837651111">
            <text:p>3.6009183765</text:p>
          </table:table-cell>
          <table:table-cell office:value-type="float" office:value="11">
            <text:p>11</text:p>
          </table:table-cell>
          <table:table-cell/>
          <table:table-cell office:value-type="float" office:value="230">
            <text:p>230</text:p>
          </table:table-cell>
          <table:table-cell office:value-type="float" office:value="2.87831838563952">
            <text:p>2.8783183856</text:p>
          </table:table-cell>
          <table:table-cell office:value-type="float" office:value="11">
            <text:p>11</text:p>
          </table:table-cell>
          <table:table-cell/>
          <table:table-cell office:value-type="float" office:value="337.32">
            <text:p>337.32</text:p>
          </table:table-cell>
          <table:table-cell office:value-type="float" office:value="5.3825037549922">
            <text:p>5.38250375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.87831838563952">
            <text:p>2.8783183856</text:p>
          </table:table-cell>
          <table:table-cell office:value-type="float" office:value="11">
            <text:p>11</text:p>
          </table:table-cell>
          <table:table-cell/>
          <table:table-cell office:value-type="float" office:value="231">
            <text:p>231</text:p>
          </table:table-cell>
          <table:table-cell office:value-type="float" office:value="2.02261136064377">
            <text:p>2.0226113606</text:p>
          </table:table-cell>
          <table:table-cell office:value-type="float" office:value="11">
            <text:p>11</text:p>
          </table:table-cell>
          <table:table-cell/>
          <table:table-cell office:value-type="float" office:value="339.48">
            <text:p>339.48</text:p>
          </table:table-cell>
          <table:table-cell office:value-type="float" office:value="0.988346723361297">
            <text:p>0.98834672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.02261136064377">
            <text:p>2.0226113606</text:p>
          </table:table-cell>
          <table:table-cell office:value-type="float" office:value="11">
            <text:p>11</text:p>
          </table:table-cell>
          <table:table-cell/>
          <table:table-cell office:value-type="float" office:value="245">
            <text:p>245</text:p>
          </table:table-cell>
          <table:table-cell office:value-type="float" office:value="5.82455099812736">
            <text:p>5.8245509981</text:p>
          </table:table-cell>
          <table:table-cell office:value-type="float" office:value="11">
            <text:p>11</text:p>
          </table:table-cell>
          <table:table-cell/>
          <table:table-cell office:value-type="float" office:value="340.2">
            <text:p>340.20</text:p>
          </table:table-cell>
          <table:table-cell office:value-type="float" office:value="2.81270407039105">
            <text:p>2.81270407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5.82455099812736">
            <text:p>5.8245509981</text:p>
          </table:table-cell>
          <table:table-cell office:value-type="float" office:value="11">
            <text:p>11</text:p>
          </table:table-cell>
          <table:table-cell/>
          <table:table-cell office:value-type="float" office:value="247">
            <text:p>247</text:p>
          </table:table-cell>
          <table:table-cell office:value-type="float" office:value="1.42772926506494">
            <text:p>1.4277292651</text:p>
          </table:table-cell>
          <table:table-cell office:value-type="float" office:value="11">
            <text:p>11</text:p>
          </table:table-cell>
          <table:table-cell/>
          <table:table-cell office:value-type="float" office:value="340.56">
            <text:p>340.56</text:p>
          </table:table-cell>
          <table:table-cell office:value-type="float" office:value="3.14987436889934">
            <text:p>3.1498743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.42772926506494">
            <text:p>1.4277292651</text:p>
          </table:table-cell>
          <table:table-cell office:value-type="float" office:value="11">
            <text:p>11</text:p>
          </table:table-cell>
          <table:table-cell/>
          <table:table-cell office:value-type="float" office:value="248">
            <text:p>248</text:p>
          </table:table-cell>
          <table:table-cell office:value-type="float" office:value="5.64976269994001">
            <text:p>5.6497626999</text:p>
          </table:table-cell>
          <table:table-cell office:value-type="float" office:value="11">
            <text:p>11</text:p>
          </table:table-cell>
          <table:table-cell/>
          <table:table-cell office:value-type="float" office:value="340.92">
            <text:p>340.92</text:p>
          </table:table-cell>
          <table:table-cell office:value-type="float" office:value="7.76772337773423">
            <text:p>7.76772337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5.64976269994001">
            <text:p>5.6497626999</text:p>
          </table:table-cell>
          <table:table-cell office:value-type="float" office:value="11">
            <text:p>11</text:p>
          </table:table-cell>
          <table:table-cell/>
          <table:table-cell office:value-type="float" office:value="253">
            <text:p>253</text:p>
          </table:table-cell>
          <table:table-cell office:value-type="float" office:value="1.91164774398977">
            <text:p>1.9116477440</text:p>
          </table:table-cell>
          <table:table-cell office:value-type="float" office:value="11">
            <text:p>11</text:p>
          </table:table-cell>
          <table:table-cell/>
          <table:table-cell office:value-type="float" office:value="341.28">
            <text:p>341.28</text:p>
          </table:table-cell>
          <table:table-cell office:value-type="float" office:value="12.0487866774726">
            <text:p>12.048786677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1.91164774398977">
            <text:p>1.9116477440</text:p>
          </table:table-cell>
          <table:table-cell office:value-type="float" office:value="11">
            <text:p>11</text:p>
          </table:table-cell>
          <table:table-cell/>
          <table:table-cell office:value-type="float" office:value="261">
            <text:p>261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  <table:table-cell/>
          <table:table-cell office:value-type="float" office:value="341.64">
            <text:p>341.64</text:p>
          </table:table-cell>
          <table:table-cell office:value-type="float" office:value="5.01092013093114">
            <text:p>5.010920130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  <table:table-cell/>
          <table:table-cell office:value-type="float" office:value="263">
            <text:p>263</text:p>
          </table:table-cell>
          <table:table-cell office:value-type="float" office:value="7.1218020670922">
            <text:p>7.1218020671</text:p>
          </table:table-cell>
          <table:table-cell office:value-type="float" office:value="11">
            <text:p>11</text:p>
          </table:table-cell>
          <table:table-cell/>
          <table:table-cell office:value-type="float" office:value="342">
            <text:p>342.00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7.1218020670922">
            <text:p>7.1218020671</text:p>
          </table:table-cell>
          <table:table-cell office:value-type="float" office:value="11">
            <text:p>11</text:p>
          </table:table-cell>
          <table:table-cell/>
          <table:table-cell office:value-type="float" office:value="266">
            <text:p>266</text:p>
          </table:table-cell>
          <table:table-cell office:value-type="float" office:value="7.02348187372388">
            <text:p>7.0234818737</text:p>
          </table:table-cell>
          <table:table-cell office:value-type="float" office:value="11">
            <text:p>11</text:p>
          </table:table-cell>
          <table:table-cell/>
          <table:table-cell office:value-type="float" office:value="342.36">
            <text:p>342.36</text:p>
          </table:table-cell>
          <table:table-cell office:value-type="float" office:value="2.76945461530073">
            <text:p>2.76945461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7.02348187372388">
            <text:p>7.0234818737</text:p>
          </table:table-cell>
          <table:table-cell office:value-type="float" office:value="11">
            <text:p>11</text:p>
          </table:table-cell>
          <table:table-cell/>
          <table:table-cell office:value-type="float" office:value="269">
            <text:p>269</text:p>
          </table:table-cell>
          <table:table-cell office:value-type="float" office:value="7.67225810962538">
            <text:p>7.6722581096</text:p>
          </table:table-cell>
          <table:table-cell office:value-type="float" office:value="11">
            <text:p>11</text:p>
          </table:table-cell>
          <table:table-cell/>
          <table:table-cell office:value-type="float" office:value="344.88">
            <text:p>344.88</text:p>
          </table:table-cell>
          <table:table-cell office:value-type="float" office:value="1.02425912933222">
            <text:p>1.02425912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7.67225810962538">
            <text:p>7.6722581096</text:p>
          </table:table-cell>
          <table:table-cell office:value-type="float" office:value="11">
            <text:p>11</text:p>
          </table:table-cell>
          <table:table-cell/>
          <table:table-cell office:value-type="float" office:value="271">
            <text:p>271</text:p>
          </table:table-cell>
          <table:table-cell office:value-type="float" office:value="2.96047286095018">
            <text:p>2.9604728610</text:p>
          </table:table-cell>
          <table:table-cell office:value-type="float" office:value="11">
            <text:p>11</text:p>
          </table:table-cell>
          <table:table-cell/>
          <table:table-cell office:value-type="float" office:value="346.32">
            <text:p>346.32</text:p>
          </table:table-cell>
          <table:table-cell office:value-type="float" office:value="2.82514641681683">
            <text:p>2.82514641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.96047286095018">
            <text:p>2.9604728610</text:p>
          </table:table-cell>
          <table:table-cell office:value-type="float" office:value="11">
            <text:p>11</text:p>
          </table:table-cell>
          <table:table-cell/>
          <table:table-cell office:value-type="float" office:value="287">
            <text:p>287</text:p>
          </table:table-cell>
          <table:table-cell office:value-type="float" office:value="10.5478734285168">
            <text:p>10.5478734285</text:p>
          </table:table-cell>
          <table:table-cell office:value-type="float" office:value="11">
            <text:p>11</text:p>
          </table:table-cell>
          <table:table-cell/>
          <table:table-cell office:value-type="float" office:value="348.12">
            <text:p>348.12</text:p>
          </table:table-cell>
          <table:table-cell office:value-type="float" office:value="6.3983128418879">
            <text:p>6.39831284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10.5478734285168">
            <text:p>10.5478734285</text:p>
          </table:table-cell>
          <table:table-cell office:value-type="float" office:value="11">
            <text:p>11</text:p>
          </table:table-cell>
          <table:table-cell/>
          <table:table-cell office:value-type="float" office:value="293">
            <text:p>293</text:p>
          </table:table-cell>
          <table:table-cell office:value-type="float" office:value="1.99025820194886">
            <text:p>1.9902582019</text:p>
          </table:table-cell>
          <table:table-cell office:value-type="float" office:value="11">
            <text:p>11</text:p>
          </table:table-cell>
          <table:table-cell/>
          <table:table-cell office:value-type="float" office:value="349.56">
            <text:p>349.56</text:p>
          </table:table-cell>
          <table:table-cell office:value-type="float" office:value="2.29696086329882">
            <text:p>2.2969608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1.99025820194886">
            <text:p>1.9902582019</text:p>
          </table:table-cell>
          <table:table-cell office:value-type="float" office:value="11">
            <text:p>11</text:p>
          </table:table-cell>
          <table:table-cell/>
          <table:table-cell office:value-type="float" office:value="304">
            <text:p>304</text:p>
          </table:table-cell>
          <table:table-cell office:value-type="float" office:value="8.86140928867358">
            <text:p>8.8614092887</text:p>
          </table:table-cell>
          <table:table-cell office:value-type="float" office:value="11">
            <text:p>11</text:p>
          </table:table-cell>
          <table:table-cell/>
          <table:table-cell office:value-type="float" office:value="350.28">
            <text:p>350.28</text:p>
          </table:table-cell>
          <table:table-cell office:value-type="float" office:value="9.56647943544522">
            <text:p>9.566479435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8.86140928867358">
            <text:p>8.8614092887</text:p>
          </table:table-cell>
          <table:table-cell office:value-type="float" office:value="11">
            <text:p>11</text:p>
          </table:table-cell>
          <table:table-cell/>
          <table:table-cell office:value-type="float" office:value="306">
            <text:p>306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  <table:table-cell/>
          <table:table-cell office:value-type="float" office:value="352.08">
            <text:p>352.08</text:p>
          </table:table-cell>
          <table:table-cell office:value-type="float" office:value="12.6566193397394">
            <text:p>12.65661933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  <table:table-cell/>
          <table:table-cell office:value-type="float" office:value="309">
            <text:p>309</text:p>
          </table:table-cell>
          <table:table-cell office:value-type="float" office:value="3.16417921627034">
            <text:p>3.1641792163</text:p>
          </table:table-cell>
          <table:table-cell office:value-type="float" office:value="11">
            <text:p>11</text:p>
          </table:table-cell>
          <table:table-cell/>
          <table:table-cell office:value-type="float" office:value="357.84">
            <text:p>357.84</text:p>
          </table:table-cell>
          <table:table-cell office:value-type="float" office:value="2.22144123584441">
            <text:p>2.22144123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3.16417921627034">
            <text:p>3.1641792163</text:p>
          </table:table-cell>
          <table:table-cell office:value-type="float" office:value="11">
            <text:p>11</text:p>
          </table:table-cell>
          <table:table-cell/>
          <table:table-cell office:value-type="float" office:value="312">
            <text:p>312</text:p>
          </table:table-cell>
          <table:table-cell office:value-type="float" office:value="4.41044507194865">
            <text:p>4.4104450719</text:p>
          </table:table-cell>
          <table:table-cell office:value-type="float" office:value="11">
            <text:p>11</text:p>
          </table:table-cell>
          <table:table-cell/>
          <table:table-cell office:value-type="float" office:value="358.56">
            <text:p>358.56</text:p>
          </table:table-cell>
          <table:table-cell office:value-type="float" office:value="54.4801459130538">
            <text:p>54.48014591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4.41044507194865">
            <text:p>4.4104450719</text:p>
          </table:table-cell>
          <table:table-cell office:value-type="float" office:value="11">
            <text:p>11</text:p>
          </table:table-cell>
          <table:table-cell/>
          <table:table-cell office:value-type="float" office:value="318">
            <text:p>318</text:p>
          </table:table-cell>
          <table:table-cell office:value-type="float" office:value="8.06663697272322">
            <text:p>8.0666369727</text:p>
          </table:table-cell>
          <table:table-cell office:value-type="float" office:value="11">
            <text:p>11</text:p>
          </table:table-cell>
          <table:table-cell/>
          <table:table-cell office:value-type="float" office:value="359.28">
            <text:p>359.28</text:p>
          </table:table-cell>
          <table:table-cell office:value-type="float" office:value="5.78404585491234">
            <text:p>5.784045854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8.06663697272322">
            <text:p>8.0666369727</text:p>
          </table:table-cell>
          <table:table-cell office:value-type="float" office:value="11">
            <text:p>11</text:p>
          </table:table-cell>
          <table:table-cell/>
          <table:table-cell office:value-type="float" office:value="321">
            <text:p>321</text:p>
          </table:table-cell>
          <table:table-cell office:value-type="float" office:value="9.31267670988359">
            <text:p>9.3126767099</text:p>
          </table:table-cell>
          <table:table-cell office:value-type="float" office:value="11">
            <text:p>11</text:p>
          </table:table-cell>
          <table:table-cell/>
          <table:table-cell office:value-type="float" office:value="0.72">
            <text:p>0.72</text:p>
          </table:table-cell>
          <table:table-cell office:value-type="float" office:value="4.44763374064541">
            <text:p>4.44763374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9.31267670988359">
            <text:p>9.3126767099</text:p>
          </table:table-cell>
          <table:table-cell office:value-type="float" office:value="11">
            <text:p>11</text:p>
          </table:table-cell>
          <table:table-cell/>
          <table:table-cell office:value-type="float" office:value="333">
            <text:p>333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  <table:table-cell/>
          <table:table-cell office:value-type="float" office:value="1.44">
            <text:p>1.44</text:p>
          </table:table-cell>
          <table:table-cell office:value-type="float" office:value="1.9892630680377">
            <text:p>1.9892630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  <table:table-cell/>
          <table:table-cell office:value-type="float" office:value="338">
            <text:p>338</text:p>
          </table:table-cell>
          <table:table-cell office:value-type="float" office:value="1.00339060757663">
            <text:p>1.0033906076</text:p>
          </table:table-cell>
          <table:table-cell office:value-type="float" office:value="11">
            <text:p>11</text:p>
          </table:table-cell>
          <table:table-cell/>
          <table:table-cell office:value-type="float" office:value="2.16">
            <text:p>2.16</text:p>
          </table:table-cell>
          <table:table-cell office:value-type="float" office:value="4.10462098105716">
            <text:p>4.10462098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1.00339060757663">
            <text:p>1.0033906076</text:p>
          </table:table-cell>
          <table:table-cell office:value-type="float" office:value="11">
            <text:p>11</text:p>
          </table:table-cell>
          <table:table-cell/>
          <table:table-cell office:value-type="float" office:value="340">
            <text:p>340</text:p>
          </table:table-cell>
          <table:table-cell office:value-type="float" office:value="2.13711295691871">
            <text:p>2.1371129569</text:p>
          </table:table-cell>
          <table:table-cell office:value-type="float" office:value="11">
            <text:p>11</text:p>
          </table:table-cell>
          <table:table-cell/>
          <table:table-cell office:value-type="float" office:value="2.52">
            <text:p>2.52</text:p>
          </table:table-cell>
          <table:table-cell office:value-type="float" office:value="3.22307167373286">
            <text:p>3.22307167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2.13711295691871">
            <text:p>2.1371129569</text:p>
          </table:table-cell>
          <table:table-cell office:value-type="float" office:value="11">
            <text:p>11</text:p>
          </table:table-cell>
          <table:table-cell/>
          <table:table-cell office:value-type="float" office:value="346">
            <text:p>346</text:p>
          </table:table-cell>
          <table:table-cell office:value-type="float" office:value="4.46245170083602">
            <text:p>4.4624517008</text:p>
          </table:table-cell>
          <table:table-cell office:value-type="float" office:value="11">
            <text:p>11</text:p>
          </table:table-cell>
          <table:table-cell/>
          <table:table-cell office:value-type="float" office:value="3.6">
            <text:p>3.60</text:p>
          </table:table-cell>
          <table:table-cell office:value-type="float" office:value="4.48383538322208">
            <text:p>4.48383538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4.46245170083602">
            <text:p>4.4624517008</text:p>
          </table:table-cell>
          <table:table-cell office:value-type="float" office:value="11">
            <text:p>11</text:p>
          </table:table-cell>
          <table:table-cell/>
          <table:table-cell office:value-type="float" office:value="347">
            <text:p>347</text:p>
          </table:table-cell>
          <table:table-cell office:value-type="float" office:value="5.00657723800114">
            <text:p>5.0065772380</text:p>
          </table:table-cell>
          <table:table-cell office:value-type="float" office:value="11">
            <text:p>11</text:p>
          </table:table-cell>
          <table:table-cell/>
          <table:table-cell office:value-type="float" office:value="3.96">
            <text:p>3.96</text:p>
          </table:table-cell>
          <table:table-cell office:value-type="float" office:value="5.3731744762917">
            <text:p>5.37317447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5.00657723800114">
            <text:p>5.0065772380</text:p>
          </table:table-cell>
          <table:table-cell office:value-type="float" office:value="11">
            <text:p>11</text:p>
          </table:table-cell>
          <table:table-cell/>
          <table:table-cell office:value-type="float" office:value="353">
            <text:p>353</text:p>
          </table:table-cell>
          <table:table-cell office:value-type="float" office:value="1.36209342046907">
            <text:p>1.3620934205</text:p>
          </table:table-cell>
          <table:table-cell office:value-type="float" office:value="11">
            <text:p>11</text:p>
          </table:table-cell>
          <table:table-cell/>
          <table:table-cell office:value-type="float" office:value="5.4">
            <text:p>5.40</text:p>
          </table:table-cell>
          <table:table-cell office:value-type="float" office:value="5.03913050914255">
            <text:p>5.03913050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36209342046907">
            <text:p>1.3620934205</text:p>
          </table:table-cell>
          <table:table-cell office:value-type="float" office:value="11">
            <text:p>11</text:p>
          </table:table-cell>
          <table:table-cell/>
          <table:table-cell office:value-type="float" office:value="357">
            <text:p>357</text:p>
          </table:table-cell>
          <table:table-cell office:value-type="float" office:value="2.83983844522321">
            <text:p>2.8398384452</text:p>
          </table:table-cell>
          <table:table-cell office:value-type="float" office:value="11">
            <text:p>11</text:p>
          </table:table-cell>
          <table:table-cell/>
          <table:table-cell office:value-type="float" office:value="5.76">
            <text:p>5.76</text:p>
          </table:table-cell>
          <table:table-cell office:value-type="float" office:value="8.02636453802563">
            <text:p>8.02636453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2.83983844522321">
            <text:p>2.8398384452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float" office:value="7.85856220960175">
            <text:p>7.8585622096</text:p>
          </table:table-cell>
          <table:table-cell office:value-type="float" office:value="12">
            <text:p>12</text:p>
          </table:table-cell>
          <table:table-cell/>
          <table:table-cell office:value-type="float" office:value="6.12">
            <text:p>6.12</text:p>
          </table:table-cell>
          <table:table-cell office:value-type="float" office:value="0.964904867215103">
            <text:p>0.9649048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.85856220960175">
            <text:p>7.8585622096</text:p>
          </table:table-cell>
          <table:table-cell office:value-type="float" office:value="12">
            <text:p>12</text:p>
          </table:table-cell>
          <table:table-cell/>
          <table:table-cell office:value-type="float" office:value="91">
            <text:p>91</text:p>
          </table:table-cell>
          <table:table-cell office:value-type="float" office:value="6.33236564210626">
            <text:p>6.3323656421</text:p>
          </table:table-cell>
          <table:table-cell office:value-type="float" office:value="12">
            <text:p>12</text:p>
          </table:table-cell>
          <table:table-cell/>
          <table:table-cell office:value-type="float" office:value="6.84">
            <text:p>6.84</text:p>
          </table:table-cell>
          <table:table-cell office:value-type="float" office:value="2.93151606491199">
            <text:p>2.93151606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.33236564210626">
            <text:p>6.3323656421</text:p>
          </table:table-cell>
          <table:table-cell office:value-type="float" office:value="12">
            <text:p>12</text:p>
          </table:table-cell>
          <table:table-cell/>
          <table:table-cell office:value-type="float" office:value="235">
            <text:p>235</text:p>
          </table:table-cell>
          <table:table-cell office:value-type="float" office:value="5.21220422678259">
            <text:p>5.2122042268</text:p>
          </table:table-cell>
          <table:table-cell office:value-type="float" office:value="12">
            <text:p>12</text:p>
          </table:table-cell>
          <table:table-cell/>
          <table:table-cell office:value-type="float" office:value="7.2">
            <text:p>7.20</text:p>
          </table:table-cell>
          <table:table-cell office:value-type="float" office:value="5.00979866674768">
            <text:p>5.00979866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5.21220422678259">
            <text:p>5.2122042268</text:p>
          </table:table-cell>
          <table:table-cell office:value-type="float" office:value="12">
            <text:p>12</text:p>
          </table:table-cell>
          <table:table-cell/>
          <table:table-cell office:value-type="float" office:value="292">
            <text:p>292</text:p>
          </table:table-cell>
          <table:table-cell office:value-type="float" office:value="5.899899125977">
            <text:p>5.8998991260</text:p>
          </table:table-cell>
          <table:table-cell office:value-type="float" office:value="12">
            <text:p>12</text:p>
          </table:table-cell>
          <table:table-cell/>
          <table:table-cell office:value-type="float" office:value="7.56">
            <text:p>7.56</text:p>
          </table:table-cell>
          <table:table-cell office:value-type="float" office:value="13.6588144267831">
            <text:p>13.65881442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5.899899125977">
            <text:p>5.8998991260</text:p>
          </table:table-cell>
          <table:table-cell office:value-type="float" office:value="12">
            <text:p>12</text:p>
          </table:table-cell>
          <table:table-cell/>
          <table:table-cell office:value-type="float" office:value="311">
            <text:p>311</text:p>
          </table:table-cell>
          <table:table-cell office:value-type="float" office:value="11.927093252035">
            <text:p>11.9270932520</text:p>
          </table:table-cell>
          <table:table-cell office:value-type="float" office:value="12">
            <text:p>12</text:p>
          </table:table-cell>
          <table:table-cell/>
          <table:table-cell office:value-type="float" office:value="7.92">
            <text:p>7.92</text:p>
          </table:table-cell>
          <table:table-cell office:value-type="float" office:value="10.8926780374598">
            <text:p>10.89267803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11.927093252035">
            <text:p>11.9270932520</text:p>
          </table:table-cell>
          <table:table-cell office:value-type="float" office:value="12">
            <text:p>12</text:p>
          </table:table-cell>
          <table:table-cell/>
          <table:table-cell office:value-type="float" office:value="336">
            <text:p>336</text:p>
          </table:table-cell>
          <table:table-cell office:value-type="float" office:value="2.75553520342758">
            <text:p>2.7555352034</text:p>
          </table:table-cell>
          <table:table-cell office:value-type="float" office:value="12">
            <text:p>12</text:p>
          </table:table-cell>
          <table:table-cell/>
          <table:table-cell office:value-type="float" office:value="8.28">
            <text:p>8.28</text:p>
          </table:table-cell>
          <table:table-cell office:value-type="float" office:value="3.16043410646499">
            <text:p>3.16043410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.75553520342758">
            <text:p>2.7555352034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float" office:value="9">
            <text:p>9.00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.72">
            <text:p>9.72</text:p>
          </table:table-cell>
          <table:table-cell office:value-type="float" office:value="3.61339663495888">
            <text:p>3.61339663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.08">
            <text:p>10.08</text:p>
          </table:table-cell>
          <table:table-cell office:value-type="float" office:value="8.54028741749566">
            <text:p>8.54028741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.44">
            <text:p>10.44</text:p>
          </table:table-cell>
          <table:table-cell office:value-type="float" office:value="1.91788397446711">
            <text:p>1.91788397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.16">
            <text:p>11.16</text:p>
          </table:table-cell>
          <table:table-cell office:value-type="float" office:value="6.3620513642416">
            <text:p>6.36205136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.88">
            <text:p>11.88</text:p>
          </table:table-cell>
          <table:table-cell office:value-type="float" office:value="15.6514821534846">
            <text:p>15.65148215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.24">
            <text:p>12.24</text:p>
          </table:table-cell>
          <table:table-cell office:value-type="float" office:value="0.985554983574829">
            <text:p>0.9855549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.68">
            <text:p>13.68</text:p>
          </table:table-cell>
          <table:table-cell office:value-type="float" office:value="4.19319919813181">
            <text:p>4.19319919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.4">
            <text:p>14.40</text:p>
          </table:table-cell>
          <table:table-cell office:value-type="float" office:value="1.46861238323804">
            <text:p>1.46861238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.76">
            <text:p>14.76</text:p>
          </table:table-cell>
          <table:table-cell office:value-type="float" office:value="0.971720062705552">
            <text:p>0.97172006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.12">
            <text:p>15.12</text:p>
          </table:table-cell>
          <table:table-cell office:value-type="float" office:value="7.01434061234517">
            <text:p>7.01434061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.48">
            <text:p>15.48</text:p>
          </table:table-cell>
          <table:table-cell office:value-type="float" office:value="1.02575398821008">
            <text:p>1.02575398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.2">
            <text:p>16.20</text:p>
          </table:table-cell>
          <table:table-cell office:value-type="float" office:value="5.09612543318952">
            <text:p>5.09612543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.92">
            <text:p>16.92</text:p>
          </table:table-cell>
          <table:table-cell office:value-type="float" office:value="1.96381350966724">
            <text:p>1.9638135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.28">
            <text:p>17.28</text:p>
          </table:table-cell>
          <table:table-cell office:value-type="float" office:value="1.48834733181338">
            <text:p>1.48834733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.64">
            <text:p>17.64</text:p>
          </table:table-cell>
          <table:table-cell office:value-type="float" office:value="6.02154735627761">
            <text:p>6.02154735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.72">
            <text:p>18.72</text:p>
          </table:table-cell>
          <table:table-cell office:value-type="float" office:value="7.09035006843401">
            <text:p>7.09035006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.44">
            <text:p>19.44</text:p>
          </table:table-cell>
          <table:table-cell office:value-type="float" office:value="3.59296481437079">
            <text:p>3.59296481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.8">
            <text:p>19.80</text:p>
          </table:table-cell>
          <table:table-cell office:value-type="float" office:value="8.95698967587825">
            <text:p>8.956989675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.52">
            <text:p>20.52</text:p>
          </table:table-cell>
          <table:table-cell office:value-type="float" office:value="1.35631423486562">
            <text:p>1.35631423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.88">
            <text:p>20.88</text:p>
          </table:table-cell>
          <table:table-cell office:value-type="float" office:value="4.95982581016184">
            <text:p>4.9598258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.24">
            <text:p>21.24</text:p>
          </table:table-cell>
          <table:table-cell office:value-type="float" office:value="5.66211285259225">
            <text:p>5.66211285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.96">
            <text:p>21.96</text:p>
          </table:table-cell>
          <table:table-cell office:value-type="float" office:value="3.17016404002014">
            <text:p>3.17016404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.4">
            <text:p>23.40</text:p>
          </table:table-cell>
          <table:table-cell office:value-type="float" office:value="0.985115360923749">
            <text:p>0.98511536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.76">
            <text:p>23.76</text:p>
          </table:table-cell>
          <table:table-cell office:value-type="float" office:value="0.97014884729418">
            <text:p>0.97014884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.12">
            <text:p>24.12</text:p>
          </table:table-cell>
          <table:table-cell office:value-type="float" office:value="2.22053067605543">
            <text:p>2.22053067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.2">
            <text:p>25.20</text:p>
          </table:table-cell>
          <table:table-cell office:value-type="float" office:value="1.0131614221315">
            <text:p>1.01316142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.56">
            <text:p>25.56</text:p>
          </table:table-cell>
          <table:table-cell office:value-type="float" office:value="2.22788903977206">
            <text:p>2.22788903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.64">
            <text:p>26.64</text:p>
          </table:table-cell>
          <table:table-cell office:value-type="float" office:value="6.39864728106211">
            <text:p>6.39864728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">
            <text:p>27.00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.8">
            <text:p>28.80</text:p>
          </table:table-cell>
          <table:table-cell office:value-type="float" office:value="14.1703684928804">
            <text:p>14.17036849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.52">
            <text:p>29.52</text:p>
          </table:table-cell>
          <table:table-cell office:value-type="float" office:value="2.94911711419678">
            <text:p>2.94911711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.24">
            <text:p>30.24</text:p>
          </table:table-cell>
          <table:table-cell office:value-type="float" office:value="1.995555767593">
            <text:p>1.99555576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.6">
            <text:p>30.60</text:p>
          </table:table-cell>
          <table:table-cell office:value-type="float" office:value="5.91409522494497">
            <text:p>5.91409522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.68">
            <text:p>31.68</text:p>
          </table:table-cell>
          <table:table-cell office:value-type="float" office:value="4.45628079632742">
            <text:p>4.45628079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.76">
            <text:p>32.76</text:p>
          </table:table-cell>
          <table:table-cell office:value-type="float" office:value="4.87592424944381">
            <text:p>4.87592424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12">
            <text:p>33.12</text:p>
          </table:table-cell>
          <table:table-cell office:value-type="float" office:value="3.15832563075842">
            <text:p>3.15832563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48">
            <text:p>33.48</text:p>
          </table:table-cell>
          <table:table-cell office:value-type="float" office:value="1.0023442331339">
            <text:p>1.00234423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84">
            <text:p>33.84</text:p>
          </table:table-cell>
          <table:table-cell office:value-type="float" office:value="2.13632616750697">
            <text:p>2.13632616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.56">
            <text:p>34.56</text:p>
          </table:table-cell>
          <table:table-cell office:value-type="float" office:value="1.07138854478583">
            <text:p>1.07138854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.92">
            <text:p>34.92</text:p>
          </table:table-cell>
          <table:table-cell office:value-type="float" office:value="2.76678297907661">
            <text:p>2.76678297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6.36">
            <text:p>36.36</text:p>
          </table:table-cell>
          <table:table-cell office:value-type="float" office:value="6.83959004520427">
            <text:p>6.83959004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7.44">
            <text:p>37.44</text:p>
          </table:table-cell>
          <table:table-cell office:value-type="float" office:value="12.4976305359825">
            <text:p>12.49763053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7.8">
            <text:p>37.80</text:p>
          </table:table-cell>
          <table:table-cell office:value-type="float" office:value="3.10328134064549">
            <text:p>3.10328134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16">
            <text:p>38.16</text:p>
          </table:table-cell>
          <table:table-cell office:value-type="float" office:value="1.98752466496834">
            <text:p>1.98752466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52">
            <text:p>38.52</text:p>
          </table:table-cell>
          <table:table-cell office:value-type="float" office:value="16.2895344079977">
            <text:p>16.28953440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88">
            <text:p>38.88</text:p>
          </table:table-cell>
          <table:table-cell office:value-type="float" office:value="4.06739107340281">
            <text:p>4.06739107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9.24">
            <text:p>39.24</text:p>
          </table:table-cell>
          <table:table-cell office:value-type="float" office:value="2.99635935596536">
            <text:p>2.99635935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9.6">
            <text:p>39.60</text:p>
          </table:table-cell>
          <table:table-cell office:value-type="float" office:value="3.56876093992433">
            <text:p>3.56876093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1.04">
            <text:p>41.04</text:p>
          </table:table-cell>
          <table:table-cell office:value-type="float" office:value="7.32921236663263">
            <text:p>7.32921236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1.4">
            <text:p>41.40</text:p>
          </table:table-cell>
          <table:table-cell office:value-type="float" office:value="1.87718465464082">
            <text:p>1.87718465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2.12">
            <text:p>42.12</text:p>
          </table:table-cell>
          <table:table-cell office:value-type="float" office:value="6.03602287015779">
            <text:p>6.03602287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3.56">
            <text:p>43.56</text:p>
          </table:table-cell>
          <table:table-cell office:value-type="float" office:value="3.22055529953378">
            <text:p>3.22055529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3.92">
            <text:p>43.92</text:p>
          </table:table-cell>
          <table:table-cell office:value-type="float" office:value="5.03989913243457">
            <text:p>5.03989913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4.28">
            <text:p>44.28</text:p>
          </table:table-cell>
          <table:table-cell office:value-type="float" office:value="5.71135614408983">
            <text:p>5.71135614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4.64">
            <text:p>44.64</text:p>
          </table:table-cell>
          <table:table-cell office:value-type="float" office:value="6.24649891016082">
            <text:p>6.2464989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5.36">
            <text:p>45.36</text:p>
          </table:table-cell>
          <table:table-cell office:value-type="float" office:value="4.25124789828987">
            <text:p>4.25124789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6.8">
            <text:p>46.80</text:p>
          </table:table-cell>
          <table:table-cell office:value-type="float" office:value="2.16404657252025">
            <text:p>2.16404657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7.16">
            <text:p>47.16</text:p>
          </table:table-cell>
          <table:table-cell office:value-type="float" office:value="13.9715144214605">
            <text:p>13.97151442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8.24">
            <text:p>48.24</text:p>
          </table:table-cell>
          <table:table-cell office:value-type="float" office:value="0.951268902983461">
            <text:p>0.95126890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8.6">
            <text:p>48.60</text:p>
          </table:table-cell>
          <table:table-cell office:value-type="float" office:value="7.03918686705588">
            <text:p>7.03918686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9.68">
            <text:p>49.68</text:p>
          </table:table-cell>
          <table:table-cell office:value-type="float" office:value="4.10140904439346">
            <text:p>4.10140904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0.04">
            <text:p>50.04</text:p>
          </table:table-cell>
          <table:table-cell office:value-type="float" office:value="5.63549407493846">
            <text:p>5.63549407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1.12">
            <text:p>51.12</text:p>
          </table:table-cell>
          <table:table-cell office:value-type="float" office:value="6.41523155486191">
            <text:p>6.41523155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1.48">
            <text:p>51.48</text:p>
          </table:table-cell>
          <table:table-cell office:value-type="float" office:value="3.55955057572471">
            <text:p>3.55955057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3.28">
            <text:p>53.28</text:p>
          </table:table-cell>
          <table:table-cell office:value-type="float" office:value="2.1766422228739">
            <text:p>2.17664222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3.64">
            <text:p>53.64</text:p>
          </table:table-cell>
          <table:table-cell office:value-type="float" office:value="0.9360252098578">
            <text:p>0.93602520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4">
            <text:p>54.00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5.08">
            <text:p>55.08</text:p>
          </table:table-cell>
          <table:table-cell office:value-type="float" office:value="2.23677338355388">
            <text:p>2.2367733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8.32">
            <text:p>58.32</text:p>
          </table:table-cell>
          <table:table-cell office:value-type="float" office:value="2.02896721024052">
            <text:p>2.0289672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8.68">
            <text:p>58.68</text:p>
          </table:table-cell>
          <table:table-cell office:value-type="float" office:value="8.99165609969568">
            <text:p>8.99165609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9.04">
            <text:p>59.04</text:p>
          </table:table-cell>
          <table:table-cell office:value-type="float" office:value="2.95866528301495">
            <text:p>2.95866528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9.76">
            <text:p>59.76</text:p>
          </table:table-cell>
          <table:table-cell office:value-type="float" office:value="4.92600157081618">
            <text:p>4.92600157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0.84">
            <text:p>60.84</text:p>
          </table:table-cell>
          <table:table-cell office:value-type="float" office:value="6.33513237847517">
            <text:p>6.33513237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1.92">
            <text:p>61.92</text:p>
          </table:table-cell>
          <table:table-cell office:value-type="float" office:value="2.15717455471264">
            <text:p>2.15717455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2.64">
            <text:p>62.64</text:p>
          </table:table-cell>
          <table:table-cell office:value-type="float" office:value="1.91933280258193">
            <text:p>1.91933280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">
            <text:p>63.00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.36">
            <text:p>63.36</text:p>
          </table:table-cell>
          <table:table-cell office:value-type="float" office:value="12.5443016901211">
            <text:p>12.54430169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.72">
            <text:p>63.72</text:p>
          </table:table-cell>
          <table:table-cell office:value-type="float" office:value="5.02892550533578">
            <text:p>5.02892550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4.8">
            <text:p>64.80</text:p>
          </table:table-cell>
          <table:table-cell office:value-type="float" office:value="10.0755522082839">
            <text:p>10.07555220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5.16">
            <text:p>65.16</text:p>
          </table:table-cell>
          <table:table-cell office:value-type="float" office:value="2.99076863208206">
            <text:p>2.99076863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5.52">
            <text:p>65.52</text:p>
          </table:table-cell>
          <table:table-cell office:value-type="float" office:value="124.538667450737">
            <text:p>124.538667450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6.24">
            <text:p>66.24</text:p>
          </table:table-cell>
          <table:table-cell office:value-type="float" office:value="6.08326950272918">
            <text:p>6.08326950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7.32">
            <text:p>67.32</text:p>
          </table:table-cell>
          <table:table-cell office:value-type="float" office:value="4.92180779033375">
            <text:p>4.92180779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7.68">
            <text:p>67.68</text:p>
          </table:table-cell>
          <table:table-cell office:value-type="float" office:value="7.9365579216272">
            <text:p>7.9365579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9.84">
            <text:p>69.84</text:p>
          </table:table-cell>
          <table:table-cell office:value-type="float" office:value="1.09783250971734">
            <text:p>1.0978325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0.2">
            <text:p>70.20</text:p>
          </table:table-cell>
          <table:table-cell office:value-type="float" office:value="5.86636990300857">
            <text:p>5.86636990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0.56">
            <text:p>70.56</text:p>
          </table:table-cell>
          <table:table-cell office:value-type="float" office:value="7.77702601461954">
            <text:p>7.77702601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1.28">
            <text:p>71.28</text:p>
          </table:table-cell>
          <table:table-cell office:value-type="float" office:value="50.0051126199853">
            <text:p>50.00511262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2">
            <text:p>72.00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2.72">
            <text:p>72.72</text:p>
          </table:table-cell>
          <table:table-cell office:value-type="float" office:value="1.44253928744153">
            <text:p>1.442539287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08">
            <text:p>73.08</text:p>
          </table:table-cell>
          <table:table-cell office:value-type="float" office:value="1.93685474858391">
            <text:p>1.93685474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44">
            <text:p>73.44</text:p>
          </table:table-cell>
          <table:table-cell office:value-type="float" office:value="11.0073135588304">
            <text:p>11.0073135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8">
            <text:p>73.80</text:p>
          </table:table-cell>
          <table:table-cell office:value-type="float" office:value="4.89280096956703">
            <text:p>4.89280096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4.52">
            <text:p>74.52</text:p>
          </table:table-cell>
          <table:table-cell office:value-type="float" office:value="5.38056171790368">
            <text:p>5.38056171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4.88">
            <text:p>74.88</text:p>
          </table:table-cell>
          <table:table-cell office:value-type="float" office:value="3.61143383658055">
            <text:p>3.6114338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5.24">
            <text:p>75.24</text:p>
          </table:table-cell>
          <table:table-cell office:value-type="float" office:value="8.34839212972095">
            <text:p>8.34839212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7.04">
            <text:p>77.04</text:p>
          </table:table-cell>
          <table:table-cell office:value-type="float" office:value="22.4252167100763">
            <text:p>22.42521671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7.76">
            <text:p>77.76</text:p>
          </table:table-cell>
          <table:table-cell office:value-type="float" office:value="12.5349000765777">
            <text:p>12.53490007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12">
            <text:p>78.12</text:p>
          </table:table-cell>
          <table:table-cell office:value-type="float" office:value="2.92041457766439">
            <text:p>2.92041457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48">
            <text:p>78.48</text:p>
          </table:table-cell>
          <table:table-cell office:value-type="float" office:value="3.92221514322639">
            <text:p>3.92221514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84">
            <text:p>78.84</text:p>
          </table:table-cell>
          <table:table-cell office:value-type="float" office:value="1.38776281259171">
            <text:p>1.38776281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0.28">
            <text:p>80.28</text:p>
          </table:table-cell>
          <table:table-cell office:value-type="float" office:value="3.56161572908177">
            <text:p>3.56161572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1">
            <text:p>81.00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2.44">
            <text:p>82.44</text:p>
          </table:table-cell>
          <table:table-cell office:value-type="float" office:value="5.64014740643544">
            <text:p>5.64014740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2.8">
            <text:p>82.80</text:p>
          </table:table-cell>
          <table:table-cell office:value-type="float" office:value="7.04362763114111">
            <text:p>7.04362763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3.52">
            <text:p>83.52</text:p>
          </table:table-cell>
          <table:table-cell office:value-type="float" office:value="0.918584407468844">
            <text:p>0.91858440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3.88">
            <text:p>83.88</text:p>
          </table:table-cell>
          <table:table-cell office:value-type="float" office:value="0.895453339571385">
            <text:p>0.89545333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4.24">
            <text:p>84.24</text:p>
          </table:table-cell>
          <table:table-cell office:value-type="float" office:value="1.02134880847132">
            <text:p>1.02134880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4.6">
            <text:p>84.60</text:p>
          </table:table-cell>
          <table:table-cell office:value-type="float" office:value="1.35398467547083">
            <text:p>1.35398467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5.32">
            <text:p>85.32</text:p>
          </table:table-cell>
          <table:table-cell office:value-type="float" office:value="3.00293623275645">
            <text:p>3.00293623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04">
            <text:p>86.04</text:p>
          </table:table-cell>
          <table:table-cell office:value-type="float" office:value="4.97380700185263">
            <text:p>4.97380700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4">
            <text:p>86.40</text:p>
          </table:table-cell>
          <table:table-cell office:value-type="float" office:value="1.00490635021792">
            <text:p>1.00490635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76">
            <text:p>86.76</text:p>
          </table:table-cell>
          <table:table-cell office:value-type="float" office:value="6.36232429656717">
            <text:p>6.36232429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12">
            <text:p>87.12</text:p>
          </table:table-cell>
          <table:table-cell office:value-type="float" office:value="3.13588220672266">
            <text:p>3.13588220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48">
            <text:p>87.48</text:p>
          </table:table-cell>
          <table:table-cell office:value-type="float" office:value="12.0218355620548">
            <text:p>12.02183556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84">
            <text:p>87.84</text:p>
          </table:table-cell>
          <table:table-cell office:value-type="float" office:value="2.97465103537398">
            <text:p>2.97465103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8.56">
            <text:p>88.56</text:p>
          </table:table-cell>
          <table:table-cell office:value-type="float" office:value="5.33678353550989">
            <text:p>5.33678353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0">
            <text:p>90.0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0.36">
            <text:p>90.36</text:p>
          </table:table-cell>
          <table:table-cell office:value-type="float" office:value="2.14230789708147">
            <text:p>2.14230789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1.8">
            <text:p>91.80</text:p>
          </table:table-cell>
          <table:table-cell office:value-type="float" office:value="0.960674774758428">
            <text:p>0.96067477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16">
            <text:p>92.16</text:p>
          </table:table-cell>
          <table:table-cell office:value-type="float" office:value="3.06717572830142">
            <text:p>3.06717572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52">
            <text:p>92.52</text:p>
          </table:table-cell>
          <table:table-cell office:value-type="float" office:value="1.87794478939683">
            <text:p>1.87794478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88">
            <text:p>92.88</text:p>
          </table:table-cell>
          <table:table-cell office:value-type="float" office:value="3.4744610079415">
            <text:p>3.47446100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24">
            <text:p>93.24</text:p>
          </table:table-cell>
          <table:table-cell office:value-type="float" office:value="12.2162257273221">
            <text:p>12.21622572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6">
            <text:p>93.60</text:p>
          </table:table-cell>
          <table:table-cell office:value-type="float" office:value="2.24046148307702">
            <text:p>2.24046148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96">
            <text:p>93.96</text:p>
          </table:table-cell>
          <table:table-cell office:value-type="float" office:value="4.40176226533955">
            <text:p>4.40176226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4.32">
            <text:p>94.32</text:p>
          </table:table-cell>
          <table:table-cell office:value-type="float" office:value="23.0636608678423">
            <text:p>23.06366086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4.68">
            <text:p>94.68</text:p>
          </table:table-cell>
          <table:table-cell office:value-type="float" office:value="7.05370376660807">
            <text:p>7.05370376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5.4">
            <text:p>95.40</text:p>
          </table:table-cell>
          <table:table-cell office:value-type="float" office:value="2.88618917969714">
            <text:p>2.88618917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6.12">
            <text:p>96.12</text:p>
          </table:table-cell>
          <table:table-cell office:value-type="float" office:value="4.05627937923835">
            <text:p>4.05627937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6.48">
            <text:p>96.48</text:p>
          </table:table-cell>
          <table:table-cell office:value-type="float" office:value="11.5717152894671">
            <text:p>11.57171528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8.28">
            <text:p>98.28</text:p>
          </table:table-cell>
          <table:table-cell office:value-type="float" office:value="2.76721947170969">
            <text:p>2.76721947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8.64">
            <text:p>98.64</text:p>
          </table:table-cell>
          <table:table-cell office:value-type="float" office:value="4.96409328364416">
            <text:p>4.9640932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0.08">
            <text:p>100.08</text:p>
          </table:table-cell>
          <table:table-cell office:value-type="float" office:value="4.45093332319789">
            <text:p>4.45093332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2.96">
            <text:p>102.96</text:p>
          </table:table-cell>
          <table:table-cell office:value-type="float" office:value="10.0450626436297">
            <text:p>10.04506264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4.4">
            <text:p>104.40</text:p>
          </table:table-cell>
          <table:table-cell office:value-type="float" office:value="1.99937166642672">
            <text:p>1.99937166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4.76">
            <text:p>104.76</text:p>
          </table:table-cell>
          <table:table-cell office:value-type="float" office:value="3.02440961343791">
            <text:p>3.02440961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5.12">
            <text:p>105.12</text:p>
          </table:table-cell>
          <table:table-cell office:value-type="float" office:value="3.58328181473663">
            <text:p>3.58328181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6.2">
            <text:p>106.20</text:p>
          </table:table-cell>
          <table:table-cell office:value-type="float" office:value="1.44363123168134">
            <text:p>1.44363123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6.56">
            <text:p>106.56</text:p>
          </table:table-cell>
          <table:table-cell office:value-type="float" office:value="5.36207623200556">
            <text:p>5.36207623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8">
            <text:p>108.00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9.44">
            <text:p>109.44</text:p>
          </table:table-cell>
          <table:table-cell office:value-type="float" office:value="1.99189200316997">
            <text:p>1.99189200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0.52">
            <text:p>110.52</text:p>
          </table:table-cell>
          <table:table-cell office:value-type="float" office:value="5.09053476309042">
            <text:p>5.09053476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1.24">
            <text:p>111.24</text:p>
          </table:table-cell>
          <table:table-cell office:value-type="float" office:value="5.9960130494799">
            <text:p>5.99601304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2.68">
            <text:p>112.68</text:p>
          </table:table-cell>
          <table:table-cell office:value-type="float" office:value="7.16585844529416">
            <text:p>7.16585844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3.04">
            <text:p>113.04</text:p>
          </table:table-cell>
          <table:table-cell office:value-type="float" office:value="2.23846094783049">
            <text:p>2.23846094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4.12">
            <text:p>114.12</text:p>
          </table:table-cell>
          <table:table-cell office:value-type="float" office:value="3.18228367225637">
            <text:p>3.18228367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5.2">
            <text:p>115.20</text:p>
          </table:table-cell>
          <table:table-cell office:value-type="float" office:value="3.01345175966072">
            <text:p>3.01345175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5.92">
            <text:p>115.92</text:p>
          </table:table-cell>
          <table:table-cell office:value-type="float" office:value="6.00665814690496">
            <text:p>6.00665814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7.36">
            <text:p>117.36</text:p>
          </table:table-cell>
          <table:table-cell office:value-type="float" office:value="1.99915621831906">
            <text:p>1.99915621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7.72">
            <text:p>117.72</text:p>
          </table:table-cell>
          <table:table-cell office:value-type="float" office:value="0.942783315962289">
            <text:p>0.94278331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08">
            <text:p>118.08</text:p>
          </table:table-cell>
          <table:table-cell office:value-type="float" office:value="2.25418536773808">
            <text:p>2.25418536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44">
            <text:p>118.44</text:p>
          </table:table-cell>
          <table:table-cell office:value-type="float" office:value="2.1940096291705">
            <text:p>2.19400962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8">
            <text:p>118.80</text:p>
          </table:table-cell>
          <table:table-cell office:value-type="float" office:value="2.98519467620765">
            <text:p>2.98519467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9.16">
            <text:p>119.16</text:p>
          </table:table-cell>
          <table:table-cell office:value-type="float" office:value="6.07727772913574">
            <text:p>6.07727772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0.24">
            <text:p>120.24</text:p>
          </table:table-cell>
          <table:table-cell office:value-type="float" office:value="3.51568607882927">
            <text:p>3.51568607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2.04">
            <text:p>122.04</text:p>
          </table:table-cell>
          <table:table-cell office:value-type="float" office:value="4.42534628157775">
            <text:p>4.42534628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2.76">
            <text:p>122.76</text:p>
          </table:table-cell>
          <table:table-cell office:value-type="float" office:value="0.946075853765196">
            <text:p>0.94607585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3.48">
            <text:p>123.48</text:p>
          </table:table-cell>
          <table:table-cell office:value-type="float" office:value="3.18342380884779">
            <text:p>3.18342380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3.84">
            <text:p>123.84</text:p>
          </table:table-cell>
          <table:table-cell office:value-type="float" office:value="2.03333981691592">
            <text:p>2.03333981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5.28">
            <text:p>125.28</text:p>
          </table:table-cell>
          <table:table-cell office:value-type="float" office:value="4.38821736098893">
            <text:p>4.38821736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5.64">
            <text:p>125.64</text:p>
          </table:table-cell>
          <table:table-cell office:value-type="float" office:value="2.1794884223984">
            <text:p>2.17948842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6">
            <text:p>126.00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7.8">
            <text:p>127.80</text:p>
          </table:table-cell>
          <table:table-cell office:value-type="float" office:value="2.21230680971244">
            <text:p>2.2123068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8.88">
            <text:p>128.88</text:p>
          </table:table-cell>
          <table:table-cell office:value-type="float" office:value="1.00469964368534">
            <text:p>1.00469964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9.6">
            <text:p>129.60</text:p>
          </table:table-cell>
          <table:table-cell office:value-type="float" office:value="6.46724054295116">
            <text:p>6.46724054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9.96">
            <text:p>129.96</text:p>
          </table:table-cell>
          <table:table-cell office:value-type="float" office:value="2.17739495219133">
            <text:p>2.1773949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0.32">
            <text:p>130.32</text:p>
          </table:table-cell>
          <table:table-cell office:value-type="float" office:value="0.993110501735764">
            <text:p>0.9931105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0.68">
            <text:p>130.68</text:p>
          </table:table-cell>
          <table:table-cell office:value-type="float" office:value="1.98939868949495">
            <text:p>1.98939868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1.4">
            <text:p>131.40</text:p>
          </table:table-cell>
          <table:table-cell office:value-type="float" office:value="4.82928117332851">
            <text:p>4.82928117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2.12">
            <text:p>132.12</text:p>
          </table:table-cell>
          <table:table-cell office:value-type="float" office:value="4.1041477749936">
            <text:p>4.10414777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2.48">
            <text:p>132.48</text:p>
          </table:table-cell>
          <table:table-cell office:value-type="float" office:value="1.9751205636141">
            <text:p>1.97512056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3.92">
            <text:p>133.92</text:p>
          </table:table-cell>
          <table:table-cell office:value-type="float" office:value="1.37525227247171">
            <text:p>1.37525227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4.64">
            <text:p>134.64</text:p>
          </table:table-cell>
          <table:table-cell office:value-type="float" office:value="4.37347282001104">
            <text:p>4.37347282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5.72">
            <text:p>135.72</text:p>
          </table:table-cell>
          <table:table-cell office:value-type="float" office:value="27.0371554663062">
            <text:p>27.03715546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6.44">
            <text:p>136.44</text:p>
          </table:table-cell>
          <table:table-cell office:value-type="float" office:value="3.58076968916337">
            <text:p>3.58076968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6.8">
            <text:p>136.80</text:p>
          </table:table-cell>
          <table:table-cell office:value-type="float" office:value="0.940083020605876">
            <text:p>0.94008302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7.52">
            <text:p>137.52</text:p>
          </table:table-cell>
          <table:table-cell office:value-type="float" office:value="2.22081220887183">
            <text:p>2.22081220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7.88">
            <text:p>137.88</text:p>
          </table:table-cell>
          <table:table-cell office:value-type="float" office:value="3.65564244888424">
            <text:p>3.65564244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0.76">
            <text:p>140.76</text:p>
          </table:table-cell>
          <table:table-cell office:value-type="float" office:value="3.61764041278704">
            <text:p>3.61764041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1.84">
            <text:p>141.84</text:p>
          </table:table-cell>
          <table:table-cell office:value-type="float" office:value="4.16112195222777">
            <text:p>4.1611219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2.2">
            <text:p>142.20</text:p>
          </table:table-cell>
          <table:table-cell office:value-type="float" office:value="5.33984110702065">
            <text:p>5.33984110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3.28">
            <text:p>143.28</text:p>
          </table:table-cell>
          <table:table-cell office:value-type="float" office:value="5.01617608567782">
            <text:p>5.01617608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4.72">
            <text:p>144.72</text:p>
          </table:table-cell>
          <table:table-cell office:value-type="float" office:value="3.17054710225874">
            <text:p>3.17054710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08">
            <text:p>145.08</text:p>
          </table:table-cell>
          <table:table-cell office:value-type="float" office:value="0.931811160151903">
            <text:p>0.93181116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44">
            <text:p>145.44</text:p>
          </table:table-cell>
          <table:table-cell office:value-type="float" office:value="6.91816272730296">
            <text:p>6.91816272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8">
            <text:p>145.80</text:p>
          </table:table-cell>
          <table:table-cell office:value-type="float" office:value="2.23561801270053">
            <text:p>2.23561801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6.16">
            <text:p>146.16</text:p>
          </table:table-cell>
          <table:table-cell office:value-type="float" office:value="6.99255773686781">
            <text:p>6.99255773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6.52">
            <text:p>146.52</text:p>
          </table:table-cell>
          <table:table-cell office:value-type="float" office:value="11.5771449015481">
            <text:p>11.57714490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7.24">
            <text:p>147.24</text:p>
          </table:table-cell>
          <table:table-cell office:value-type="float" office:value="5.10042829399576">
            <text:p>5.10042829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7.6">
            <text:p>147.60</text:p>
          </table:table-cell>
          <table:table-cell office:value-type="float" office:value="1.51567915827961">
            <text:p>1.51567915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9.04">
            <text:p>149.04</text:p>
          </table:table-cell>
          <table:table-cell office:value-type="float" office:value="9.90392046093655">
            <text:p>9.90392046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9.4">
            <text:p>149.40</text:p>
          </table:table-cell>
          <table:table-cell office:value-type="float" office:value="4.92167879789768">
            <text:p>4.92167879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0.48">
            <text:p>150.48</text:p>
          </table:table-cell>
          <table:table-cell office:value-type="float" office:value="4.1689212536577">
            <text:p>4.16892125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08">
            <text:p>154.08</text:p>
          </table:table-cell>
          <table:table-cell office:value-type="float" office:value="1.94019844217948">
            <text:p>1.94019844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44">
            <text:p>154.44</text:p>
          </table:table-cell>
          <table:table-cell office:value-type="float" office:value="4.95627720166">
            <text:p>4.9562772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8">
            <text:p>154.80</text:p>
          </table:table-cell>
          <table:table-cell office:value-type="float" office:value="2.27866484417408">
            <text:p>2.27866484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5.88">
            <text:p>155.88</text:p>
          </table:table-cell>
          <table:table-cell office:value-type="float" office:value="0.966635178271157">
            <text:p>0.96663517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6.24">
            <text:p>156.24</text:p>
          </table:table-cell>
          <table:table-cell office:value-type="float" office:value="3.02020939421822">
            <text:p>3.02020939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7.32">
            <text:p>157.32</text:p>
          </table:table-cell>
          <table:table-cell office:value-type="float" office:value="1.97173252866297">
            <text:p>1.971732528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7.68">
            <text:p>157.68</text:p>
          </table:table-cell>
          <table:table-cell office:value-type="float" office:value="1.00340833312194">
            <text:p>1.00340833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8.04">
            <text:p>158.04</text:p>
          </table:table-cell>
          <table:table-cell office:value-type="float" office:value="4.94708080655308">
            <text:p>4.94708080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9.12">
            <text:p>159.12</text:p>
          </table:table-cell>
          <table:table-cell office:value-type="float" office:value="2.26199048734429">
            <text:p>2.26199048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9.84">
            <text:p>159.84</text:p>
          </table:table-cell>
          <table:table-cell office:value-type="float" office:value="1.38143961139255">
            <text:p>1.38143961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0.56">
            <text:p>160.56</text:p>
          </table:table-cell>
          <table:table-cell office:value-type="float" office:value="1.38885271445345">
            <text:p>1.38885271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1.28">
            <text:p>161.28</text:p>
          </table:table-cell>
          <table:table-cell office:value-type="float" office:value="2.8767692686407">
            <text:p>2.87676926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1.64">
            <text:p>161.64</text:p>
          </table:table-cell>
          <table:table-cell office:value-type="float" office:value="1.96255981289328">
            <text:p>1.96255981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">
            <text:p>162.00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.36">
            <text:p>162.36</text:p>
          </table:table-cell>
          <table:table-cell office:value-type="float" office:value="4.4093136949215">
            <text:p>4.40931369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.72">
            <text:p>162.72</text:p>
          </table:table-cell>
          <table:table-cell office:value-type="float" office:value="4.0505597895501">
            <text:p>4.05055978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3.44">
            <text:p>163.44</text:p>
          </table:table-cell>
          <table:table-cell office:value-type="float" office:value="3.16932999754297">
            <text:p>3.16932999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3.8">
            <text:p>163.80</text:p>
          </table:table-cell>
          <table:table-cell office:value-type="float" office:value="1.41260242916518">
            <text:p>1.41260242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5.24">
            <text:p>165.24</text:p>
          </table:table-cell>
          <table:table-cell office:value-type="float" office:value="1.96514805000171">
            <text:p>1.96514805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5.96">
            <text:p>165.96</text:p>
          </table:table-cell>
          <table:table-cell office:value-type="float" office:value="7.27308417451702">
            <text:p>7.27308417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6.32">
            <text:p>166.32</text:p>
          </table:table-cell>
          <table:table-cell office:value-type="float" office:value="5.7329075898394">
            <text:p>5.73290758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6.68">
            <text:p>166.68</text:p>
          </table:table-cell>
          <table:table-cell office:value-type="float" office:value="4.44962406407188">
            <text:p>4.44962406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7.04">
            <text:p>167.04</text:p>
          </table:table-cell>
          <table:table-cell office:value-type="float" office:value="15.0680523447464">
            <text:p>15.06805234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8.48">
            <text:p>168.48</text:p>
          </table:table-cell>
          <table:table-cell office:value-type="float" office:value="4.13426034199984">
            <text:p>4.13426034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9.92">
            <text:p>169.92</text:p>
          </table:table-cell>
          <table:table-cell office:value-type="float" office:value="2.9665404247136">
            <text:p>2.96654042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1.36">
            <text:p>171.36</text:p>
          </table:table-cell>
          <table:table-cell office:value-type="float" office:value="4.00707456338269">
            <text:p>4.00707456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1.72">
            <text:p>171.72</text:p>
          </table:table-cell>
          <table:table-cell office:value-type="float" office:value="8.98804122193622">
            <text:p>8.98804122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2.8">
            <text:p>172.80</text:p>
          </table:table-cell>
          <table:table-cell office:value-type="float" office:value="6.20504088285747">
            <text:p>6.20504088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3.16">
            <text:p>173.16</text:p>
          </table:table-cell>
          <table:table-cell office:value-type="float" office:value="7.13595187416138">
            <text:p>7.13595187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3.88">
            <text:p>173.88</text:p>
          </table:table-cell>
          <table:table-cell office:value-type="float" office:value="0.910452429631816">
            <text:p>0.91045242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4.96">
            <text:p>174.96</text:p>
          </table:table-cell>
          <table:table-cell office:value-type="float" office:value="7.54588488787293">
            <text:p>7.54588488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5.32">
            <text:p>175.32</text:p>
          </table:table-cell>
          <table:table-cell office:value-type="float" office:value="7.03196402794282">
            <text:p>7.03196402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5.68">
            <text:p>175.68</text:p>
          </table:table-cell>
          <table:table-cell office:value-type="float" office:value="6.72828409335704">
            <text:p>6.72828409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04">
            <text:p>176.04</text:p>
          </table:table-cell>
          <table:table-cell office:value-type="float" office:value="6.09087714685131">
            <text:p>6.09087714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4">
            <text:p>176.40</text:p>
          </table:table-cell>
          <table:table-cell office:value-type="float" office:value="6.96859696956819">
            <text:p>6.96859696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76">
            <text:p>176.76</text:p>
          </table:table-cell>
          <table:table-cell office:value-type="float" office:value="1.04403308554428">
            <text:p>1.0440330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7.12">
            <text:p>177.12</text:p>
          </table:table-cell>
          <table:table-cell office:value-type="float" office:value="1.0183240453405">
            <text:p>1.01832404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7.84">
            <text:p>177.84</text:p>
          </table:table-cell>
          <table:table-cell office:value-type="float" office:value="7.72350384113152">
            <text:p>7.72350384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8.56">
            <text:p>178.56</text:p>
          </table:table-cell>
          <table:table-cell office:value-type="float" office:value="11.1868332907535">
            <text:p>11.18683329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8.92">
            <text:p>178.92</text:p>
          </table:table-cell>
          <table:table-cell office:value-type="float" office:value="1.99870335920499">
            <text:p>1.99870335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0.72">
            <text:p>180.72</text:p>
          </table:table-cell>
          <table:table-cell office:value-type="float" office:value="1.99507653644232">
            <text:p>1.99507653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1.8">
            <text:p>181.80</text:p>
          </table:table-cell>
          <table:table-cell office:value-type="float" office:value="2.84926660552956">
            <text:p>2.8492666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2.52">
            <text:p>182.52</text:p>
          </table:table-cell>
          <table:table-cell office:value-type="float" office:value="2.30497718412145">
            <text:p>2.30497718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2.88">
            <text:p>182.88</text:p>
          </table:table-cell>
          <table:table-cell office:value-type="float" office:value="7.92387862228081">
            <text:p>7.92387862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3.24">
            <text:p>183.24</text:p>
          </table:table-cell>
          <table:table-cell office:value-type="float" office:value="5.95258106133804">
            <text:p>5.95258106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6.12">
            <text:p>186.12</text:p>
          </table:table-cell>
          <table:table-cell office:value-type="float" office:value="3.17994344953902">
            <text:p>3.17994344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7.2">
            <text:p>187.20</text:p>
          </table:table-cell>
          <table:table-cell office:value-type="float" office:value="7.0721267645157">
            <text:p>7.07212676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7.92">
            <text:p>187.92</text:p>
          </table:table-cell>
          <table:table-cell office:value-type="float" office:value="4.35914466787107">
            <text:p>4.35914466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8.28">
            <text:p>188.28</text:p>
          </table:table-cell>
          <table:table-cell office:value-type="float" office:value="4.24591187824214">
            <text:p>4.2459118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9">
            <text:p>189.00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9.36">
            <text:p>189.36</text:p>
          </table:table-cell>
          <table:table-cell office:value-type="float" office:value="2.24956245212393">
            <text:p>2.24956245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0.08">
            <text:p>190.08</text:p>
          </table:table-cell>
          <table:table-cell office:value-type="float" office:value="6.99642719028028">
            <text:p>6.99642719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0.44">
            <text:p>190.44</text:p>
          </table:table-cell>
          <table:table-cell office:value-type="float" office:value="1.11269631851921">
            <text:p>1.11269631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1.16">
            <text:p>191.16</text:p>
          </table:table-cell>
          <table:table-cell office:value-type="float" office:value="3.52314729884222">
            <text:p>3.52314729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1.88">
            <text:p>191.88</text:p>
          </table:table-cell>
          <table:table-cell office:value-type="float" office:value="2.3013000806321">
            <text:p>2.30130008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2.24">
            <text:p>192.24</text:p>
          </table:table-cell>
          <table:table-cell office:value-type="float" office:value="2.00098278149594">
            <text:p>2.00098278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2.6">
            <text:p>192.60</text:p>
          </table:table-cell>
          <table:table-cell office:value-type="float" office:value="0.987890758213212">
            <text:p>0.98789075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3.32">
            <text:p>193.32</text:p>
          </table:table-cell>
          <table:table-cell office:value-type="float" office:value="0.989135897990246">
            <text:p>0.98913589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4.04">
            <text:p>194.04</text:p>
          </table:table-cell>
          <table:table-cell office:value-type="float" office:value="35.0330407456108">
            <text:p>35.03304074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5.12">
            <text:p>195.12</text:p>
          </table:table-cell>
          <table:table-cell office:value-type="float" office:value="1.40946394475448">
            <text:p>1.40946394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2">
            <text:p>196.20</text:p>
          </table:table-cell>
          <table:table-cell office:value-type="float" office:value="1.40163613430225">
            <text:p>1.40163613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56">
            <text:p>196.56</text:p>
          </table:table-cell>
          <table:table-cell office:value-type="float" office:value="6.47161119130853">
            <text:p>6.47161119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92">
            <text:p>196.92</text:p>
          </table:table-cell>
          <table:table-cell office:value-type="float" office:value="3.15172975220296">
            <text:p>3.1517297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7.64">
            <text:p>197.64</text:p>
          </table:table-cell>
          <table:table-cell office:value-type="float" office:value="2.2976093865192">
            <text:p>2.29760938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8">
            <text:p>198.00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9.08">
            <text:p>199.08</text:p>
          </table:table-cell>
          <table:table-cell office:value-type="float" office:value="3.08640466846963">
            <text:p>3.08640466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0.88">
            <text:p>200.88</text:p>
          </table:table-cell>
          <table:table-cell office:value-type="float" office:value="4.12327466007394">
            <text:p>4.12327466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1.24">
            <text:p>201.24</text:p>
          </table:table-cell>
          <table:table-cell office:value-type="float" office:value="1.43521837425577">
            <text:p>1.43521837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3.04">
            <text:p>203.04</text:p>
          </table:table-cell>
          <table:table-cell office:value-type="float" office:value="0.961172682962908">
            <text:p>0.96117268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3.4">
            <text:p>203.40</text:p>
          </table:table-cell>
          <table:table-cell office:value-type="float" office:value="4.41835548880115">
            <text:p>4.41835548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4.12">
            <text:p>204.12</text:p>
          </table:table-cell>
          <table:table-cell office:value-type="float" office:value="2.03268018825746">
            <text:p>2.03268018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4.48">
            <text:p>204.48</text:p>
          </table:table-cell>
          <table:table-cell office:value-type="float" office:value="4.98734417082768">
            <text:p>4.98734417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5.2">
            <text:p>205.20</text:p>
          </table:table-cell>
          <table:table-cell office:value-type="float" office:value="52.3782394173183">
            <text:p>52.37823941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5.56">
            <text:p>205.56</text:p>
          </table:table-cell>
          <table:table-cell office:value-type="float" office:value="11.73882934657">
            <text:p>11.73882934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7">
            <text:p>207.00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7.36">
            <text:p>207.36</text:p>
          </table:table-cell>
          <table:table-cell office:value-type="float" office:value="0.928939161431097">
            <text:p>0.92893916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8.08">
            <text:p>208.08</text:p>
          </table:table-cell>
          <table:table-cell office:value-type="float" office:value="3.08616677825024">
            <text:p>3.08616677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9.16">
            <text:p>209.16</text:p>
          </table:table-cell>
          <table:table-cell office:value-type="float" office:value="5.28630370762621">
            <text:p>5.28630370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9.88">
            <text:p>209.88</text:p>
          </table:table-cell>
          <table:table-cell office:value-type="float" office:value="4.47047824944997">
            <text:p>4.47047824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0.24">
            <text:p>210.24</text:p>
          </table:table-cell>
          <table:table-cell office:value-type="float" office:value="3.13054383632797">
            <text:p>3.13054383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0.6">
            <text:p>210.60</text:p>
          </table:table-cell>
          <table:table-cell office:value-type="float" office:value="4.02025245879667">
            <text:p>4.0202524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2.4">
            <text:p>212.40</text:p>
          </table:table-cell>
          <table:table-cell office:value-type="float" office:value="6.81206856441761">
            <text:p>6.81206856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3.12">
            <text:p>213.12</text:p>
          </table:table-cell>
          <table:table-cell office:value-type="float" office:value="2.19069410200896">
            <text:p>2.19069410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3.84">
            <text:p>213.84</text:p>
          </table:table-cell>
          <table:table-cell office:value-type="float" office:value="2.24920413655508">
            <text:p>2.2492041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2">
            <text:p>214.20</text:p>
          </table:table-cell>
          <table:table-cell office:value-type="float" office:value="2.19433886571869">
            <text:p>2.19433886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56">
            <text:p>214.56</text:p>
          </table:table-cell>
          <table:table-cell office:value-type="float" office:value="6.60902163503486">
            <text:p>6.60902163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92">
            <text:p>214.92</text:p>
          </table:table-cell>
          <table:table-cell office:value-type="float" office:value="4.99087096105332">
            <text:p>4.9908709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5.64">
            <text:p>215.64</text:p>
          </table:table-cell>
          <table:table-cell office:value-type="float" office:value="4.98211524107794">
            <text:p>4.98211524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6">
            <text:p>216.00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6.72">
            <text:p>216.72</text:p>
          </table:table-cell>
          <table:table-cell office:value-type="float" office:value="3.51642682960095">
            <text:p>3.51642682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7.44">
            <text:p>217.44</text:p>
          </table:table-cell>
          <table:table-cell office:value-type="float" office:value="8.20488161173098">
            <text:p>8.20488161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8.52">
            <text:p>218.52</text:p>
          </table:table-cell>
          <table:table-cell office:value-type="float" office:value="4.40788832475142">
            <text:p>4.40788832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0.32">
            <text:p>220.32</text:p>
          </table:table-cell>
          <table:table-cell office:value-type="float" office:value="1.8515440765363">
            <text:p>1.85154407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0.68">
            <text:p>220.68</text:p>
          </table:table-cell>
          <table:table-cell office:value-type="float" office:value="2.19107701697103">
            <text:p>2.19107701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1.4">
            <text:p>221.40</text:p>
          </table:table-cell>
          <table:table-cell office:value-type="float" office:value="4.07790519474964">
            <text:p>4.07790519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1.76">
            <text:p>221.76</text:p>
          </table:table-cell>
          <table:table-cell office:value-type="float" office:value="0.928479997307253">
            <text:p>0.92847999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12">
            <text:p>222.12</text:p>
          </table:table-cell>
          <table:table-cell office:value-type="float" office:value="0.865612327751143">
            <text:p>0.8656123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48">
            <text:p>222.48</text:p>
          </table:table-cell>
          <table:table-cell office:value-type="float" office:value="1.53564337209218">
            <text:p>1.53564337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84">
            <text:p>222.84</text:p>
          </table:table-cell>
          <table:table-cell office:value-type="float" office:value="4.99993291517068">
            <text:p>4.99993291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3.2">
            <text:p>223.20</text:p>
          </table:table-cell>
          <table:table-cell office:value-type="float" office:value="8.92706799684629">
            <text:p>8.92706799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5.36">
            <text:p>225.36</text:p>
          </table:table-cell>
          <table:table-cell office:value-type="float" office:value="2.8023663588171">
            <text:p>2.8023663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6.44">
            <text:p>226.44</text:p>
          </table:table-cell>
          <table:table-cell office:value-type="float" office:value="4.46651173076974">
            <text:p>4.46651173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8.6">
            <text:p>228.60</text:p>
          </table:table-cell>
          <table:table-cell office:value-type="float" office:value="8.15909384188456">
            <text:p>8.15909384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9.68">
            <text:p>229.68</text:p>
          </table:table-cell>
          <table:table-cell office:value-type="float" office:value="5.78692260837123">
            <text:p>5.78692260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0.76">
            <text:p>230.76</text:p>
          </table:table-cell>
          <table:table-cell office:value-type="float" office:value="1.41897959581008">
            <text:p>1.418979595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1.48">
            <text:p>231.48</text:p>
          </table:table-cell>
          <table:table-cell office:value-type="float" office:value="5.75562399463193">
            <text:p>5.75562399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3.28">
            <text:p>233.28</text:p>
          </table:table-cell>
          <table:table-cell office:value-type="float" office:value="0.970721572063129">
            <text:p>0.97072157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3.64">
            <text:p>233.64</text:p>
          </table:table-cell>
          <table:table-cell office:value-type="float" office:value="0.870139734348517">
            <text:p>0.87013973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4.36">
            <text:p>234.36</text:p>
          </table:table-cell>
          <table:table-cell office:value-type="float" office:value="4.11668218084299">
            <text:p>4.11668218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4.72">
            <text:p>234.72</text:p>
          </table:table-cell>
          <table:table-cell office:value-type="float" office:value="2.30550067819245">
            <text:p>2.3055006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5.8">
            <text:p>235.80</text:p>
          </table:table-cell>
          <table:table-cell office:value-type="float" office:value="3.61316843852115">
            <text:p>3.61316843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6.16">
            <text:p>236.16</text:p>
          </table:table-cell>
          <table:table-cell office:value-type="float" office:value="7.71883235684417">
            <text:p>7.71883235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7.6">
            <text:p>237.60</text:p>
          </table:table-cell>
          <table:table-cell office:value-type="float" office:value="2.24271557776843">
            <text:p>2.24271557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7.96">
            <text:p>237.96</text:p>
          </table:table-cell>
          <table:table-cell office:value-type="float" office:value="7.89273621000566">
            <text:p>7.89273621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8.68">
            <text:p>238.68</text:p>
          </table:table-cell>
          <table:table-cell office:value-type="float" office:value="2.23741343807801">
            <text:p>2.23741343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04">
            <text:p>239.04</text:p>
          </table:table-cell>
          <table:table-cell office:value-type="float" office:value="7.7006713616424">
            <text:p>7.70067136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4">
            <text:p>239.40</text:p>
          </table:table-cell>
          <table:table-cell office:value-type="float" office:value="3.62473828792216">
            <text:p>3.62473828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76">
            <text:p>239.76</text:p>
          </table:table-cell>
          <table:table-cell office:value-type="float" office:value="15.5915530480156">
            <text:p>15.59155304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0.12">
            <text:p>240.12</text:p>
          </table:table-cell>
          <table:table-cell office:value-type="float" office:value="1.007298764622">
            <text:p>1.00729876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0.48">
            <text:p>240.48</text:p>
          </table:table-cell>
          <table:table-cell office:value-type="float" office:value="1.40151234152047">
            <text:p>1.40151234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1.56">
            <text:p>241.56</text:p>
          </table:table-cell>
          <table:table-cell office:value-type="float" office:value="3.65357941702391">
            <text:p>3.65357941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1.92">
            <text:p>241.92</text:p>
          </table:table-cell>
          <table:table-cell office:value-type="float" office:value="2.95012352618149">
            <text:p>2.95012352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2.28">
            <text:p>242.28</text:p>
          </table:table-cell>
          <table:table-cell office:value-type="float" office:value="4.15570525674602">
            <text:p>4.15570525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2.64">
            <text:p>242.64</text:p>
          </table:table-cell>
          <table:table-cell office:value-type="float" office:value="4.09695894176867">
            <text:p>4.09695894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3">
            <text:p>243.00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4.8">
            <text:p>244.80</text:p>
          </table:table-cell>
          <table:table-cell office:value-type="float" office:value="5.99722827989352">
            <text:p>5.99722827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5.16">
            <text:p>245.16</text:p>
          </table:table-cell>
          <table:table-cell office:value-type="float" office:value="6.37571854927254">
            <text:p>6.37571854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6.24">
            <text:p>246.24</text:p>
          </table:table-cell>
          <table:table-cell office:value-type="float" office:value="3.11698275655522">
            <text:p>3.11698275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6.6">
            <text:p>246.60</text:p>
          </table:table-cell>
          <table:table-cell office:value-type="float" office:value="2.82827532118581">
            <text:p>2.828275321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7.32">
            <text:p>247.32</text:p>
          </table:table-cell>
          <table:table-cell office:value-type="float" office:value="6.32215249638865">
            <text:p>6.32215249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7.68">
            <text:p>247.68</text:p>
          </table:table-cell>
          <table:table-cell office:value-type="float" office:value="1.98328405132572">
            <text:p>1.98328405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04">
            <text:p>248.04</text:p>
          </table:table-cell>
          <table:table-cell office:value-type="float" office:value="3.05969102012322">
            <text:p>3.05969102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4">
            <text:p>248.40</text:p>
          </table:table-cell>
          <table:table-cell office:value-type="float" office:value="7.28938910758926">
            <text:p>7.28938910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76">
            <text:p>248.76</text:p>
          </table:table-cell>
          <table:table-cell office:value-type="float" office:value="7.30059968763138">
            <text:p>7.30059968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9.12">
            <text:p>249.12</text:p>
          </table:table-cell>
          <table:table-cell office:value-type="float" office:value="1.37602958833152">
            <text:p>1.37602958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0.92">
            <text:p>250.92</text:p>
          </table:table-cell>
          <table:table-cell office:value-type="float" office:value="3.17572166720166">
            <text:p>3.1757216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1.64">
            <text:p>251.64</text:p>
          </table:table-cell>
          <table:table-cell office:value-type="float" office:value="7.22558160798839">
            <text:p>7.22558160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2.36">
            <text:p>252.36</text:p>
          </table:table-cell>
          <table:table-cell office:value-type="float" office:value="3.03178344031439">
            <text:p>3.03178344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08">
            <text:p>253.08</text:p>
          </table:table-cell>
          <table:table-cell office:value-type="float" office:value="26.9699861055125">
            <text:p>26.9699861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44">
            <text:p>253.44</text:p>
          </table:table-cell>
          <table:table-cell office:value-type="float" office:value="13.9698650258189">
            <text:p>13.969865025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8">
            <text:p>253.80</text:p>
          </table:table-cell>
          <table:table-cell office:value-type="float" office:value="1.00489279388172">
            <text:p>1.00489279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16">
            <text:p>254.16</text:p>
          </table:table-cell>
          <table:table-cell office:value-type="float" office:value="4.10956711143367">
            <text:p>4.10956711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52">
            <text:p>254.52</text:p>
          </table:table-cell>
          <table:table-cell office:value-type="float" office:value="1.34100020352639">
            <text:p>1.34100020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88">
            <text:p>254.88</text:p>
          </table:table-cell>
          <table:table-cell office:value-type="float" office:value="7.21122290902936">
            <text:p>7.21122290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6.32">
            <text:p>256.32</text:p>
          </table:table-cell>
          <table:table-cell office:value-type="float" office:value="5.01657242927643">
            <text:p>5.01657242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7.04">
            <text:p>257.04</text:p>
          </table:table-cell>
          <table:table-cell office:value-type="float" office:value="6.34537025637966">
            <text:p>6.34537025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7.4">
            <text:p>257.40</text:p>
          </table:table-cell>
          <table:table-cell office:value-type="float" office:value="1.44197228381774">
            <text:p>1.44197228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8.12">
            <text:p>258.12</text:p>
          </table:table-cell>
          <table:table-cell office:value-type="float" office:value="4.31240272538836">
            <text:p>4.31240272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9.2">
            <text:p>259.20</text:p>
          </table:table-cell>
          <table:table-cell office:value-type="float" office:value="34.4391290062529">
            <text:p>34.43912900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0.64">
            <text:p>260.64</text:p>
          </table:table-cell>
          <table:table-cell office:value-type="float" office:value="5.10413484258023">
            <text:p>5.10413484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1.36">
            <text:p>261.36</text:p>
          </table:table-cell>
          <table:table-cell office:value-type="float" office:value="3.93701270727241">
            <text:p>3.93701270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2.08">
            <text:p>262.08</text:p>
          </table:table-cell>
          <table:table-cell office:value-type="float" office:value="6.27134508562875">
            <text:p>6.27134508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2.8">
            <text:p>262.80</text:p>
          </table:table-cell>
          <table:table-cell office:value-type="float" office:value="0.989811748429636">
            <text:p>0.98981174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4.6">
            <text:p>264.60</text:p>
          </table:table-cell>
          <table:table-cell office:value-type="float" office:value="4.50793059038072">
            <text:p>4.50793059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5.68">
            <text:p>265.68</text:p>
          </table:table-cell>
          <table:table-cell office:value-type="float" office:value="63.9463048831188">
            <text:p>63.94630488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6.4">
            <text:p>266.40</text:p>
          </table:table-cell>
          <table:table-cell office:value-type="float" office:value="3.17823556719871">
            <text:p>3.1782355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6.76">
            <text:p>266.76</text:p>
          </table:table-cell>
          <table:table-cell office:value-type="float" office:value="7.88370904029835">
            <text:p>7.88370904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12">
            <text:p>267.12</text:p>
          </table:table-cell>
          <table:table-cell office:value-type="float" office:value="1.85732158449223">
            <text:p>1.85732158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48">
            <text:p>267.48</text:p>
          </table:table-cell>
          <table:table-cell office:value-type="float" office:value="8.51201420089011">
            <text:p>8.51201420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84">
            <text:p>267.84</text:p>
          </table:table-cell>
          <table:table-cell office:value-type="float" office:value="1.08507569607463">
            <text:p>1.08507569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9.28">
            <text:p>269.28</text:p>
          </table:table-cell>
          <table:table-cell office:value-type="float" office:value="0.945959670193554">
            <text:p>0.94595967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">
            <text:p>270.0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.36">
            <text:p>270.36</text:p>
          </table:table-cell>
          <table:table-cell office:value-type="float" office:value="10.7556273774385">
            <text:p>10.755627377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.72">
            <text:p>270.72</text:p>
          </table:table-cell>
          <table:table-cell office:value-type="float" office:value="14.8538872192083">
            <text:p>14.85388721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1.8">
            <text:p>271.80</text:p>
          </table:table-cell>
          <table:table-cell office:value-type="float" office:value="8.05265965657689">
            <text:p>8.05265965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16">
            <text:p>272.16</text:p>
          </table:table-cell>
          <table:table-cell office:value-type="float" office:value="4.93285183689945">
            <text:p>4.93285183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52">
            <text:p>272.52</text:p>
          </table:table-cell>
          <table:table-cell office:value-type="float" office:value="1.86198102687112">
            <text:p>1.86198102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88">
            <text:p>272.88</text:p>
          </table:table-cell>
          <table:table-cell office:value-type="float" office:value="1.34158326805553">
            <text:p>1.34158326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3.24">
            <text:p>273.24</text:p>
          </table:table-cell>
          <table:table-cell office:value-type="float" office:value="4.45668033947471">
            <text:p>4.45668033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3.6">
            <text:p>273.60</text:p>
          </table:table-cell>
          <table:table-cell office:value-type="float" office:value="3.12405296308014">
            <text:p>3.12405296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4.32">
            <text:p>274.32</text:p>
          </table:table-cell>
          <table:table-cell office:value-type="float" office:value="1.03748585479034">
            <text:p>1.03748585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5.04">
            <text:p>275.04</text:p>
          </table:table-cell>
          <table:table-cell office:value-type="float" office:value="6.34916681671351">
            <text:p>6.34916681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5.76">
            <text:p>275.76</text:p>
          </table:table-cell>
          <table:table-cell office:value-type="float" office:value="3.95160973702504">
            <text:p>3.95160973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6.84">
            <text:p>276.84</text:p>
          </table:table-cell>
          <table:table-cell office:value-type="float" office:value="2.82950790174661">
            <text:p>2.8295079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8.64">
            <text:p>278.64</text:p>
          </table:table-cell>
          <table:table-cell office:value-type="float" office:value="0.985827327775565">
            <text:p>0.9858273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9">
            <text:p>279.00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1.88">
            <text:p>281.88</text:p>
          </table:table-cell>
          <table:table-cell office:value-type="float" office:value="1.00458305861785">
            <text:p>1.00458305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2.6">
            <text:p>282.60</text:p>
          </table:table-cell>
          <table:table-cell office:value-type="float" office:value="2.78672187048974">
            <text:p>2.78672187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2.96">
            <text:p>282.96</text:p>
          </table:table-cell>
          <table:table-cell office:value-type="float" office:value="4.40911911387922">
            <text:p>4.40911911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3.68">
            <text:p>283.68</text:p>
          </table:table-cell>
          <table:table-cell office:value-type="float" office:value="3.63722616050868">
            <text:p>3.63722616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4.76">
            <text:p>284.76</text:p>
          </table:table-cell>
          <table:table-cell office:value-type="float" office:value="4.10616399290419">
            <text:p>4.10616399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5.12">
            <text:p>285.12</text:p>
          </table:table-cell>
          <table:table-cell office:value-type="float" office:value="1.04441974836477">
            <text:p>1.04441974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5.84">
            <text:p>285.84</text:p>
          </table:table-cell>
          <table:table-cell office:value-type="float" office:value="1.36798736496681">
            <text:p>1.36798736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6.92">
            <text:p>286.92</text:p>
          </table:table-cell>
          <table:table-cell office:value-type="float" office:value="4.08106131403843">
            <text:p>4.08106131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7.64">
            <text:p>287.64</text:p>
          </table:table-cell>
          <table:table-cell office:value-type="float" office:value="4.4901504069093">
            <text:p>4.49015040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8.72">
            <text:p>288.72</text:p>
          </table:table-cell>
          <table:table-cell office:value-type="float" office:value="3.11095999602125">
            <text:p>3.11095999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9.8">
            <text:p>289.80</text:p>
          </table:table-cell>
          <table:table-cell office:value-type="float" office:value="5.84074611959592">
            <text:p>5.84074611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0.16">
            <text:p>290.16</text:p>
          </table:table-cell>
          <table:table-cell office:value-type="float" office:value="7.20363823283356">
            <text:p>7.20363823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1.6">
            <text:p>291.60</text:p>
          </table:table-cell>
          <table:table-cell office:value-type="float" office:value="8.92089275314091">
            <text:p>8.92089275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12">
            <text:p>294.12</text:p>
          </table:table-cell>
          <table:table-cell office:value-type="float" office:value="2.23658403914018">
            <text:p>2.23658403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48">
            <text:p>294.48</text:p>
          </table:table-cell>
          <table:table-cell office:value-type="float" office:value="3.1057783265614">
            <text:p>3.10577832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84">
            <text:p>294.84</text:p>
          </table:table-cell>
          <table:table-cell office:value-type="float" office:value="3.48994804860187">
            <text:p>3.48994804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7.36">
            <text:p>297.36</text:p>
          </table:table-cell>
          <table:table-cell office:value-type="float" office:value="1.08607837038268">
            <text:p>1.08607837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7.72">
            <text:p>297.72</text:p>
          </table:table-cell>
          <table:table-cell office:value-type="float" office:value="10.4320875945695">
            <text:p>10.43208759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08">
            <text:p>298.08</text:p>
          </table:table-cell>
          <table:table-cell office:value-type="float" office:value="1.41571118385809">
            <text:p>1.41571118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44">
            <text:p>298.44</text:p>
          </table:table-cell>
          <table:table-cell office:value-type="float" office:value="2.1935898120938">
            <text:p>2.19358981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8">
            <text:p>298.80</text:p>
          </table:table-cell>
          <table:table-cell office:value-type="float" office:value="1.29264005778532">
            <text:p>1.29264005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16">
            <text:p>299.16</text:p>
          </table:table-cell>
          <table:table-cell office:value-type="float" office:value="5.10851869999307">
            <text:p>5.10851870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52">
            <text:p>299.52</text:p>
          </table:table-cell>
          <table:table-cell office:value-type="float" office:value="0.943618133427177">
            <text:p>0.94361813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88">
            <text:p>299.88</text:p>
          </table:table-cell>
          <table:table-cell office:value-type="float" office:value="3.57633631489078">
            <text:p>3.57633631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0.6">
            <text:p>300.60</text:p>
          </table:table-cell>
          <table:table-cell office:value-type="float" office:value="0.950981675191814">
            <text:p>0.95098167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1.32">
            <text:p>301.32</text:p>
          </table:table-cell>
          <table:table-cell office:value-type="float" office:value="3.18621289597707">
            <text:p>3.18621289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04">
            <text:p>302.04</text:p>
          </table:table-cell>
          <table:table-cell office:value-type="float" office:value="0.949262002845348">
            <text:p>0.94926200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4">
            <text:p>302.40</text:p>
          </table:table-cell>
          <table:table-cell office:value-type="float" office:value="0.98526816795691">
            <text:p>0.9852681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76">
            <text:p>302.76</text:p>
          </table:table-cell>
          <table:table-cell office:value-type="float" office:value="7.82315425923361">
            <text:p>7.82315425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3.48">
            <text:p>303.48</text:p>
          </table:table-cell>
          <table:table-cell office:value-type="float" office:value="7.7817170216178">
            <text:p>7.7817170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3.84">
            <text:p>303.84</text:p>
          </table:table-cell>
          <table:table-cell office:value-type="float" office:value="4.44259852451553">
            <text:p>4.44259852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4.56">
            <text:p>304.56</text:p>
          </table:table-cell>
          <table:table-cell office:value-type="float" office:value="12.0192736219136">
            <text:p>12.01927362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4.92">
            <text:p>304.92</text:p>
          </table:table-cell>
          <table:table-cell office:value-type="float" office:value="5.98609656606756">
            <text:p>5.98609656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6.36">
            <text:p>306.36</text:p>
          </table:table-cell>
          <table:table-cell office:value-type="float" office:value="7.19644728229961">
            <text:p>7.19644728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24">
            <text:p>309.24</text:p>
          </table:table-cell>
          <table:table-cell office:value-type="float" office:value="1.95673735441166">
            <text:p>1.95673735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6">
            <text:p>309.60</text:p>
          </table:table-cell>
          <table:table-cell office:value-type="float" office:value="16.0278203651754">
            <text:p>16.02782036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96">
            <text:p>309.96</text:p>
          </table:table-cell>
          <table:table-cell office:value-type="float" office:value="0.97544204989591">
            <text:p>0.97544204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0.68">
            <text:p>310.68</text:p>
          </table:table-cell>
          <table:table-cell office:value-type="float" office:value="1.3047769875066">
            <text:p>1.30477698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1.4">
            <text:p>311.40</text:p>
          </table:table-cell>
          <table:table-cell office:value-type="float" office:value="6.98655640510935">
            <text:p>6.98655640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1.76">
            <text:p>311.76</text:p>
          </table:table-cell>
          <table:table-cell office:value-type="float" office:value="13.5369642856728">
            <text:p>13.53696428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2.12">
            <text:p>312.12</text:p>
          </table:table-cell>
          <table:table-cell office:value-type="float" office:value="1.43600770023356">
            <text:p>1.43600770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2">
            <text:p>313.20</text:p>
          </table:table-cell>
          <table:table-cell office:value-type="float" office:value="5.54310296790823">
            <text:p>5.54310296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56">
            <text:p>313.56</text:p>
          </table:table-cell>
          <table:table-cell office:value-type="float" office:value="2.93243220409293">
            <text:p>2.93243220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92">
            <text:p>313.92</text:p>
          </table:table-cell>
          <table:table-cell office:value-type="float" office:value="4.46371341082123">
            <text:p>4.46371341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5.72">
            <text:p>315.72</text:p>
          </table:table-cell>
          <table:table-cell office:value-type="float" office:value="5.99848149517944">
            <text:p>5.99848149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6.44">
            <text:p>316.44</text:p>
          </table:table-cell>
          <table:table-cell office:value-type="float" office:value="5.9874253488785">
            <text:p>5.98742534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6.8">
            <text:p>316.80</text:p>
          </table:table-cell>
          <table:table-cell office:value-type="float" office:value="6.6434101927118">
            <text:p>6.64341019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7.52">
            <text:p>317.52</text:p>
          </table:table-cell>
          <table:table-cell office:value-type="float" office:value="14.1732825976758">
            <text:p>14.17328259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8.24">
            <text:p>318.24</text:p>
          </table:table-cell>
          <table:table-cell office:value-type="float" office:value="2.83070032234307">
            <text:p>2.83070032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9.32">
            <text:p>319.32</text:p>
          </table:table-cell>
          <table:table-cell office:value-type="float" office:value="2.23604138045499">
            <text:p>2.23604138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0.04">
            <text:p>320.04</text:p>
          </table:table-cell>
          <table:table-cell office:value-type="float" office:value="2.22289345010871">
            <text:p>2.22289345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0.4">
            <text:p>320.40</text:p>
          </table:table-cell>
          <table:table-cell office:value-type="float" office:value="4.49751699957924">
            <text:p>4.49751699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1.48">
            <text:p>321.48</text:p>
          </table:table-cell>
          <table:table-cell office:value-type="float" office:value="2.25481857061821">
            <text:p>2.25481857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2.2">
            <text:p>322.20</text:p>
          </table:table-cell>
          <table:table-cell office:value-type="float" office:value="5.74632416519143">
            <text:p>5.74632416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3.28">
            <text:p>323.28</text:p>
          </table:table-cell>
          <table:table-cell office:value-type="float" office:value="12.2094470889928">
            <text:p>12.20944708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3.64">
            <text:p>323.64</text:p>
          </table:table-cell>
          <table:table-cell office:value-type="float" office:value="1.40022429932831">
            <text:p>1.40022429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4">
            <text:p>324.00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4.36">
            <text:p>324.36</text:p>
          </table:table-cell>
          <table:table-cell office:value-type="float" office:value="9.90319146361221">
            <text:p>9.90319146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5.08">
            <text:p>325.08</text:p>
          </table:table-cell>
          <table:table-cell office:value-type="float" office:value="0.989889385626183">
            <text:p>0.98988938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6.16">
            <text:p>326.16</text:p>
          </table:table-cell>
          <table:table-cell office:value-type="float" office:value="2.94322944156012">
            <text:p>2.94322944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6.88">
            <text:p>326.88</text:p>
          </table:table-cell>
          <table:table-cell office:value-type="float" office:value="4.93044356766186">
            <text:p>4.93044356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7.6">
            <text:p>327.60</text:p>
          </table:table-cell>
          <table:table-cell office:value-type="float" office:value="0.850421532320376">
            <text:p>0.85042153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7.96">
            <text:p>327.96</text:p>
          </table:table-cell>
          <table:table-cell office:value-type="float" office:value="4.47222759105717">
            <text:p>4.47222759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8.32">
            <text:p>328.32</text:p>
          </table:table-cell>
          <table:table-cell office:value-type="float" office:value="4.1370176961605">
            <text:p>4.13701769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9.76">
            <text:p>329.76</text:p>
          </table:table-cell>
          <table:table-cell office:value-type="float" office:value="7.12360758708758">
            <text:p>7.12360758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1.2">
            <text:p>331.20</text:p>
          </table:table-cell>
          <table:table-cell office:value-type="float" office:value="0.972835137699793">
            <text:p>0.97283513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1.56">
            <text:p>331.56</text:p>
          </table:table-cell>
          <table:table-cell office:value-type="float" office:value="1.97726387960308">
            <text:p>1.97726387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2.64">
            <text:p>332.64</text:p>
          </table:table-cell>
          <table:table-cell office:value-type="float" office:value="2.91837294458811">
            <text:p>2.91837294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4.08">
            <text:p>334.08</text:p>
          </table:table-cell>
          <table:table-cell office:value-type="float" office:value="6.35821313662952">
            <text:p>6.3582131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4.44">
            <text:p>334.44</text:p>
          </table:table-cell>
          <table:table-cell office:value-type="float" office:value="2.23126559136493">
            <text:p>2.23126559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6.24">
            <text:p>336.24</text:p>
          </table:table-cell>
          <table:table-cell office:value-type="float" office:value="10.8376341213428">
            <text:p>10.83763412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7.68">
            <text:p>337.68</text:p>
          </table:table-cell>
          <table:table-cell office:value-type="float" office:value="2.81324555208213">
            <text:p>2.81324555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8.4">
            <text:p>338.40</text:p>
          </table:table-cell>
          <table:table-cell office:value-type="float" office:value="3.13628598548068">
            <text:p>3.1362859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8.76">
            <text:p>338.76</text:p>
          </table:table-cell>
          <table:table-cell office:value-type="float" office:value="9.01680914303791">
            <text:p>9.01680914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9.12">
            <text:p>339.12</text:p>
          </table:table-cell>
          <table:table-cell office:value-type="float" office:value="6.09995952686766">
            <text:p>6.09995952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9.84">
            <text:p>339.84</text:p>
          </table:table-cell>
          <table:table-cell office:value-type="float" office:value="13.0780853834653">
            <text:p>13.07808538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3.44">
            <text:p>343.44</text:p>
          </table:table-cell>
          <table:table-cell office:value-type="float" office:value="2.20544123334943">
            <text:p>2.20544123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3.8">
            <text:p>343.80</text:p>
          </table:table-cell>
          <table:table-cell office:value-type="float" office:value="1.44518979629332">
            <text:p>1.44518979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4.16">
            <text:p>344.16</text:p>
          </table:table-cell>
          <table:table-cell office:value-type="float" office:value="2.79922865973551">
            <text:p>2.79922865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4.52">
            <text:p>344.52</text:p>
          </table:table-cell>
          <table:table-cell office:value-type="float" office:value="2.17569157277282">
            <text:p>2.17569157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24">
            <text:p>345.24</text:p>
          </table:table-cell>
          <table:table-cell office:value-type="float" office:value="8.97143628551564">
            <text:p>8.9714362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6">
            <text:p>345.60</text:p>
          </table:table-cell>
          <table:table-cell office:value-type="float" office:value="3.23069211939373">
            <text:p>3.23069211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96">
            <text:p>345.96</text:p>
          </table:table-cell>
          <table:table-cell office:value-type="float" office:value="2.77139859135074">
            <text:p>2.77139859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6.68">
            <text:p>346.68</text:p>
          </table:table-cell>
          <table:table-cell office:value-type="float" office:value="5.00141627792923">
            <text:p>5.00141627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7.76">
            <text:p>347.76</text:p>
          </table:table-cell>
          <table:table-cell office:value-type="float" office:value="5.38425615557143">
            <text:p>5.38425615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8.48">
            <text:p>348.48</text:p>
          </table:table-cell>
          <table:table-cell office:value-type="float" office:value="1.37615134348719">
            <text:p>1.37615134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8.84">
            <text:p>348.84</text:p>
          </table:table-cell>
          <table:table-cell office:value-type="float" office:value="1.36297616111999">
            <text:p>1.3629761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9.2">
            <text:p>349.20</text:p>
          </table:table-cell>
          <table:table-cell office:value-type="float" office:value="14.6389909782445">
            <text:p>14.6389909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9.92">
            <text:p>349.92</text:p>
          </table:table-cell>
          <table:table-cell office:value-type="float" office:value="4.05203566804171">
            <text:p>4.0520356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0.64">
            <text:p>350.64</text:p>
          </table:table-cell>
          <table:table-cell office:value-type="float" office:value="2.20515051967085">
            <text:p>2.20515051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1">
            <text:p>351.00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1.36">
            <text:p>351.36</text:p>
          </table:table-cell>
          <table:table-cell office:value-type="float" office:value="5.46314235877117">
            <text:p>5.4631423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2.8">
            <text:p>352.80</text:p>
          </table:table-cell>
          <table:table-cell office:value-type="float" office:value="2.22013461707631">
            <text:p>2.22013461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4.6">
            <text:p>354.60</text:p>
          </table:table-cell>
          <table:table-cell office:value-type="float" office:value="4.19731446142583">
            <text:p>4.19731446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4.96">
            <text:p>354.96</text:p>
          </table:table-cell>
          <table:table-cell office:value-type="float" office:value="19.6661025580422">
            <text:p>19.66610255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5.68">
            <text:p>355.68</text:p>
          </table:table-cell>
          <table:table-cell office:value-type="float" office:value="3.92831646286464">
            <text:p>3.92831646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6.4">
            <text:p>356.40</text:p>
          </table:table-cell>
          <table:table-cell office:value-type="float" office:value="4.19487300551574">
            <text:p>4.1948730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6.76">
            <text:p>356.76</text:p>
          </table:table-cell>
          <table:table-cell office:value-type="float" office:value="1.82978602360929">
            <text:p>1.82978602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7.12">
            <text:p>357.12</text:p>
          </table:table-cell>
          <table:table-cell office:value-type="float" office:value="5.35057967033423">
            <text:p>5.35057967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7.48">
            <text:p>357.48</text:p>
          </table:table-cell>
          <table:table-cell office:value-type="float" office:value="2.82746673535236">
            <text:p>2.82746673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8.92">
            <text:p>358.92</text:p>
          </table:table-cell>
          <table:table-cell office:value-type="float" office:value="7.17573853137002">
            <text:p>7.17573853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.04">
            <text:p>5.04</text:p>
          </table:table-cell>
          <table:table-cell office:value-type="float" office:value="0.928310412045449">
            <text:p>0.928310412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.48">
            <text:p>6.48</text:p>
          </table:table-cell>
          <table:table-cell office:value-type="float" office:value="8.35074304018087">
            <text:p>8.35074304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.6">
            <text:p>12.60</text:p>
          </table:table-cell>
          <table:table-cell office:value-type="float" office:value="3.70059552502323">
            <text:p>3.70059552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.16">
            <text:p>20.16</text:p>
          </table:table-cell>
          <table:table-cell office:value-type="float" office:value="10.3478205532406">
            <text:p>10.34782055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.6">
            <text:p>21.60</text:p>
          </table:table-cell>
          <table:table-cell office:value-type="float" office:value="6.26498165866362">
            <text:p>6.264981658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.04">
            <text:p>23.04</text:p>
          </table:table-cell>
          <table:table-cell office:value-type="float" office:value="4.84561334297776">
            <text:p>4.84561334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.92">
            <text:p>25.92</text:p>
          </table:table-cell>
          <table:table-cell office:value-type="float" office:value="2.26016801386223">
            <text:p>2.26016801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.36">
            <text:p>27.36</text:p>
          </table:table-cell>
          <table:table-cell office:value-type="float" office:value="3.01700939564514">
            <text:p>3.017009395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.72">
            <text:p>27.72</text:p>
          </table:table-cell>
          <table:table-cell office:value-type="float" office:value="1.48822643054278">
            <text:p>1.48822643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.44">
            <text:p>28.44</text:p>
          </table:table-cell>
          <table:table-cell office:value-type="float" office:value="2.86369415184333">
            <text:p>2.863694151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.16">
            <text:p>29.16</text:p>
          </table:table-cell>
          <table:table-cell office:value-type="float" office:value="3.19325322684834">
            <text:p>3.193253226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.04">
            <text:p>32.04</text:p>
          </table:table-cell>
          <table:table-cell office:value-type="float" office:value="24.9702237253939">
            <text:p>24.97022372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.4">
            <text:p>32.40</text:p>
          </table:table-cell>
          <table:table-cell office:value-type="float" office:value="3.50935865905725">
            <text:p>3.50935865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0.68">
            <text:p>40.68</text:p>
          </table:table-cell>
          <table:table-cell office:value-type="float" office:value="11.3024527132809">
            <text:p>11.30245271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2.48">
            <text:p>42.48</text:p>
          </table:table-cell>
          <table:table-cell office:value-type="float" office:value="4.24320875061116">
            <text:p>4.24320875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5.72">
            <text:p>45.72</text:p>
          </table:table-cell>
          <table:table-cell office:value-type="float" office:value="7.46981375052587">
            <text:p>7.46981375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6.44">
            <text:p>46.44</text:p>
          </table:table-cell>
          <table:table-cell office:value-type="float" office:value="16.5077061057778">
            <text:p>16.507706105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8.96">
            <text:p>48.96</text:p>
          </table:table-cell>
          <table:table-cell office:value-type="float" office:value="12.531022634483">
            <text:p>12.53102263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0.76">
            <text:p>50.76</text:p>
          </table:table-cell>
          <table:table-cell office:value-type="float" office:value="7.08881018557145">
            <text:p>7.088810185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1.84">
            <text:p>51.84</text:p>
          </table:table-cell>
          <table:table-cell office:value-type="float" office:value="8.0717112104227">
            <text:p>8.07171121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2.2">
            <text:p>52.20</text:p>
          </table:table-cell>
          <table:table-cell office:value-type="float" office:value="1.00484253919322">
            <text:p>1.004842539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2.92">
            <text:p>52.92</text:p>
          </table:table-cell>
          <table:table-cell office:value-type="float" office:value="7.0757361693918">
            <text:p>7.07573616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4.36">
            <text:p>54.36</text:p>
          </table:table-cell>
          <table:table-cell office:value-type="float" office:value="1.95735947818688">
            <text:p>1.957359478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6.88">
            <text:p>56.88</text:p>
          </table:table-cell>
          <table:table-cell office:value-type="float" office:value="9.44502302005848">
            <text:p>9.44502302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7.6">
            <text:p>57.60</text:p>
          </table:table-cell>
          <table:table-cell office:value-type="float" office:value="8.49681262571606">
            <text:p>8.496812625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2.28">
            <text:p>62.28</text:p>
          </table:table-cell>
          <table:table-cell office:value-type="float" office:value="4.04240106731281">
            <text:p>4.04240106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4.08">
            <text:p>64.08</text:p>
          </table:table-cell>
          <table:table-cell office:value-type="float" office:value="4.36816459193416">
            <text:p>4.36816459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6.6">
            <text:p>66.60</text:p>
          </table:table-cell>
          <table:table-cell office:value-type="float" office:value="6.09645093385018">
            <text:p>6.09645093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8.4">
            <text:p>68.40</text:p>
          </table:table-cell>
          <table:table-cell office:value-type="float" office:value="1.98344540051852">
            <text:p>1.98344540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8.76">
            <text:p>68.76</text:p>
          </table:table-cell>
          <table:table-cell office:value-type="float" office:value="8.92338096975665">
            <text:p>8.92338096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4.16">
            <text:p>74.16</text:p>
          </table:table-cell>
          <table:table-cell office:value-type="float" office:value="1.4424809684899">
            <text:p>1.442480968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7.4">
            <text:p>77.40</text:p>
          </table:table-cell>
          <table:table-cell office:value-type="float" office:value="4.22464968348763">
            <text:p>4.22464968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9.56">
            <text:p>79.56</text:p>
          </table:table-cell>
          <table:table-cell office:value-type="float" office:value="3.69516048254095">
            <text:p>3.69516048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9.92">
            <text:p>79.92</text:p>
          </table:table-cell>
          <table:table-cell office:value-type="float" office:value="5.84478631949198">
            <text:p>5.84478631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8.2">
            <text:p>88.20</text:p>
          </table:table-cell>
          <table:table-cell office:value-type="float" office:value="6.22260464331938">
            <text:p>6.22260464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8.92">
            <text:p>88.92</text:p>
          </table:table-cell>
          <table:table-cell office:value-type="float" office:value="5.34840780872816">
            <text:p>5.348407808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9.28">
            <text:p>89.28</text:p>
          </table:table-cell>
          <table:table-cell office:value-type="float" office:value="3.53533290258424">
            <text:p>3.53533290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9.64">
            <text:p>89.64</text:p>
          </table:table-cell>
          <table:table-cell office:value-type="float" office:value="3.97553655978669">
            <text:p>3.97553655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1.08">
            <text:p>91.08</text:p>
          </table:table-cell>
          <table:table-cell office:value-type="float" office:value="4.09234599464624">
            <text:p>4.092345994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1.44">
            <text:p>91.44</text:p>
          </table:table-cell>
          <table:table-cell office:value-type="float" office:value="4.2440472485843">
            <text:p>4.24404724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5.04">
            <text:p>95.04</text:p>
          </table:table-cell>
          <table:table-cell office:value-type="float" office:value="13.9154998032008">
            <text:p>13.91549980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5.76">
            <text:p>95.76</text:p>
          </table:table-cell>
          <table:table-cell office:value-type="float" office:value="3.16811944369963">
            <text:p>3.168119443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7.2">
            <text:p>97.20</text:p>
          </table:table-cell>
          <table:table-cell office:value-type="float" office:value="3.54602029778006">
            <text:p>3.54602029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9.36">
            <text:p>99.36</text:p>
          </table:table-cell>
          <table:table-cell office:value-type="float" office:value="10.8735938903755">
            <text:p>10.87359389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02.6">
            <text:p>102.60</text:p>
          </table:table-cell>
          <table:table-cell office:value-type="float" office:value="11.1361340048558">
            <text:p>11.13613400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08.72">
            <text:p>108.72</text:p>
          </table:table-cell>
          <table:table-cell office:value-type="float" office:value="7.01062985468306">
            <text:p>7.01062985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0.16">
            <text:p>110.16</text:p>
          </table:table-cell>
          <table:table-cell office:value-type="float" office:value="1.41417390940768">
            <text:p>1.41417390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1.6">
            <text:p>111.60</text:p>
          </table:table-cell>
          <table:table-cell office:value-type="float" office:value="4.06395347031305">
            <text:p>4.063953470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1.96">
            <text:p>111.96</text:p>
          </table:table-cell>
          <table:table-cell office:value-type="float" office:value="7.91789757604552">
            <text:p>7.917897576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3.76">
            <text:p>113.76</text:p>
          </table:table-cell>
          <table:table-cell office:value-type="float" office:value="13.1121767312505">
            <text:p>13.11217673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5.56">
            <text:p>115.56</text:p>
          </table:table-cell>
          <table:table-cell office:value-type="float" office:value="14.2242570177277">
            <text:p>14.224257017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9.52">
            <text:p>119.52</text:p>
          </table:table-cell>
          <table:table-cell office:value-type="float" office:value="4.9743462499606">
            <text:p>4.97434625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1.32">
            <text:p>121.32</text:p>
          </table:table-cell>
          <table:table-cell office:value-type="float" office:value="2.93058777713898">
            <text:p>2.93058777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2.4">
            <text:p>122.40</text:p>
          </table:table-cell>
          <table:table-cell office:value-type="float" office:value="17.3341842726208">
            <text:p>17.33418427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3.12">
            <text:p>123.12</text:p>
          </table:table-cell>
          <table:table-cell office:value-type="float" office:value="5.47059131997282">
            <text:p>5.47059132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7.44">
            <text:p>127.44</text:p>
          </table:table-cell>
          <table:table-cell office:value-type="float" office:value="7.48376734039136">
            <text:p>7.48376734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8.16">
            <text:p>128.16</text:p>
          </table:table-cell>
          <table:table-cell office:value-type="float" office:value="0.980708328611287">
            <text:p>0.98070832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8.52">
            <text:p>128.52</text:p>
          </table:table-cell>
          <table:table-cell office:value-type="float" office:value="5.19051954399804">
            <text:p>5.190519544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37.16">
            <text:p>137.16</text:p>
          </table:table-cell>
          <table:table-cell office:value-type="float" office:value="3.85984751454262">
            <text:p>3.85984751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38.96">
            <text:p>138.96</text:p>
          </table:table-cell>
          <table:table-cell office:value-type="float" office:value="1.40763226731652">
            <text:p>1.40763226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0.4">
            <text:p>140.40</text:p>
          </table:table-cell>
          <table:table-cell office:value-type="float" office:value="8.97499059309711">
            <text:p>8.97499059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1.48">
            <text:p>141.48</text:p>
          </table:table-cell>
          <table:table-cell office:value-type="float" office:value="5.28955945585991">
            <text:p>5.289559455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2.92">
            <text:p>142.92</text:p>
          </table:table-cell>
          <table:table-cell office:value-type="float" office:value="5.47568024631085">
            <text:p>5.47568024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3.64">
            <text:p>143.64</text:p>
          </table:table-cell>
          <table:table-cell office:value-type="float" office:value="7.7942199163853">
            <text:p>7.79421991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4">
            <text:p>144.00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7.96">
            <text:p>147.96</text:p>
          </table:table-cell>
          <table:table-cell office:value-type="float" office:value="3.14534512783529">
            <text:p>3.14534512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8.68">
            <text:p>148.68</text:p>
          </table:table-cell>
          <table:table-cell office:value-type="float" office:value="3.21214024508739">
            <text:p>3.21214024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9.76">
            <text:p>149.76</text:p>
          </table:table-cell>
          <table:table-cell office:value-type="float" office:value="4.97098245857705">
            <text:p>4.97098245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0.84">
            <text:p>150.84</text:p>
          </table:table-cell>
          <table:table-cell office:value-type="float" office:value="2.23407730655319">
            <text:p>2.234077306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1.2">
            <text:p>151.20</text:p>
          </table:table-cell>
          <table:table-cell office:value-type="float" office:value="0.898059875142653">
            <text:p>0.89805987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1.92">
            <text:p>151.92</text:p>
          </table:table-cell>
          <table:table-cell office:value-type="float" office:value="0.88930671912091">
            <text:p>0.88930671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2.28">
            <text:p>152.28</text:p>
          </table:table-cell>
          <table:table-cell office:value-type="float" office:value="4.28723463020866">
            <text:p>4.28723463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3">
            <text:p>153.00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3.36">
            <text:p>153.36</text:p>
          </table:table-cell>
          <table:table-cell office:value-type="float" office:value="2.04774206446901">
            <text:p>2.04774206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6.6">
            <text:p>156.60</text:p>
          </table:table-cell>
          <table:table-cell office:value-type="float" office:value="4.93277687402611">
            <text:p>4.932776874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8.4">
            <text:p>158.40</text:p>
          </table:table-cell>
          <table:table-cell office:value-type="float" office:value="5.29159335406501">
            <text:p>5.291593354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0.2">
            <text:p>160.20</text:p>
          </table:table-cell>
          <table:table-cell office:value-type="float" office:value="2.24280925629173">
            <text:p>2.24280925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7.4">
            <text:p>167.40</text:p>
          </table:table-cell>
          <table:table-cell office:value-type="float" office:value="2.22981798308128">
            <text:p>2.22981798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9.2">
            <text:p>169.20</text:p>
          </table:table-cell>
          <table:table-cell office:value-type="float" office:value="4.97300622119161">
            <text:p>4.973006221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0.28">
            <text:p>170.28</text:p>
          </table:table-cell>
          <table:table-cell office:value-type="float" office:value="5.6445492949871">
            <text:p>5.64454929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2.08">
            <text:p>172.08</text:p>
          </table:table-cell>
          <table:table-cell office:value-type="float" office:value="4.23097746533548">
            <text:p>4.230977465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2.44">
            <text:p>172.44</text:p>
          </table:table-cell>
          <table:table-cell office:value-type="float" office:value="4.0310048344805">
            <text:p>4.03100483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7.48">
            <text:p>177.48</text:p>
          </table:table-cell>
          <table:table-cell office:value-type="float" office:value="10.0270099925442">
            <text:p>10.02700999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1.08">
            <text:p>181.08</text:p>
          </table:table-cell>
          <table:table-cell office:value-type="float" office:value="0.992454110233822">
            <text:p>0.99245411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1.44">
            <text:p>181.44</text:p>
          </table:table-cell>
          <table:table-cell office:value-type="float" office:value="2.24448780931587">
            <text:p>2.244487809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4.68">
            <text:p>184.68</text:p>
          </table:table-cell>
          <table:table-cell office:value-type="float" office:value="3.47170143539759">
            <text:p>3.47170143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5.76">
            <text:p>185.76</text:p>
          </table:table-cell>
          <table:table-cell office:value-type="float" office:value="2.82585987708835">
            <text:p>2.82585987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8.64">
            <text:p>188.64</text:p>
          </table:table-cell>
          <table:table-cell office:value-type="float" office:value="2.8247955749492">
            <text:p>2.82479557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0.52">
            <text:p>200.52</text:p>
          </table:table-cell>
          <table:table-cell office:value-type="float" office:value="6.62887719236322">
            <text:p>6.62887719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1.96">
            <text:p>201.96</text:p>
          </table:table-cell>
          <table:table-cell office:value-type="float" office:value="2.16047161696381">
            <text:p>2.160471617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2.68">
            <text:p>202.68</text:p>
          </table:table-cell>
          <table:table-cell office:value-type="float" office:value="4.56831090801694">
            <text:p>4.568310908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3.76">
            <text:p>203.76</text:p>
          </table:table-cell>
          <table:table-cell office:value-type="float" office:value="2.19471593381007">
            <text:p>2.194715933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4.84">
            <text:p>204.84</text:p>
          </table:table-cell>
          <table:table-cell office:value-type="float" office:value="26.9296435369092">
            <text:p>26.929643536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6.28">
            <text:p>206.28</text:p>
          </table:table-cell>
          <table:table-cell office:value-type="float" office:value="7.99875218310097">
            <text:p>7.99875218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8.44">
            <text:p>208.44</text:p>
          </table:table-cell>
          <table:table-cell office:value-type="float" office:value="2.64315092062821">
            <text:p>2.64315092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8.8">
            <text:p>208.80</text:p>
          </table:table-cell>
          <table:table-cell office:value-type="float" office:value="4.96913578993429">
            <text:p>4.969135789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1.32">
            <text:p>211.32</text:p>
          </table:table-cell>
          <table:table-cell office:value-type="float" office:value="5.47219517257829">
            <text:p>5.47219517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5.28">
            <text:p>215.28</text:p>
          </table:table-cell>
          <table:table-cell office:value-type="float" office:value="4.88920294225617">
            <text:p>4.88920294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6.36">
            <text:p>216.36</text:p>
          </table:table-cell>
          <table:table-cell office:value-type="float" office:value="2.25391051539164">
            <text:p>2.25391051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7.8">
            <text:p>217.80</text:p>
          </table:table-cell>
          <table:table-cell office:value-type="float" office:value="9.09291532360099">
            <text:p>9.092915323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9.24">
            <text:p>219.24</text:p>
          </table:table-cell>
          <table:table-cell office:value-type="float" office:value="10.7773456826924">
            <text:p>10.77734568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28.96">
            <text:p>228.96</text:p>
          </table:table-cell>
          <table:table-cell office:value-type="float" office:value="2.20887330459621">
            <text:p>2.208873304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29.32">
            <text:p>229.32</text:p>
          </table:table-cell>
          <table:table-cell office:value-type="float" office:value="4.85115501609663">
            <text:p>4.851155016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5.44">
            <text:p>235.44</text:p>
          </table:table-cell>
          <table:table-cell office:value-type="float" office:value="7.2803305385262">
            <text:p>7.280330538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6.52">
            <text:p>236.52</text:p>
          </table:table-cell>
          <table:table-cell office:value-type="float" office:value="7.95000976305686">
            <text:p>7.95000976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0.84">
            <text:p>240.84</text:p>
          </table:table-cell>
          <table:table-cell office:value-type="float" office:value="2.84089053518174">
            <text:p>2.840890535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1.2">
            <text:p>241.20</text:p>
          </table:table-cell>
          <table:table-cell office:value-type="float" office:value="5.01095783549911">
            <text:p>5.01095783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4.44">
            <text:p>244.44</text:p>
          </table:table-cell>
          <table:table-cell office:value-type="float" office:value="4.15279160327401">
            <text:p>4.15279160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9.84">
            <text:p>249.84</text:p>
          </table:table-cell>
          <table:table-cell office:value-type="float" office:value="4.16846581491251">
            <text:p>4.16846581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5.96">
            <text:p>255.96</text:p>
          </table:table-cell>
          <table:table-cell office:value-type="float" office:value="4.39558628114952">
            <text:p>4.39558628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8.48">
            <text:p>258.48</text:p>
          </table:table-cell>
          <table:table-cell office:value-type="float" office:value="7.02673796101207">
            <text:p>7.02673796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9.56">
            <text:p>259.56</text:p>
          </table:table-cell>
          <table:table-cell office:value-type="float" office:value="5.59053902593249">
            <text:p>5.590539025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1">
            <text:p>261.00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3.16">
            <text:p>263.16</text:p>
          </table:table-cell>
          <table:table-cell office:value-type="float" office:value="2.77155936524029">
            <text:p>2.771559365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4.96">
            <text:p>264.96</text:p>
          </table:table-cell>
          <table:table-cell office:value-type="float" office:value="6.28860297510773">
            <text:p>6.28860297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5.32">
            <text:p>265.32</text:p>
          </table:table-cell>
          <table:table-cell office:value-type="float" office:value="6.23473508286144">
            <text:p>6.234735082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8.2">
            <text:p>268.20</text:p>
          </table:table-cell>
          <table:table-cell office:value-type="float" office:value="0.918884692708633">
            <text:p>0.91888469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8.92">
            <text:p>268.92</text:p>
          </table:table-cell>
          <table:table-cell office:value-type="float" office:value="1.98403903273351">
            <text:p>1.98403903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9.64">
            <text:p>269.64</text:p>
          </table:table-cell>
          <table:table-cell office:value-type="float" office:value="1.97421899950708">
            <text:p>1.97421899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3.96">
            <text:p>273.96</text:p>
          </table:table-cell>
          <table:table-cell office:value-type="float" office:value="7.65681721471538">
            <text:p>7.65681721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4.68">
            <text:p>274.68</text:p>
          </table:table-cell>
          <table:table-cell office:value-type="float" office:value="44.3504920430188">
            <text:p>44.35049204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5.4">
            <text:p>275.40</text:p>
          </table:table-cell>
          <table:table-cell office:value-type="float" office:value="3.86878120530054">
            <text:p>3.868781205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6.2">
            <text:p>286.20</text:p>
          </table:table-cell>
          <table:table-cell office:value-type="float" office:value="7.87926124551402">
            <text:p>7.87926124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0.88">
            <text:p>290.88</text:p>
          </table:table-cell>
          <table:table-cell office:value-type="float" office:value="2.88839208304902">
            <text:p>2.88839208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1.96">
            <text:p>291.96</text:p>
          </table:table-cell>
          <table:table-cell office:value-type="float" office:value="2.29357474228211">
            <text:p>2.29357474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0.96">
            <text:p>300.96</text:p>
          </table:table-cell>
          <table:table-cell office:value-type="float" office:value="6.23716033939352">
            <text:p>6.23716033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6">
            <text:p>306.00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8.16">
            <text:p>308.16</text:p>
          </table:table-cell>
          <table:table-cell office:value-type="float" office:value="2.05125809724998">
            <text:p>2.051258097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8.88">
            <text:p>308.88</text:p>
          </table:table-cell>
          <table:table-cell office:value-type="float" office:value="3.20073532007173">
            <text:p>3.20073532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11.04">
            <text:p>311.04</text:p>
          </table:table-cell>
          <table:table-cell office:value-type="float" office:value="6.52839142553044">
            <text:p>6.52839142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12.48">
            <text:p>312.48</text:p>
          </table:table-cell>
          <table:table-cell office:value-type="float" office:value="2.84626672386428">
            <text:p>2.84626672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0.76">
            <text:p>320.76</text:p>
          </table:table-cell>
          <table:table-cell office:value-type="float" office:value="2.22738353193904">
            <text:p>2.22738353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1.84">
            <text:p>321.84</text:p>
          </table:table-cell>
          <table:table-cell office:value-type="float" office:value="3.10172458293509">
            <text:p>3.101724582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4.72">
            <text:p>324.72</text:p>
          </table:table-cell>
          <table:table-cell office:value-type="float" office:value="2.04964837345696">
            <text:p>2.04964837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8.68">
            <text:p>328.68</text:p>
          </table:table-cell>
          <table:table-cell office:value-type="float" office:value="2.26425526755551">
            <text:p>2.264255267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9.04">
            <text:p>329.04</text:p>
          </table:table-cell>
          <table:table-cell office:value-type="float" office:value="6.22775883471606">
            <text:p>6.22775883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0.12">
            <text:p>330.12</text:p>
          </table:table-cell>
          <table:table-cell office:value-type="float" office:value="4.3263493023688">
            <text:p>4.32634930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3">
            <text:p>333.00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5.52">
            <text:p>335.52</text:p>
          </table:table-cell>
          <table:table-cell office:value-type="float" office:value="14.0300734474236">
            <text:p>14.030073447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5.88">
            <text:p>335.88</text:p>
          </table:table-cell>
          <table:table-cell office:value-type="float" office:value="9.98006924423508">
            <text:p>9.980069244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6.96">
            <text:p>336.96</text:p>
          </table:table-cell>
          <table:table-cell office:value-type="float" office:value="2.81443405315601">
            <text:p>2.81443405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8.04">
            <text:p>338.04</text:p>
          </table:table-cell>
          <table:table-cell office:value-type="float" office:value="1.3921158662688">
            <text:p>1.39211586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2.72">
            <text:p>342.72</text:p>
          </table:table-cell>
          <table:table-cell office:value-type="float" office:value="7.61515110284592">
            <text:p>7.615151102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3.08">
            <text:p>343.08</text:p>
          </table:table-cell>
          <table:table-cell office:value-type="float" office:value="3.96038020335008">
            <text:p>3.960380203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7.04">
            <text:p>347.04</text:p>
          </table:table-cell>
          <table:table-cell office:value-type="float" office:value="2.88099153316797">
            <text:p>2.88099153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7.4">
            <text:p>347.40</text:p>
          </table:table-cell>
          <table:table-cell office:value-type="float" office:value="1.00837003296274">
            <text:p>1.00837003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1.72">
            <text:p>351.72</text:p>
          </table:table-cell>
          <table:table-cell office:value-type="float" office:value="7.05433323005656">
            <text:p>7.05433323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2.44">
            <text:p>352.44</text:p>
          </table:table-cell>
          <table:table-cell office:value-type="float" office:value="1.92330460256683">
            <text:p>1.92330460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16">
            <text:p>353.16</text:p>
          </table:table-cell>
          <table:table-cell office:value-type="float" office:value="4.98975193503385">
            <text:p>4.98975193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52">
            <text:p>353.52</text:p>
          </table:table-cell>
          <table:table-cell office:value-type="float" office:value="4.98640830580981">
            <text:p>4.986408305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88">
            <text:p>353.88</text:p>
          </table:table-cell>
          <table:table-cell office:value-type="float" office:value="9.93374539152908">
            <text:p>9.93374539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4.24">
            <text:p>354.24</text:p>
          </table:table-cell>
          <table:table-cell office:value-type="float" office:value="12.7013326580058">
            <text:p>12.701332658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5.32">
            <text:p>355.32</text:p>
          </table:table-cell>
          <table:table-cell office:value-type="float" office:value="4.47800431641269">
            <text:p>4.47800431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.08">
            <text:p>28.08</text:p>
          </table:table-cell>
          <table:table-cell office:value-type="float" office:value="7.16718254247728">
            <text:p>7.16718254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83.16">
            <text:p>83.16</text:p>
          </table:table-cell>
          <table:table-cell office:value-type="float" office:value="6.26914757707285">
            <text:p>6.269147577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05.48">
            <text:p>105.48</text:p>
          </table:table-cell>
          <table:table-cell office:value-type="float" office:value="7.12375796179146">
            <text:p>7.12375796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05.84">
            <text:p>105.84</text:p>
          </table:table-cell>
          <table:table-cell office:value-type="float" office:value="4.11561864972869">
            <text:p>4.115618649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56.96">
            <text:p>156.96</text:p>
          </table:table-cell>
          <table:table-cell office:value-type="float" office:value="4.03155545391045">
            <text:p>4.031555453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4.16">
            <text:p>164.16</text:p>
          </table:table-cell>
          <table:table-cell office:value-type="float" office:value="2.32899087390907">
            <text:p>2.328990873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4.52">
            <text:p>164.52</text:p>
          </table:table-cell>
          <table:table-cell office:value-type="float" office:value="5.13646240932952">
            <text:p>5.136462409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86.48">
            <text:p>186.48</text:p>
          </table:table-cell>
          <table:table-cell office:value-type="float" office:value="2.3471142038042">
            <text:p>2.347114203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92.96">
            <text:p>192.96</text:p>
          </table:table-cell>
          <table:table-cell office:value-type="float" office:value="4.28867759812083">
            <text:p>4.288677598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94.76">
            <text:p>194.76</text:p>
          </table:table-cell>
          <table:table-cell office:value-type="float" office:value="0.980154053709802">
            <text:p>0.980154053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21.04">
            <text:p>221.04</text:p>
          </table:table-cell>
          <table:table-cell office:value-type="float" office:value="5.0849650597284">
            <text:p>5.084965059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30.4">
            <text:p>230.40</text:p>
          </table:table-cell>
          <table:table-cell office:value-type="float" office:value="16.1206501124919">
            <text:p>16.12065011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35.08">
            <text:p>235.08</text:p>
          </table:table-cell>
          <table:table-cell office:value-type="float" office:value="8.80492307089691">
            <text:p>8.804923070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68.56">
            <text:p>268.56</text:p>
          </table:table-cell>
          <table:table-cell office:value-type="float" office:value="4.01055104315407">
            <text:p>4.010551043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336.6">
            <text:p>336.60</text:p>
          </table:table-cell>
          <table:table-cell office:value-type="float" office:value="3.51195732673802">
            <text:p>3.511957326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9.56">
            <text:p>169.56</text:p>
          </table:table-cell>
          <table:table-cell office:value-type="float" office:value="22.8433528901256">
            <text:p>22.8433528901</text:p>
          </table:table-cell>
          <table:table-cell office:value-type="float" office:value="13">
            <text:p>13</text:p>
          </table:table-cell>
        </table:table-row>
        <table:table-row table:style-name="ro2" table:number-rows-repeated="104757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3" table:target-range-address="'Tests 2D new'.I1:'Tests 2D new'.K100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0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000-00-00T00:27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4-07T00:37:42</dc:date>
    <meta:editing-duration>PT11H18M31S</meta:editing-duration>
    <meta:editing-cycles>49</meta:editing-cycles>
    <meta:generator>LibreOffice/4.0.6.2$Linux_x86 LibreOffice_project/400m0$Build-2</meta:generator>
    <meta:document-statistic meta:table-count="4" meta:cell-count="5934" meta:object-count="0"/>
  </office:meta>
</office:document-meta>
</file>